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Courier New" svg:font-family="'Courier New'" style:font-family-generic="system" style:font-pitch="variable"/>
    <style:font-face style:name="Exo" svg:font-family="Exo, sans-serif"/>
    <style:font-face style:name="Garamond" svg:font-family="Garamond" style:font-family-generic="roman" style:font-pitch="variable"/>
    <style:font-face style:name="Garamond1" svg:font-family="Garamond, serif"/>
    <style:font-face style:name="Garamond2" svg:font-family="Garamond, serif" style:font-family-generic="roman"/>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C" svg:font-family="'Noto Sans SC'" style:font-family-generic="system" style:font-pitch="variable"/>
    <style:font-face style:name="Noto Sans Symbols" svg:font-family="'Noto Sans Symbols'" style:font-family-generic="system" style:font-pitch="variable"/>
    <style:font-face style:name="Noto Serif SC" svg:font-family="'Noto Serif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automatic-styles>
    <style:style style:name="Table1" style:family="table">
      <style:table-properties style:width="17.992cm" fo:margin-left="-0.053cm" fo:margin-top="0cm" fo:margin-bottom="0cm" table:align="left" style:writing-mode="page"/>
    </style:style>
    <style:style style:name="Table1.A" style:family="table-column">
      <style:table-column-properties style:column-width="1.251cm"/>
    </style:style>
    <style:style style:name="Table1.B" style:family="table-column">
      <style:table-column-properties style:column-width="3.214cm"/>
    </style:style>
    <style:style style:name="Table1.C" style:family="table-column">
      <style:table-column-properties style:column-width="8.544cm"/>
    </style:style>
    <style:style style:name="Table1.D" style:family="table-column">
      <style:table-column-properties style:column-width="1.385cm"/>
    </style:style>
    <style:style style:name="Table1.E" style:family="table-column">
      <style:table-column-properties style:column-width="1.713cm"/>
    </style:style>
    <style:style style:name="Table1.F" style:family="table-column">
      <style:table-column-properties style:column-width="1.88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9.399cm" table:align="margins"/>
    </style:style>
    <style:style style:name="Table2.A" style:family="table-column">
      <style:table-column-properties style:column-width="6.466cm" style:rel-column-width="21845*"/>
    </style:style>
    <style:style style:name="Table2.C" style:family="table-column">
      <style:table-column-properties style:column-width="6.466cm" style:rel-column-width="21844*"/>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P1" style:family="paragraph" style:parent-style-name="Heading_20_1">
      <style:text-properties officeooo:paragraph-rsid="0039e38a"/>
    </style:style>
    <style:style style:name="P2"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3" fo:font-size="11pt" fo:font-style="normal" style:text-underline-style="none" fo:font-weight="normal" style:text-blinking="false" fo:background-color="transparent"/>
    </style:style>
    <style:style style:name="P3"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3" fo:font-size="11pt" fo:font-style="normal" style:text-underline-style="none" fo:font-weight="normal" officeooo:rsid="002de742" officeooo:paragraph-rsid="002de742" style:text-blinking="false" fo:background-color="transparent"/>
    </style:style>
    <style:style style:name="P4" style:family="paragraph" style:parent-style-name="Text_20_body">
      <style:text-properties officeooo:paragraph-rsid="0039e38a"/>
    </style:style>
    <style:style style:name="P5" style:family="paragraph" style:parent-style-name="Text_20_body" style:list-style-name="L1">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normal" style:text-blinking="false" fo:background-color="transparent"/>
    </style:style>
    <style:style style:name="P6" style:family="paragraph" style:parent-style-name="Text_20_body" style:list-style-name="L2">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normal" style:text-blinking="false" fo:background-color="transparent"/>
    </style:style>
    <style:style style:name="P7" style:family="paragraph" style:parent-style-name="Text_20_body" style:list-style-name="L2">
      <loext:graphic-properties draw:fill="none" draw:fill-color="#ffffff"/>
      <style:paragraph-properties fo:margin-left="0cm" fo:margin-right="0cm"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normal" style:text-blinking="false"/>
    </style:style>
    <style:style style:name="P8" style:family="paragraph" style:parent-style-name="Text_20_body" style:list-style-name="L3">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normal" style:text-blinking="false" fo:background-color="transparent"/>
    </style:style>
    <style:style style:name="P9" style:family="paragraph" style:parent-style-name="Text_20_body" style:list-style-name="L4">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normal" style:text-blinking="false" fo:background-color="transparent"/>
    </style:style>
    <style:style style:name="P10" style:family="paragraph" style:parent-style-name="Text_20_body" style:list-style-name="L5">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normal" style:text-blinking="false" fo:background-color="transparent"/>
    </style:style>
    <style:style style:name="P11" style:family="paragraph" style:parent-style-name="Text_20_body" style:list-style-name="L5">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normal" officeooo:paragraph-rsid="0023b37c" style:text-blinking="false" fo:background-color="transparent"/>
    </style:style>
    <style:style style:name="P12" style:family="paragraph" style:parent-style-name="Text_20_body">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normal" officeooo:paragraph-rsid="0023b37c" style:text-blinking="false" fo:background-color="transparent"/>
    </style:style>
    <style:style style:name="P13"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normal" officeooo:paragraph-rsid="0023b37c" style:text-blinking="false" fo:background-color="transparent"/>
    </style:style>
    <style:style style:name="P14" style:family="paragraph" style:parent-style-name="Text_20_body">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normal" officeooo:paragraph-rsid="0023b37c" style:text-blinking="false" fo:background-color="transparent"/>
    </style:style>
    <style:style style:name="P15" style:family="paragraph" style:parent-style-name="Text_20_body">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normal" officeooo:rsid="002a938d" officeooo:paragraph-rsid="002a938d" style:text-blinking="false" fo:background-color="transparent"/>
    </style:style>
    <style:style style:name="P16"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normal" officeooo:rsid="002a938d" officeooo:paragraph-rsid="002a938d" style:text-blinking="false" fo:background-color="transparent"/>
    </style:style>
    <style:style style:name="P17" style:family="paragraph" style:parent-style-name="Text_20_body">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3" fo:font-size="11pt" fo:language="en" fo:country="US" fo:font-style="normal" style:text-underline-style="none" fo:font-weight="normal" officeooo:rsid="00337e47" officeooo:paragraph-rsid="00337e47" style:text-blinking="false" fo:background-color="transparent"/>
    </style:style>
    <style:style style:name="P18" style:family="paragraph" style:parent-style-name="Text_20_body" style:list-style-name="L8">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3" fo:font-size="11pt" fo:language="en" fo:country="US" fo:font-style="normal" style:text-underline-style="none" fo:font-weight="normal" officeooo:rsid="00337e47" officeooo:paragraph-rsid="00337e47" style:text-blinking="false" fo:background-color="transparent"/>
    </style:style>
    <style:style style:name="P19" style:family="paragraph" style:parent-style-name="Text_20_body">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3" fo:font-size="11pt" fo:language="en" fo:country="US" fo:font-style="normal" style:text-underline-style="none" fo:font-weight="normal" officeooo:rsid="00337e47" officeooo:paragraph-rsid="0039129e" style:text-blinking="false" fo:background-color="transparent"/>
    </style:style>
    <style:style style:name="P20" style:family="paragraph" style:parent-style-name="Text_20_body">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3" fo:font-size="11pt" fo:language="en" fo:country="US" fo:font-style="normal" style:text-underline-style="none" fo:font-weight="normal" officeooo:rsid="00363018" officeooo:paragraph-rsid="0039129e" style:text-blinking="false" fo:background-color="transparent"/>
    </style:style>
    <style:style style:name="P21" style:family="paragraph" style:parent-style-name="Text_20_body" style:list-style-name="L9">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3" fo:font-size="11pt" fo:language="en" fo:country="US" fo:font-style="normal" style:text-underline-style="none" fo:font-weight="normal" officeooo:rsid="00363018" officeooo:paragraph-rsid="00337e47" style:text-blinking="false" fo:background-color="transparent"/>
    </style:style>
    <style:style style:name="P22"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3" fo:font-size="11pt" fo:font-style="normal" style:text-underline-style="none" fo:font-weight="normal" officeooo:paragraph-rsid="004d8510" style:text-blinking="false" fo:background-color="transparent"/>
    </style:style>
    <style:style style:name="P23" style:family="paragraph" style:parent-style-name="Text_20_body" style:list-style-name="L10">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normal" style:text-blinking="false" fo:background-color="transparent"/>
    </style:style>
    <style:style style:name="P24" style:family="paragraph" style:parent-style-name="Text_20_body" style:list-style-name="L11">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normal" style:text-blinking="false" fo:background-color="transparent"/>
    </style:style>
    <style:style style:name="P25" style:family="paragraph" style:parent-style-name="Text_20_body" style:list-style-name="L12">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normal" officeooo:paragraph-rsid="002a938d" style:text-blinking="false" fo:background-color="transparent"/>
    </style:style>
    <style:style style:name="P26" style:family="paragraph" style:parent-style-name="Text_20_body">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normal" officeooo:paragraph-rsid="002a938d" style:text-blinking="false" fo:background-color="transparent"/>
    </style:style>
    <style:style style:name="P27" style:family="paragraph" style:parent-style-name="Text_20_body">
      <style:paragraph-properties fo:margin-left="0cm" fo:margin-right="0cm" fo:margin-top="0cm" fo:margin-bottom="0cm" style:contextual-spacing="false" fo:line-height="138%" fo:text-indent="0cm" style:auto-text-indent="false"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bold" style:text-blinking="false" fo:background-color="transparent" style:font-weight-asian="bold" style:font-weight-complex="bold"/>
    </style:style>
    <style:style style:name="P28" style:family="paragraph" style:parent-style-name="Text_20_body">
      <style:paragraph-properties fo:margin-left="0cm" fo:margin-right="0cm" fo:margin-top="0cm" fo:margin-bottom="0cm" style:contextual-spacing="false" fo:line-height="138%" fo:text-indent="0cm" style:auto-text-indent="false"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normal" style:text-blinking="false" fo:background-color="transparent"/>
    </style:style>
    <style:style style:name="P29" style:family="paragraph" style:parent-style-name="Text_20_body" style:list-style-name="L13">
      <style:paragraph-properties fo:margin-top="0cm" fo:margin-bottom="0cm" style:contextual-spacing="false" fo:line-height="138%"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normal" style:text-blinking="false" fo:background-color="transparent"/>
    </style:style>
    <style:style style:name="P30" style:family="paragraph" style:parent-style-name="Text_20_body" style:list-style-name="L13">
      <style:paragraph-properties fo:margin-top="0cm" fo:margin-bottom="0cm" style:contextual-spacing="false" fo:line-height="138%"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normal" officeooo:paragraph-rsid="002a938d" style:text-blinking="false" fo:background-color="transparent"/>
    </style:style>
    <style:style style:name="P31" style:family="paragraph" style:parent-style-name="Text_20_body">
      <style:paragraph-properties fo:margin-top="0cm" fo:margin-bottom="0cm" style:contextual-spacing="false" fo:line-height="138%"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bold" officeooo:paragraph-rsid="002a938d" style:text-blinking="false" fo:background-color="transparent" style:font-weight-asian="bold" style:font-weight-complex="bold"/>
    </style:style>
    <style:style style:name="P32" style:family="paragraph" style:parent-style-name="Text_20_body" style:list-style-name="L14">
      <style:paragraph-properties fo:margin-top="0cm" fo:margin-bottom="0cm" style:contextual-spacing="false" fo:line-height="138%"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normal" style:text-blinking="false" fo:background-color="transparent"/>
    </style:style>
    <style:style style:name="P33" style:family="paragraph" style:parent-style-name="Text_20_body" style:list-style-name="L15">
      <style:paragraph-properties fo:margin-top="0cm" fo:margin-bottom="0cm" style:contextual-spacing="false" fo:line-height="138%"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normal" style:text-blinking="false" fo:background-color="transparent"/>
    </style:style>
    <style:style style:name="P34" style:family="paragraph" style:parent-style-name="Text_20_body" style:list-style-name="L16">
      <style:paragraph-properties fo:margin-top="0cm" fo:margin-bottom="0cm" style:contextual-spacing="false" fo:line-height="138%"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normal" style:text-blinking="false" fo:background-color="transparent"/>
    </style:style>
    <style:style style:name="P35" style:family="paragraph" style:parent-style-name="Text_20_body" style:list-style-name="L16">
      <style:paragraph-properties fo:margin-top="0cm" fo:margin-bottom="0cm" style:contextual-spacing="false" fo:line-height="138%"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normal" officeooo:paragraph-rsid="002a938d" style:text-blinking="false" fo:background-color="transparent"/>
    </style:style>
    <style:style style:name="P36" style:family="paragraph" style:parent-style-name="Text_20_body">
      <style:paragraph-properties fo:margin-top="0cm" fo:margin-bottom="0cm" style:contextual-spacing="false" fo:line-height="138%"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normal" officeooo:paragraph-rsid="002a938d" style:text-blinking="false" fo:background-color="transparent"/>
    </style:style>
    <style:style style:name="P37" style:family="paragraph" style:parent-style-name="Text_20_body" style:list-style-name="L17">
      <style:paragraph-properties fo:margin-top="0cm" fo:margin-bottom="0cm" style:contextual-spacing="false" fo:line-height="138%"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normal" style:text-blinking="false" fo:background-color="transparent"/>
    </style:style>
    <style:style style:name="P38"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3" fo:font-size="11pt" fo:font-style="italic" style:text-underline-style="none" fo:font-weight="bold" style:text-blinking="false" fo:background-color="transparent"/>
    </style:style>
    <style:style style:name="P39" style:family="paragraph" style:parent-style-name="Text_20_body" style:list-style-name="L18">
      <style:paragraph-properties fo:margin-top="0cm" fo:margin-bottom="0cm" style:contextual-spacing="false" fo:line-height="138%" style:writing-mode="lr-tb"/>
    </style:style>
    <style:style style:name="P40" style:family="paragraph" style:parent-style-name="Text_20_body" style:list-style-name="L18">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3" fo:font-size="11pt" fo:font-style="normal" style:text-underline-style="none" fo:font-weight="normal" style:text-blinking="false" fo:background-color="transparent"/>
    </style:style>
    <style:style style:name="P41" style:family="paragraph" style:parent-style-name="Heading_20_2">
      <style:paragraph-properties fo:margin-left="0cm" fo:margin-right="0cm" fo:margin-top="0cm" fo:margin-bottom="0cm" style:contextual-spacing="false" fo:line-height="138%" fo:text-indent="0cm" style:auto-text-indent="false" style:writing-mode="lr-tb"/>
      <style:text-properties fo:font-variant="normal" fo:text-transform="none" style:use-window-font-color="true" loext:opacity="0%" style:text-line-through-style="none" style:text-line-through-type="none" style:font-name="apple-system" fo:font-size="11pt" fo:letter-spacing="normal" fo:font-style="normal" style:text-underline-style="none" fo:font-weight="normal" officeooo:rsid="00534785" style:text-blinking="false" fo:background-color="transparent"/>
    </style:style>
    <style:style style:name="P42" style:family="paragraph" style:parent-style-name="Text_20_body" style:list-style-name="L19">
      <style:paragraph-properties fo:margin-left="0cm" fo:margin-right="0cm" fo:margin-top="0cm" fo:margin-bottom="0.423cm" style:contextual-spacing="false" fo:line-height="138%" fo:orphans="2" fo:widows="2" fo:text-indent="0cm" style:auto-text-indent="false"/>
      <style:text-properties fo:font-variant="normal" fo:text-transform="none" style:use-window-font-color="true" loext:opacity="0%" style:font-name="apple-system" fo:font-size="12pt" fo:letter-spacing="normal" fo:font-style="normal" fo:font-weight="normal" officeooo:rsid="00534785" officeooo:paragraph-rsid="00582f69"/>
    </style:style>
    <style:style style:name="P43" style:family="paragraph" style:parent-style-name="Text_20_body" style:list-style-name="L19">
      <style:paragraph-properties fo:margin-left="0cm" fo:margin-right="0cm" fo:margin-top="0cm" fo:margin-bottom="0.423cm" style:contextual-spacing="false" fo:line-height="138%" fo:orphans="2" fo:widows="2" fo:text-indent="0cm" style:auto-text-indent="false"/>
      <style:text-properties fo:font-variant="normal" fo:text-transform="none" style:use-window-font-color="true" loext:opacity="0%" style:font-name="apple-system" fo:font-size="12pt" fo:letter-spacing="normal" fo:font-style="normal" fo:font-weight="normal" officeooo:rsid="00534785"/>
    </style:style>
    <style:style style:name="P44" style:family="paragraph" style:parent-style-name="Heading_20_3">
      <style:paragraph-properties fo:margin-left="0cm" fo:margin-right="0cm" fo:margin-top="0.635cm" fo:margin-bottom="0.423cm" style:contextual-spacing="false" fo:line-height="125%" fo:orphans="2" fo:widows="2" fo:text-indent="0cm" style:auto-text-indent="false"/>
      <style:text-properties fo:font-variant="normal" fo:text-transform="none" style:use-window-font-color="true" loext:opacity="0%" style:font-name="apple-system" fo:font-size="11pt" fo:letter-spacing="normal" fo:font-style="normal" fo:font-weight="normal" officeooo:rsid="00534785"/>
    </style:style>
    <style:style style:name="P45" style:family="paragraph" style:parent-style-name="Text_20_body" style:list-style-name="L20">
      <style:paragraph-properties fo:margin-left="0cm" fo:margin-right="0cm" fo:margin-top="0cm" fo:margin-bottom="0.423cm" style:contextual-spacing="false" fo:line-height="138%" fo:orphans="2" fo:widows="2" fo:text-indent="0cm" style:auto-text-indent="false"/>
      <style:text-properties fo:font-variant="normal" fo:text-transform="none" style:use-window-font-color="true" loext:opacity="0%" style:font-name="apple-system" fo:font-size="12pt" fo:letter-spacing="normal" fo:font-style="normal" fo:font-weight="normal" officeooo:rsid="00534785"/>
    </style:style>
    <style:style style:name="P46" style:family="paragraph" style:parent-style-name="Text_20_body" style:list-style-name="L20">
      <style:paragraph-properties fo:margin-left="0cm" fo:margin-right="0cm" fo:margin-top="0cm" fo:margin-bottom="0cm" style:contextual-spacing="false" fo:line-height="138%" fo:orphans="2" fo:widows="2" fo:text-indent="0cm" style:auto-text-indent="false"/>
      <style:text-properties fo:font-variant="normal" fo:text-transform="none" style:use-window-font-color="true" loext:opacity="0%" style:font-name="apple-system" fo:font-size="12pt" fo:letter-spacing="normal" fo:font-style="normal" fo:font-weight="normal" officeooo:rsid="00534785"/>
    </style:style>
    <style:style style:name="P47" style:family="paragraph" style:parent-style-name="Text_20_body" style:list-style-name="L21">
      <style:paragraph-properties fo:margin-left="0cm" fo:margin-right="0cm" fo:margin-top="0cm" fo:margin-bottom="0.423cm" style:contextual-spacing="false" fo:line-height="138%" fo:orphans="2" fo:widows="2" fo:text-indent="0cm" style:auto-text-indent="false"/>
      <style:text-properties fo:font-variant="normal" fo:text-transform="none" style:use-window-font-color="true" loext:opacity="0%" style:font-name="apple-system" fo:font-size="12pt" fo:letter-spacing="normal" fo:font-style="normal" fo:font-weight="normal" officeooo:rsid="00534785"/>
    </style:style>
    <style:style style:name="P48" style:family="paragraph" style:parent-style-name="Horizontal_20_Line">
      <style:paragraph-properties fo:margin-top="0cm" fo:margin-bottom="0cm" style:contextual-spacing="false" fo:line-height="138%"/>
      <style:text-properties style:use-window-font-color="true" loext:opacity="0%" style:font-name="Arial3" fo:font-size="11pt" officeooo:rsid="00534785"/>
    </style:style>
    <style:style style:name="P49" style:family="paragraph" style:parent-style-name="Heading_20_2">
      <style:paragraph-properties fo:margin-left="0cm" fo:margin-right="0cm" fo:margin-top="0.635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3b4042"/>
      <style:text-properties fo:font-variant="normal" fo:text-transform="none" style:use-window-font-color="true" loext:opacity="0%" style:font-name="apple-system" fo:font-size="11pt" fo:letter-spacing="normal" fo:font-style="normal" fo:font-weight="normal" officeooo:rsid="00534785"/>
    </style:style>
    <style:style style:name="P50" style:family="paragraph" style:parent-style-name="Text_20_body" style:list-style-name="L22">
      <style:paragraph-properties fo:margin-left="0cm" fo:margin-right="0cm" fo:margin-top="0cm" fo:margin-bottom="0.423cm" style:contextual-spacing="false" fo:line-height="138%" fo:orphans="2" fo:widows="2" fo:text-indent="0cm" style:auto-text-indent="false"/>
      <style:text-properties fo:color="#000000" loext:opacity="100%" style:font-name="Arial3" fo:font-size="11pt" officeooo:rsid="00534785"/>
    </style:style>
    <style:style style:name="P51" style:family="paragraph" style:parent-style-name="Text_20_body">
      <style:paragraph-properties fo:margin-top="0cm" fo:margin-bottom="0cm" style:contextual-spacing="false" fo:line-height="138%"/>
      <style:text-properties style:use-window-font-color="true" loext:opacity="0%" style:font-name="Arial3" fo:font-size="11pt" officeooo:rsid="00534785"/>
    </style:style>
    <style:style style:name="P52"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style:use-window-font-color="true" loext:opacity="0%" style:text-line-through-style="none" style:text-line-through-type="none" style:font-name="Arial3" fo:font-size="11pt" fo:letter-spacing="normal" style:text-underline-style="none" style:text-blinking="false" fo:background-color="transparent" style:font-name-asian="Arial3" style:font-size-asian="12pt" style:font-style-asian="normal" style:font-weight-asian="normal"/>
    </style:style>
    <style:style style:name="P53" style:family="paragraph" style:parent-style-name="Text_20_body">
      <style:paragraph-properties fo:margin-left="0cm" fo:margin-right="0cm" fo:margin-top="0cm" fo:margin-bottom="0.423cm" style:contextual-spacing="false" fo:line-height="138%" fo:orphans="2" fo:widows="2" fo:text-indent="0cm" style:auto-text-indent="false"/>
      <style:text-properties fo:color="#000000" loext:opacity="100%" style:font-name="Arial3" fo:font-size="11pt" style:font-name-asian="Arial3" style:font-size-asian="12pt"/>
    </style:style>
    <style:style style:name="P54" style:family="paragraph" style:parent-style-name="Text_20_body" style:list-style-name="L23">
      <style:paragraph-properties fo:margin-left="0cm" fo:margin-right="0cm" fo:margin-top="0cm" fo:margin-bottom="0.423cm" style:contextual-spacing="false" fo:line-height="138%" fo:orphans="2" fo:widows="2" fo:text-indent="0cm" style:auto-text-indent="false"/>
      <style:text-properties fo:color="#000000" loext:opacity="100%" style:font-name="Arial3" fo:font-size="11pt" style:font-name-asian="Arial3" style:font-size-asian="12pt"/>
    </style:style>
    <style:style style:name="P55" style:family="paragraph" style:parent-style-name="Text_20_body" style:list-style-name="L24">
      <style:paragraph-properties fo:margin-left="0cm" fo:margin-right="0cm" fo:margin-top="0cm" fo:margin-bottom="0cm" style:contextual-spacing="false" fo:line-height="138%" fo:orphans="2" fo:widows="2" fo:text-indent="0cm" style:auto-text-indent="false"/>
      <style:text-properties fo:font-variant="normal" fo:text-transform="none" style:use-window-font-color="true" loext:opacity="0%" style:font-name="Arial3" fo:font-size="11pt" fo:letter-spacing="normal" style:font-name-asian="Arial3" style:font-size-asian="12pt"/>
    </style:style>
    <style:style style:name="P56" style:family="paragraph" style:parent-style-name="Text_20_body" style:list-style-name="L24">
      <style:paragraph-properties fo:margin-left="0cm" fo:margin-right="0cm" fo:margin-top="0cm" fo:margin-bottom="0cm" style:contextual-spacing="false" fo:line-height="138%" fo:orphans="2" fo:widows="2" fo:text-indent="0cm" style:auto-text-indent="false"/>
      <style:text-properties fo:font-variant="normal" fo:text-transform="none" style:use-window-font-color="true" loext:opacity="0%" style:font-name="Arial3" fo:font-size="11pt" fo:letter-spacing="normal" style:font-name-asian="apple-system" style:font-size-asian="12pt" style:font-style-asian="normal" style:font-weight-asian="normal"/>
    </style:style>
    <style:style style:name="P57"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style:use-window-font-color="true" loext:opacity="0%" style:text-line-through-style="none" style:text-line-through-type="none" style:font-name="Arial3" fo:font-size="11pt" style:text-underline-style="none" style:text-blinking="false" fo:background-color="transparent" style:font-name-asian="Arial3" style:font-size-asian="12pt" style:font-style-asian="normal" style:font-weight-asian="normal"/>
    </style:style>
    <style:style style:name="P58" style:family="paragraph" style:parent-style-name="Heading_20_3">
      <style:paragraph-properties fo:margin-top="0cm" fo:margin-bottom="0cm" style:contextual-spacing="false" fo:line-height="138%"/>
      <style:text-properties fo:font-variant="normal" fo:text-transform="none" style:use-window-font-color="true" loext:opacity="0%" style:font-name="Arial3" fo:font-size="11pt" fo:letter-spacing="normal" style:font-name-asian="apple-system" style:font-style-asian="normal" style:font-weight-asian="normal"/>
    </style:style>
    <style:style style:name="P59" style:family="paragraph" style:parent-style-name="Heading_20_4">
      <style:paragraph-properties fo:margin-left="0cm" fo:margin-right="0cm" fo:margin-top="0.635cm" fo:margin-bottom="0.423cm" style:contextual-spacing="false" fo:line-height="125%" fo:orphans="2" fo:widows="2" fo:text-indent="0cm" style:auto-text-indent="false"/>
      <style:text-properties fo:font-variant="normal" fo:text-transform="none" style:use-window-font-color="true" loext:opacity="0%" style:font-name="Arial3" fo:font-size="11pt" fo:letter-spacing="normal"/>
    </style:style>
    <style:style style:name="P60" style:family="paragraph" style:parent-style-name="Text_20_body" style:list-style-name="L25">
      <style:paragraph-properties fo:margin-left="0cm" fo:margin-right="0cm" fo:margin-top="0cm" fo:margin-bottom="0.423cm" style:contextual-spacing="false" fo:line-height="138%" fo:orphans="2" fo:widows="2" fo:text-indent="0cm" style:auto-text-indent="false"/>
      <style:text-properties fo:font-variant="normal" fo:text-transform="none" style:use-window-font-color="true" loext:opacity="0%" style:font-name="Arial3" fo:font-size="11pt" fo:letter-spacing="normal"/>
    </style:style>
    <style:style style:name="P61" style:family="paragraph" style:parent-style-name="Text_20_body" style:list-style-name="L25">
      <style:paragraph-properties fo:margin-left="0cm" fo:margin-right="0cm" fo:margin-top="0cm" fo:margin-bottom="0.423cm" style:contextual-spacing="false" fo:line-height="138%" fo:orphans="2" fo:widows="2" fo:text-indent="0cm" style:auto-text-indent="false"/>
      <style:text-properties fo:font-variant="normal" fo:text-transform="none" style:use-window-font-color="true" loext:opacity="0%" style:font-name="Arial3" fo:font-size="11pt" fo:letter-spacing="normal" style:font-name-asian="apple-system" style:font-size-asian="12pt" style:font-style-asian="normal" style:font-weight-asian="normal"/>
    </style:style>
    <style:style style:name="P62" style:family="paragraph" style:parent-style-name="Heading_20_4">
      <style:paragraph-properties fo:margin-left="0cm" fo:margin-right="0cm" fo:margin-top="0.635cm" fo:margin-bottom="0.423cm" style:contextual-spacing="false" fo:line-height="125%" fo:orphans="2" fo:widows="2" fo:text-indent="0cm" style:auto-text-indent="false"/>
      <style:text-properties fo:font-variant="normal" fo:text-transform="none" style:use-window-font-color="true" loext:opacity="0%" style:font-name="Arial3" fo:font-size="11pt" fo:letter-spacing="normal" style:font-name-asian="apple-system" style:font-size-asian="12pt" style:font-style-asian="normal" style:font-weight-asian="normal"/>
    </style:style>
    <style:style style:name="P63" style:family="paragraph" style:parent-style-name="Text_20_body" style:list-style-name="L26">
      <style:paragraph-properties fo:margin-left="0cm" fo:margin-right="0cm" fo:margin-top="0cm" fo:margin-bottom="0.423cm" style:contextual-spacing="false" fo:line-height="138%" fo:orphans="2" fo:widows="2" fo:text-indent="0cm" style:auto-text-indent="false"/>
      <style:text-properties fo:font-variant="normal" fo:text-transform="none" style:use-window-font-color="true" loext:opacity="0%" style:font-name="Arial3" fo:font-size="11pt" fo:letter-spacing="normal" style:font-name-asian="apple-system" style:font-size-asian="12pt" style:font-style-asian="normal" style:font-weight-asian="normal"/>
    </style:style>
    <style:style style:name="P64" style:family="paragraph" style:parent-style-name="Text_20_body" style:list-style-name="L26">
      <style:paragraph-properties fo:margin-left="0cm" fo:margin-right="0cm" fo:margin-top="0cm" fo:margin-bottom="0.423cm" style:contextual-spacing="false" fo:line-height="138%" fo:orphans="2" fo:widows="2" fo:text-indent="0cm" style:auto-text-indent="false"/>
      <style:text-properties fo:font-variant="normal" fo:text-transform="none" style:use-window-font-color="true" loext:opacity="0%" style:font-name="Arial3" fo:font-size="11pt" fo:letter-spacing="normal"/>
    </style:style>
    <style:style style:name="P65" style:family="paragraph" style:parent-style-name="Text_20_body" style:list-style-name="L26">
      <style:paragraph-properties fo:margin-left="0cm" fo:margin-right="0cm" fo:margin-top="0cm" fo:margin-bottom="0cm" style:contextual-spacing="false" fo:line-height="138%" fo:orphans="2" fo:widows="2" fo:text-indent="0cm" style:auto-text-indent="false"/>
      <style:text-properties fo:font-variant="normal" fo:text-transform="none" style:use-window-font-color="true" loext:opacity="0%" style:font-name="Arial3" fo:font-size="11pt" fo:letter-spacing="normal"/>
    </style:style>
    <style:style style:name="P66" style:family="paragraph" style:parent-style-name="Text_20_body" style:list-style-name="L26">
      <style:paragraph-properties fo:margin-left="0cm" fo:margin-right="0cm" fo:margin-top="0cm" fo:margin-bottom="0cm" style:contextual-spacing="false" fo:line-height="138%" fo:orphans="2" fo:widows="2" fo:text-indent="0cm" style:auto-text-indent="false"/>
      <style:text-properties fo:font-variant="normal" fo:text-transform="none" style:use-window-font-color="true" loext:opacity="0%" style:font-name="Arial3" fo:font-size="11pt" fo:letter-spacing="normal" style:font-name-asian="apple-system" style:font-size-asian="12pt" style:font-style-asian="normal" style:font-weight-asian="normal"/>
    </style:style>
    <style:style style:name="P67" style:family="paragraph" style:parent-style-name="Text_20_body" style:list-style-name="L27">
      <style:paragraph-properties fo:margin-left="0cm" fo:margin-right="0cm" fo:margin-top="0cm" fo:margin-bottom="0.423cm" style:contextual-spacing="false" fo:line-height="138%" fo:orphans="2" fo:widows="2" fo:text-indent="0cm" style:auto-text-indent="false"/>
      <style:text-properties fo:font-variant="normal" fo:text-transform="none" style:use-window-font-color="true" loext:opacity="0%" style:font-name="Arial3" fo:font-size="11pt" fo:letter-spacing="normal" style:font-name-asian="apple-system" style:font-size-asian="12pt" style:font-style-asian="normal" style:font-weight-asian="normal"/>
    </style:style>
    <style:style style:name="P68" style:family="paragraph" style:parent-style-name="Horizontal_20_Line">
      <style:paragraph-properties fo:margin-top="0cm" fo:margin-bottom="0cm" style:contextual-spacing="false" fo:line-height="138%"/>
      <style:text-properties style:use-window-font-color="true" loext:opacity="0%" style:font-name="Arial3" fo:font-size="11pt"/>
    </style:style>
    <style:style style:name="P69" style:family="paragraph" style:parent-style-name="Heading_20_3">
      <style:paragraph-properties fo:margin-left="0cm" fo:margin-right="0cm" fo:margin-top="0.635cm" fo:margin-bottom="0.423cm" style:contextual-spacing="false" fo:line-height="125%" fo:orphans="2" fo:widows="2" fo:text-indent="0cm" style:auto-text-indent="false"/>
      <style:text-properties fo:font-variant="normal" fo:text-transform="none" style:use-window-font-color="true" loext:opacity="0%" style:font-name="Arial3" fo:font-size="11pt" fo:letter-spacing="normal" style:font-name-asian="apple-system" style:font-style-asian="normal" style:font-weight-asian="normal"/>
    </style:style>
    <style:style style:name="P70" style:family="paragraph" style:parent-style-name="Text_20_body" style:list-style-name="L28">
      <style:paragraph-properties fo:margin-left="0cm" fo:margin-right="0cm" fo:margin-top="0cm" fo:margin-bottom="0.423cm" style:contextual-spacing="false" fo:line-height="138%" fo:orphans="2" fo:widows="2" fo:text-indent="0cm" style:auto-text-indent="false"/>
      <style:text-properties fo:color="#000000" loext:opacity="100%" style:font-name="Arial3" fo:font-size="11pt"/>
    </style:style>
    <style:style style:name="P71" style:family="paragraph" style:parent-style-name="Text_20_body">
      <style:paragraph-properties fo:margin-top="0cm" fo:margin-bottom="0cm" style:contextual-spacing="false" fo:line-height="138%"/>
      <style:text-properties fo:color="#000000" loext:opacity="100%" style:font-name="Arial3" fo:font-size="11pt"/>
    </style:style>
    <style:style style:name="P72" style:family="paragraph" style:parent-style-name="Text_20_body">
      <style:paragraph-properties fo:margin-left="0cm" fo:margin-right="0cm" fo:margin-top="0.423cm" fo:margin-bottom="0cm" style:contextual-spacing="false" fo:line-height="138%" fo:text-indent="0cm" style:auto-text-indent="false" fo:padding="0cm" fo:border="non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73" style:family="paragraph" style:parent-style-name="Text_20_body">
      <loext:graphic-properties draw:fill="solid" draw:fill-color="#ffffff" draw:opacity="100%"/>
      <style:paragraph-properties fo:margin-left="0cm" fo:margin-right="0cm" fo:margin-top="0cm" fo:margin-bottom="0cm" style:contextual-spacing="false" fo:line-height="138%" fo:text-indent="0cm" style:auto-text-indent="false" fo:background-color="#ffffff" fo:padding="0cm" fo:border="none" style:writing-mode="lr-tb"/>
    </style:style>
    <style:style style:name="P74" style:family="paragraph" style:parent-style-name="Text_20_body">
      <loext:graphic-properties draw:fill="solid" draw:fill-color="#ffffff" draw:opacity="100%"/>
      <style:paragraph-properties fo:margin-left="0cm" fo:margin-right="0cm" fo:margin-top="0cm" fo:margin-bottom="0cm" style:contextual-spacing="false" fo:line-height="138%" fo:text-indent="0cm" style:auto-text-indent="false" fo:background-color="#ffffff" fo:padding="0cm" fo:border="none" style:writing-mode="lr-tb"/>
      <style:text-properties fo:font-variant="normal" fo:text-transform="none" fo:color="#000000" loext:opacity="100%" style:text-line-through-style="none" style:text-line-through-type="none" style:text-underline-style="none" style:text-blinking="false" fo:background-color="transparent" style:font-name-asian="Arial3" style:font-size-asian="12pt" style:font-style-asian="normal" style:font-weight-asian="normal"/>
    </style:style>
    <style:style style:name="P75" style:family="paragraph" style:parent-style-name="Text_20_body">
      <loext:graphic-properties draw:fill="solid" draw:fill-color="#ffffff" draw:opacity="100%"/>
      <style:paragraph-properties fo:margin-left="0cm" fo:margin-right="0cm" fo:margin-top="0cm" fo:margin-bottom="0cm" style:contextual-spacing="false" fo:line-height="138%" fo:text-indent="0cm" style:auto-text-indent="false" fo:background-color="#ffffff" fo:padding="0cm" fo:border="non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76" style:family="paragraph" style:parent-style-name="Text_20_body">
      <loext:graphic-properties draw:fill="solid" draw:fill-color="#ffffff" draw:opacity="100%"/>
      <style:paragraph-properties fo:margin-left="0cm" fo:margin-right="0cm" fo:margin-top="0cm" fo:margin-bottom="0.423cm" style:contextual-spacing="false" fo:line-height="138%" fo:text-indent="0cm" style:auto-text-indent="false" fo:background-color="#ffffff" style:writing-mode="lr-tb"/>
      <style:text-properties fo:font-variant="normal" fo:text-transform="none" fo:color="#000000" loext:opacity="100%" style:text-line-through-style="none" style:text-line-through-type="none" style:text-underline-style="none" style:text-blinking="false" fo:background-color="transparent" style:font-name-asian="Arial3" style:font-size-asian="12pt" style:font-style-asian="normal" style:font-weight-asian="normal"/>
    </style:style>
    <style:style style:name="P77" style:family="paragraph" style:parent-style-name="Text_20_body" style:list-style-name="L29">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3" fo:font-size="11pt" fo:font-style="normal" style:text-underline-style="none" fo:font-weight="normal" style:text-blinking="false" fo:background-color="transparent"/>
    </style:style>
    <style:style style:name="P78" style:family="paragraph" style:parent-style-name="Text_20_body">
      <style:paragraph-properties fo:margin-left="0cm" fo:margin-right="0cm" fo:margin-top="0.423cm" fo:margin-bottom="0cm" style:contextual-spacing="false" fo:line-height="138%" fo:text-indent="0cm" style:auto-text-indent="false" fo:padding="0cm" fo:border="none" style:writing-mode="lr-tb"/>
      <style:text-properties fo:font-variant="normal" fo:text-transform="none" fo:color="#000000" loext:opacity="100%" style:text-line-through-style="none" style:text-line-through-type="none" style:text-underline-style="none" officeooo:paragraph-rsid="0032a0b3" style:text-blinking="false" fo:background-color="transparent"/>
    </style:style>
    <style:style style:name="P79" style:family="paragraph" style:parent-style-name="Text_20_body">
      <style:paragraph-properties fo:margin-left="0cm" fo:margin-right="0cm" fo:margin-top="0cm" fo:margin-bottom="0cm" style:contextual-spacing="false" fo:line-height="138%" fo:text-indent="0cm" style:auto-text-indent="false" fo:padding="0cm" fo:border="none" style:writing-mode="lr-tb"/>
      <style:text-properties fo:font-variant="normal" fo:text-transform="none" fo:color="#000000" loext:opacity="100%" style:text-line-through-style="none" style:text-line-through-type="none" style:text-underline-style="none" style:text-blinking="false" fo:background-color="transparent" style:font-name-asian="Arial3" style:font-size-asian="12pt" style:font-style-asian="normal" style:font-weight-asian="normal"/>
    </style:style>
    <style:style style:name="P80" style:family="paragraph" style:parent-style-name="Text_20_body">
      <loext:graphic-properties draw:fill="solid" draw:fill-color="#ffffff" draw:opacity="100%"/>
      <style:paragraph-properties fo:margin-left="0cm" fo:margin-right="0cm" fo:margin-top="0cm" fo:margin-bottom="0cm" style:contextual-spacing="false" fo:line-height="138%" fo:text-indent="0cm" style:auto-text-indent="false" fo:background-color="#ffffff" fo:padding="0cm" fo:border="none" style:writing-mode="lr-tb"/>
      <style:text-properties fo:font-variant="normal" fo:text-transform="none" fo:color="#000000" loext:opacity="100%" style:text-line-through-style="none" style:text-line-through-type="none" style:text-underline-style="none" officeooo:paragraph-rsid="003f2315" style:text-blinking="false" fo:background-color="transparent" style:font-name-asian="Arial3" style:font-size-asian="12pt" style:font-style-asian="normal" style:font-weight-asian="normal"/>
    </style:style>
    <style:style style:name="P81" style:family="paragraph" style:parent-style-name="Text_20_body" style:list-style-name="L30">
      <loext:graphic-properties draw:fill="solid" draw:fill-color="#ffffff" draw:opacity="100%"/>
      <style:paragraph-properties fo:margin-top="0cm" fo:margin-bottom="0cm" style:contextual-spacing="false" fo:line-height="138%" fo:background-color="#ffffff" fo:padding="0cm" fo:border="none" style:writing-mode="lr-tb"/>
      <style:text-properties fo:font-variant="normal" fo:text-transform="none" fo:color="#000000" loext:opacity="100%" style:text-line-through-style="none" style:text-line-through-type="none" style:text-underline-style="none" officeooo:paragraph-rsid="003f2315" style:text-blinking="false" fo:background-color="transparent" style:font-name-asian="Arial3" style:font-size-asian="12pt" style:font-style-asian="normal" style:font-weight-asian="normal"/>
    </style:style>
    <style:style style:name="P82" style:family="paragraph" style:parent-style-name="Text_20_body" style:list-style-name="L31">
      <loext:graphic-properties draw:fill="solid" draw:fill-color="#ffffff" draw:opacity="100%"/>
      <style:paragraph-properties fo:margin-top="0cm" fo:margin-bottom="0cm" style:contextual-spacing="false" fo:line-height="138%" fo:background-color="#ffffff" fo:padding="0cm" fo:border="none" style:writing-mode="lr-tb"/>
    </style:style>
    <style:style style:name="P83" style:family="paragraph" style:parent-style-name="Text_20_body" style:list-style-name="L32">
      <loext:graphic-properties draw:fill="solid" draw:fill-color="#ffffff" draw:opacity="100%"/>
      <style:paragraph-properties fo:margin-top="0cm" fo:margin-bottom="0cm" style:contextual-spacing="false" fo:line-height="138%" fo:background-color="#ffffff" fo:padding="0cm" fo:border="none" style:writing-mode="lr-tb"/>
      <style:text-properties fo:font-variant="normal" fo:text-transform="none" fo:color="#000000" loext:opacity="100%" style:text-line-through-style="none" style:text-line-through-type="none" style:text-underline-style="none" style:text-blinking="false" fo:background-color="transparent" style:font-name-asian="Arial3" style:font-size-asian="12pt" style:font-style-asian="normal" style:font-weight-asian="normal"/>
    </style:style>
    <style:style style:name="P84" style:family="paragraph" style:parent-style-name="Horizontal_20_Line">
      <style:paragraph-properties fo:margin-top="0cm" fo:margin-bottom="0.247cm" style:contextual-spacing="false" fo:line-height="115%"/>
    </style:style>
    <style:style style:name="P85" style:family="paragraph" style:parent-style-name="Heading_20_1">
      <style:paragraph-properties fo:margin-top="0cm" fo:margin-bottom="0.247cm" style:contextual-spacing="false" fo:line-height="115%"/>
    </style:style>
    <style:style style:name="P86" style:family="paragraph" style:parent-style-name="Heading_20_2">
      <style:paragraph-properties fo:margin-top="0cm" fo:margin-bottom="0.247cm" style:contextual-spacing="false" fo:line-height="115%"/>
    </style:style>
    <style:style style:name="P87" style:family="paragraph" style:parent-style-name="Text_20_body" style:list-style-name="L33"/>
    <style:style style:name="P88" style:family="paragraph" style:parent-style-name="Text_20_body" style:list-style-name="L34"/>
    <style:style style:name="P89" style:family="paragraph" style:parent-style-name="Text_20_body" style:list-style-name="L35"/>
    <style:style style:name="P90" style:family="paragraph" style:parent-style-name="Text_20_body" style:list-style-name="L36"/>
    <style:style style:name="P91" style:family="paragraph" style:parent-style-name="Text_20_body" style:list-style-name="L37"/>
    <style:style style:name="P92" style:family="paragraph" style:parent-style-name="Text_20_body" style:list-style-name="L38"/>
    <style:style style:name="P93" style:family="paragraph" style:parent-style-name="Text_20_body" style:list-style-name="L39"/>
    <style:style style:name="P94" style:family="paragraph" style:parent-style-name="Text_20_body" style:list-style-name="L40"/>
    <style:style style:name="P95" style:family="paragraph" style:parent-style-name="Text_20_body" style:list-style-name="L41"/>
    <style:style style:name="P96" style:family="paragraph" style:parent-style-name="Heading_20_3">
      <style:text-properties fo:font-variant="normal" fo:text-transform="none" style:use-window-font-color="true" loext:opacity="0%" fo:letter-spacing="normal" style:font-name-asian="apple-system" style:font-style-asian="normal" style:font-weight-asian="normal"/>
    </style:style>
    <style:style style:name="P97" style:family="paragraph" style:parent-style-name="Text_20_body">
      <style:paragraph-properties fo:margin-left="0cm" fo:margin-right="0cm" fo:margin-top="0cm" fo:margin-bottom="0.423cm" style:contextual-spacing="false" fo:orphans="2" fo:widows="2" fo:text-indent="0cm" style:auto-text-indent="false"/>
    </style:style>
    <style:style style:name="P98" style:family="paragraph" style:parent-style-name="Horizontal_20_Line">
      <style:paragraph-properties fo:margin-top="0cm" fo:margin-bottom="0.247cm" style:contextual-spacing="false" fo:line-height="115%"/>
      <style:text-properties style:use-window-font-color="true" loext:opacity="0%"/>
    </style:style>
    <style:style style:name="P99" style:family="paragraph" style:parent-style-name="Heading_20_3">
      <style:paragraph-properties fo:margin-left="0cm" fo:margin-right="0cm" fo:margin-top="0.635cm" fo:margin-bottom="0.423cm" style:contextual-spacing="false" fo:line-height="125%" fo:orphans="2" fo:widows="2" fo:text-indent="0cm" style:auto-text-indent="false"/>
      <style:text-properties fo:font-variant="normal" fo:text-transform="none" style:use-window-font-color="true" loext:opacity="0%" fo:letter-spacing="normal" style:font-name-asian="apple-system" style:font-style-asian="normal" style:font-weight-asian="normal"/>
    </style:style>
    <style:style style:name="P100" style:family="paragraph" style:parent-style-name="Heading_20_4">
      <style:paragraph-properties fo:margin-left="0cm" fo:margin-right="0cm" fo:margin-top="0.635cm" fo:margin-bottom="0.423cm" style:contextual-spacing="false" fo:line-height="125%" fo:orphans="2" fo:widows="2" fo:text-indent="0cm" style:auto-text-indent="false"/>
      <style:text-properties fo:font-variant="normal" fo:text-transform="none" style:use-window-font-color="true" loext:opacity="0%" fo:letter-spacing="normal"/>
    </style:style>
    <style:style style:name="P101" style:family="paragraph" style:parent-style-name="Text_20_body" style:list-style-name="L42">
      <style:paragraph-properties fo:margin-left="0cm" fo:margin-right="0cm" fo:margin-top="0cm" fo:margin-bottom="0.423cm" style:contextual-spacing="false" fo:orphans="2" fo:widows="2" fo:text-indent="0cm" style:auto-text-indent="false"/>
      <style:text-properties fo:font-variant="normal" fo:text-transform="none" style:use-window-font-color="true" loext:opacity="0%" fo:letter-spacing="normal" style:font-name-asian="apple-system" style:font-size-asian="12pt" style:font-style-asian="normal" style:font-weight-asian="normal"/>
    </style:style>
    <style:style style:name="P102" style:family="paragraph" style:parent-style-name="Text_20_body" style:list-style-name="L43">
      <style:paragraph-properties fo:margin-left="0cm" fo:margin-right="0cm" fo:margin-top="0cm" fo:margin-bottom="0.423cm" style:contextual-spacing="false" fo:orphans="2" fo:widows="2" fo:text-indent="0cm" style:auto-text-indent="false"/>
      <style:text-properties fo:font-variant="normal" fo:text-transform="none" style:use-window-font-color="true" loext:opacity="0%" fo:letter-spacing="normal" style:font-name-asian="apple-system" style:font-size-asian="12pt" style:font-style-asian="normal" style:font-weight-asian="normal"/>
    </style:style>
    <style:style style:name="P103" style:family="paragraph" style:parent-style-name="Text_20_body" style:list-style-name="L44">
      <style:paragraph-properties fo:margin-left="0cm" fo:margin-right="0cm" fo:margin-top="0cm" fo:margin-bottom="0.423cm" style:contextual-spacing="false" fo:orphans="2" fo:widows="2" fo:text-indent="0cm" style:auto-text-indent="false"/>
      <style:text-properties fo:font-variant="normal" fo:text-transform="none" style:use-window-font-color="true" loext:opacity="0%" fo:letter-spacing="normal"/>
    </style:style>
    <style:style style:name="P104" style:family="paragraph" style:parent-style-name="Text_20_body" style:list-style-name="L44">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fo:letter-spacing="normal" style:font-name-asian="apple-system" style:font-size-asian="12pt" style:font-style-asian="normal" style:font-weight-asian="normal"/>
    </style:style>
    <style:style style:name="P105" style:family="paragraph" style:parent-style-name="Text_20_body" style:list-style-name="L44">
      <style:paragraph-properties fo:margin-left="0cm" fo:margin-right="0cm" fo:margin-top="0cm" fo:margin-bottom="0.423cm" style:contextual-spacing="false" fo:orphans="2" fo:widows="2" fo:text-indent="0cm" style:auto-text-indent="false"/>
      <style:text-properties fo:font-variant="normal" fo:text-transform="none" style:use-window-font-color="true" loext:opacity="0%" fo:letter-spacing="normal" style:font-name-asian="apple-system" style:font-size-asian="12pt" style:font-style-asian="normal" style:font-weight-asian="normal"/>
    </style:style>
    <style:style style:name="P106" style:family="paragraph" style:parent-style-name="Text_20_body" style:list-style-name="L45">
      <style:paragraph-properties fo:margin-left="0cm" fo:margin-right="0cm" fo:margin-top="0cm" fo:margin-bottom="0.423cm" style:contextual-spacing="false" fo:orphans="2" fo:widows="2" fo:text-indent="0cm" style:auto-text-indent="false"/>
      <style:text-properties fo:font-variant="normal" fo:text-transform="none" style:use-window-font-color="true" loext:opacity="0%" fo:letter-spacing="normal" style:font-name-asian="apple-system" style:font-size-asian="12pt" style:font-style-asian="normal" style:font-weight-asian="normal"/>
    </style:style>
    <style:style style:name="P107" style:family="paragraph" style:parent-style-name="Text_20_body" style:list-style-name="L46">
      <style:paragraph-properties fo:margin-left="0cm" fo:margin-right="0cm" fo:margin-top="0cm" fo:margin-bottom="0.423cm" style:contextual-spacing="false" fo:orphans="2" fo:widows="2" fo:text-indent="0cm" style:auto-text-indent="false"/>
      <style:text-properties fo:font-variant="normal" fo:text-transform="none" style:use-window-font-color="true" loext:opacity="0%" fo:letter-spacing="normal" style:font-name-asian="apple-system" style:font-size-asian="12pt" style:font-style-asian="normal" style:font-weight-asian="normal"/>
    </style:style>
    <style:style style:name="P108" style:family="paragraph" style:parent-style-name="Text_20_body" style:list-style-name="L46">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fo:letter-spacing="normal" style:font-name-asian="apple-system" style:font-size-asian="12pt" style:font-style-asian="normal" style:font-weight-asian="normal"/>
    </style:style>
    <style:style style:name="P109" style:family="paragraph" style:parent-style-name="Text_20_body" style:list-style-name="L46">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fo:letter-spacing="normal"/>
    </style:style>
    <style:style style:name="P110" style:family="paragraph" style:parent-style-name="Text_20_body" style:list-style-name="L47">
      <style:paragraph-properties fo:margin-left="0cm" fo:margin-right="0cm" fo:margin-top="0cm" fo:margin-bottom="0.423cm" style:contextual-spacing="false" fo:orphans="2" fo:widows="2" fo:text-indent="0cm" style:auto-text-indent="false"/>
      <style:text-properties fo:font-variant="normal" fo:text-transform="none" style:use-window-font-color="true" loext:opacity="0%" fo:letter-spacing="normal" style:font-name-asian="apple-system" style:font-size-asian="12pt" style:font-style-asian="normal" style:font-weight-asian="normal"/>
    </style:style>
    <style:style style:name="P111" style:family="paragraph" style:parent-style-name="Text_20_body" style:list-style-name="L47">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fo:letter-spacing="normal" style:font-name-asian="apple-system" style:font-size-asian="12pt" style:font-style-asian="normal" style:font-weight-asian="normal"/>
    </style:style>
    <style:style style:name="P112" style:family="paragraph" style:parent-style-name="Text_20_body" style:list-style-name="L48">
      <style:paragraph-properties fo:margin-left="0cm" fo:margin-right="0cm" fo:margin-top="0cm" fo:margin-bottom="0.423cm" style:contextual-spacing="false" fo:orphans="2" fo:widows="2" fo:text-indent="0cm" style:auto-text-indent="false"/>
      <style:text-properties fo:font-variant="normal" fo:text-transform="none" style:use-window-font-color="true" loext:opacity="0%" fo:letter-spacing="normal" style:font-name-asian="apple-system" style:font-size-asian="12pt" style:font-style-asian="normal" style:font-weight-asian="normal"/>
    </style:style>
    <style:style style:name="P113" style:family="paragraph" style:parent-style-name="Text_20_body" style:list-style-name="L48">
      <style:paragraph-properties fo:margin-left="0cm" fo:margin-right="0cm" fo:margin-top="0cm" fo:margin-bottom="0.423cm" style:contextual-spacing="false" fo:orphans="2" fo:widows="2" fo:text-indent="0cm" style:auto-text-indent="false"/>
      <style:text-properties fo:font-variant="normal" fo:text-transform="none" style:use-window-font-color="true" loext:opacity="0%" fo:letter-spacing="normal"/>
    </style:style>
    <style:style style:name="P114" style:family="paragraph" style:parent-style-name="Text_20_body" style:list-style-name="L49">
      <style:paragraph-properties fo:margin-left="0cm" fo:margin-right="0cm" fo:margin-top="0cm" fo:margin-bottom="0.423cm" style:contextual-spacing="false" fo:orphans="2" fo:widows="2" fo:text-indent="0cm" style:auto-text-indent="false"/>
      <style:text-properties fo:font-variant="normal" fo:text-transform="none" style:use-window-font-color="true" loext:opacity="0%" fo:letter-spacing="normal"/>
    </style:style>
    <style:style style:name="P115" style:family="paragraph" style:parent-style-name="Text_20_body" style:list-style-name="L49">
      <style:paragraph-properties fo:margin-left="0cm" fo:margin-right="0cm" fo:margin-top="0cm" fo:margin-bottom="0.423cm" style:contextual-spacing="false" fo:orphans="2" fo:widows="2" fo:text-indent="0cm" style:auto-text-indent="false"/>
      <style:text-properties fo:font-variant="normal" fo:text-transform="none" style:use-window-font-color="true" loext:opacity="0%" fo:letter-spacing="normal" style:font-name-asian="apple-system" style:font-size-asian="12pt" style:font-style-asian="normal" style:font-weight-asian="normal"/>
    </style:style>
    <style:style style:name="P116" style:family="paragraph" style:parent-style-name="Text_20_body" style:list-style-name="L50">
      <style:paragraph-properties fo:margin-left="0cm" fo:margin-right="0cm" fo:margin-top="0cm" fo:margin-bottom="0.423cm" style:contextual-spacing="false" fo:orphans="2" fo:widows="2" fo:text-indent="0cm" style:auto-text-indent="false"/>
      <style:text-properties fo:font-variant="normal" fo:text-transform="none" style:use-window-font-color="true" loext:opacity="0%" fo:letter-spacing="normal" style:font-name-asian="apple-system" style:font-size-asian="12pt" style:font-style-asian="normal" style:font-weight-asian="normal"/>
    </style:style>
    <style:style style:name="P117" style:family="paragraph" style:parent-style-name="Text_20_body">
      <style:text-properties style:use-window-font-color="true" loext:opacity="0%"/>
    </style:style>
    <style:style style:name="P118" style:family="paragraph" style:parent-style-name="Text_20_body">
      <style:text-properties fo:language="en" fo:country="US" officeooo:rsid="003a8cf3" officeooo:paragraph-rsid="003a8cf3"/>
    </style:style>
    <style:style style:name="P119" style:family="paragraph" style:parent-style-name="Text_20_body">
      <style:paragraph-properties fo:margin-left="0cm" fo:margin-right="0cm" fo:margin-top="0cm" fo:margin-bottom="0cm" style:contextual-spacing="false" fo:line-height="138%" fo:text-indent="0cm" style:auto-text-indent="false" style:writing-mode="lr-tb"/>
      <style:text-properties fo:font-weight="normal" officeooo:paragraph-rsid="00151dca"/>
    </style:style>
    <style:style style:name="P120" style:family="paragraph" style:parent-style-name="Text_20_body">
      <style:paragraph-properties fo:margin-left="0cm" fo:margin-right="0cm" fo:margin-top="0cm" fo:margin-bottom="0cm" style:contextual-spacing="false" fo:line-height="120%" fo:text-indent="0cm" style:auto-text-indent="false" style:writing-mode="lr-tb"/>
      <style:text-properties fo:font-weight="normal" officeooo:paragraph-rsid="003a8cf3"/>
    </style:style>
    <style:style style:name="P121" style:family="paragraph" style:parent-style-name="Text_20_body" style:list-style-name="L51">
      <loext:graphic-properties draw:fill="none" draw:fill-color="#ffffff"/>
      <style:paragraph-properties fo:margin-left="0cm" fo:margin-right="0cm" fo:margin-top="0cm" fo:margin-bottom="0cm" style:contextual-spacing="false" fo:line-height="120%"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Garamond1" fo:font-size="10.5pt" fo:font-style="normal" style:text-underline-style="none" fo:font-weight="normal" officeooo:paragraph-rsid="003a8cf3" style:text-blinking="false"/>
    </style:style>
    <style:style style:name="P122" style:family="paragraph" style:parent-style-name="Text_20_body" style:list-style-name="L51">
      <loext:graphic-properties draw:fill="none" draw:fill-color="#ffffff"/>
      <style:paragraph-properties fo:margin-left="0cm" fo:margin-right="0cm" fo:margin-top="0cm" fo:margin-bottom="0cm" style:contextual-spacing="false" fo:line-height="120%"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Garamond1" fo:font-size="10.5pt" fo:font-style="normal" style:text-underline-style="none" fo:font-weight="normal" officeooo:paragraph-rsid="003a8cf3" style:text-blinking="false" fo:background-color="transparent"/>
    </style:style>
    <style:style style:name="P123" style:family="paragraph" style:parent-style-name="Text_20_body" style:list-style-name="L51">
      <loext:graphic-properties draw:fill="none" draw:fill-color="#ffffff"/>
      <style:paragraph-properties fo:margin-left="0cm" fo:margin-right="0cm" fo:margin-top="0cm" fo:margin-bottom="0cm" style:contextual-spacing="false" fo:line-height="120%"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Garamond1" fo:font-size="10.5pt" fo:font-style="normal" style:text-underline-style="none" fo:font-weight="normal" officeooo:rsid="001f33da" officeooo:paragraph-rsid="003a8cf3" style:text-blinking="false" fo:background-color="transparent"/>
    </style:style>
    <style:style style:name="P124" style:family="paragraph" style:parent-style-name="Text_20_body">
      <style:text-properties officeooo:paragraph-rsid="003a8cf3"/>
    </style:style>
    <style:style style:name="P125" style:family="paragraph" style:parent-style-name="Text_20_body">
      <style:paragraph-properties fo:margin-left="0cm" fo:margin-right="0cm" fo:margin-top="0cm" fo:margin-bottom="0cm" style:contextual-spacing="false" fo:line-height="120%" fo:text-indent="0cm" style:auto-text-indent="false" style:writing-mode="lr-tb"/>
      <style:text-properties fo:font-variant="normal" fo:text-transform="none" style:use-window-font-color="true" loext:opacity="0%" style:text-line-through-style="none" style:text-line-through-type="none" style:font-name="Arial1" style:text-underline-style="none" officeooo:paragraph-rsid="003a8cf3" style:text-blinking="false" fo:background-color="transparent" style:font-name-asian="Arial1" style:font-size-asian="10.5pt" style:font-style-asian="normal" style:font-weight-asian="normal"/>
    </style:style>
    <style:style style:name="P126" style:family="paragraph" style:parent-style-name="Text_20_body" style:list-style-name="L52">
      <style:paragraph-properties fo:margin-top="0cm" fo:margin-bottom="0cm" style:contextual-spacing="false" fo:line-height="120%" style:writing-mode="lr-tb"/>
      <style:text-properties style:font-name="Arial1" officeooo:paragraph-rsid="003a8cf3" style:font-name-asian="Arial1"/>
    </style:style>
    <style:style style:name="P127" style:family="paragraph" style:parent-style-name="Text_20_body" style:list-style-name="L52">
      <style:paragraph-properties fo:margin-top="0cm" fo:margin-bottom="0cm" style:contextual-spacing="false" fo:line-height="120%" style:writing-mode="lr-tb"/>
      <style:text-properties fo:font-variant="normal" fo:text-transform="none" style:use-window-font-color="true" loext:opacity="0%" style:text-line-through-style="none" style:text-line-through-type="none" style:font-name="Arial1" style:text-underline-style="none" officeooo:paragraph-rsid="003a8cf3" style:text-blinking="false" fo:background-color="transparent" style:font-name-asian="Arial1" style:font-size-asian="10.5pt" style:font-style-asian="normal" style:font-weight-asian="normal"/>
    </style:style>
    <style:style style:name="P128" style:family="paragraph" style:parent-style-name="Text_20_body">
      <style:paragraph-properties fo:margin-left="0cm" fo:margin-right="0cm" fo:margin-top="0cm" fo:margin-bottom="0cm" style:contextual-spacing="false" fo:line-height="120%" fo:text-indent="0cm" style:auto-text-indent="false" style:writing-mode="lr-tb"/>
      <style:text-properties style:font-name="Garamond2" officeooo:paragraph-rsid="003cab92"/>
    </style:style>
    <style:style style:name="P129" style:family="paragraph" style:parent-style-name="Text_20_body" style:list-style-name="L53">
      <style:paragraph-properties fo:margin-top="0cm" fo:margin-bottom="0cm" style:contextual-spacing="false" fo:line-height="120%" style:writing-mode="lr-tb"/>
      <style:text-properties style:font-name="Garamond2" officeooo:paragraph-rsid="003cab92"/>
    </style:style>
    <style:style style:name="P130" style:family="paragraph" style:parent-style-name="Text_20_body">
      <style:paragraph-properties fo:margin-top="0cm" fo:margin-bottom="0cm" style:contextual-spacing="false" fo:line-height="120%" style:writing-mode="lr-tb"/>
      <style:text-properties style:font-name="Garamond2" officeooo:paragraph-rsid="003cab92"/>
    </style:style>
    <style:style style:name="P131" style:family="paragraph" style:parent-style-name="Text_20_body">
      <style:paragraph-properties fo:margin-top="0cm" fo:margin-bottom="0cm" style:contextual-spacing="false" fo:line-height="120%" style:writing-mode="lr-tb"/>
      <style:text-properties style:font-name="Garamond2" officeooo:paragraph-rsid="003e0401"/>
    </style:style>
    <style:style style:name="P132" style:family="paragraph" style:parent-style-name="Text_20_body" style:list-style-name="L54">
      <style:paragraph-properties fo:margin-top="0cm" fo:margin-bottom="0cm" style:contextual-spacing="false" fo:line-height="120%" style:writing-mode="lr-tb"/>
      <style:text-properties style:font-name="Garamond2" officeooo:paragraph-rsid="003cab92"/>
    </style:style>
    <style:style style:name="P133" style:family="paragraph" style:parent-style-name="Text_20_body">
      <style:paragraph-properties fo:margin-top="0cm" fo:margin-bottom="0cm" style:contextual-spacing="false" fo:line-height="120%" style:writing-mode="lr-tb"/>
      <style:text-properties style:font-name="Garamond2" fo:language="en" fo:country="US" officeooo:rsid="00410bc8" officeooo:paragraph-rsid="00410bc8"/>
    </style:style>
    <style:style style:name="P134" style:family="paragraph" style:parent-style-name="Text_20_body">
      <style:paragraph-properties fo:margin-top="0cm" fo:margin-bottom="0cm" style:contextual-spacing="false" fo:line-height="120%" style:writing-mode="lr-tb"/>
      <style:text-properties style:font-name="Garamond2" fo:language="en" fo:country="US" fo:font-weight="normal" officeooo:rsid="00410bc8" officeooo:paragraph-rsid="00410bc8"/>
    </style:style>
    <style:style style:name="P135" style:family="paragraph" style:parent-style-name="Text_20_body">
      <style:paragraph-properties fo:margin-left="0cm" fo:margin-right="0cm" fo:margin-top="0cm" fo:margin-bottom="0cm" style:contextual-spacing="false" fo:line-height="179%" fo:text-indent="0cm" style:auto-text-indent="false" style:writing-mode="lr-tb"/>
      <style:text-properties fo:font-variant="normal" fo:text-transform="none" fo:color="#000000" loext:opacity="100%" style:text-line-through-style="none" style:text-line-through-type="none" style:font-name="Exo" fo:font-size="10pt" fo:language="en" fo:country="US" fo:font-style="normal" style:text-underline-style="none" fo:font-weight="normal" officeooo:rsid="00410bc8" style:text-blinking="false" fo:background-color="#ffffff"/>
    </style:style>
    <style:style style:name="P136" style:family="paragraph" style:parent-style-name="Standard">
      <style:paragraph-properties fo:margin-top="0cm" fo:margin-bottom="0cm" style:contextual-spacing="false" fo:line-height="120%"/>
      <style:text-properties fo:font-variant="normal" fo:text-transform="none" fo:color="#000000" loext:opacity="100%" style:text-line-through-style="none" style:text-line-through-type="none" style:font-name="Exo" fo:font-size="10pt" fo:language="en" fo:country="US" fo:font-style="normal" style:text-underline-style="none" fo:font-weight="normal" officeooo:rsid="0049f8a6" style:text-blinking="false" fo:background-color="#ffffff"/>
    </style:style>
    <style:style style:name="P137" style:family="paragraph" style:parent-style-name="Text_20_body">
      <style:paragraph-properties fo:margin-top="0cm" fo:margin-bottom="0cm" style:contextual-spacing="false" fo:line-height="120%"/>
      <style:text-properties style:font-name="Garamond2" fo:language="en" fo:country="US" officeooo:rsid="00410bc8"/>
    </style:style>
    <style:style style:name="P138" style:family="paragraph" style:parent-style-name="Text_20_body">
      <style:paragraph-properties fo:margin-left="0cm" fo:margin-right="0cm" fo:margin-top="0cm" fo:margin-bottom="0cm" style:contextual-spacing="false" fo:line-height="120%" fo:text-indent="0cm" style:auto-text-indent="false" style:writing-mode="lr-tb"/>
      <style:text-properties fo:font-weight="normal" officeooo:paragraph-rsid="004347b9"/>
    </style:style>
    <style:style style:name="P139" style:family="paragraph" style:parent-style-name="Text_20_body">
      <style:paragraph-properties fo:margin-left="0cm" fo:margin-right="0cm" fo:margin-top="0cm" fo:margin-bottom="0cm" style:contextual-spacing="false" fo:line-height="120%" fo:text-indent="0cm" style:auto-text-indent="false" style:writing-mode="lr-tb"/>
      <style:text-properties fo:font-variant="normal" fo:text-transform="none" fo:color="#404040" loext:opacity="100%" style:text-line-through-style="none" style:text-line-through-type="none" style:font-name="Garamond1" fo:font-size="10.5pt" fo:font-style="normal" style:text-underline-style="none" fo:font-weight="normal" officeooo:paragraph-rsid="004347b9" style:text-blinking="false" fo:background-color="transparent"/>
    </style:style>
    <style:style style:name="P140" style:family="paragraph" style:parent-style-name="Text_20_body" style:list-style-name="L55">
      <style:paragraph-properties fo:margin-top="0cm" fo:margin-bottom="0cm" style:contextual-spacing="false" fo:line-height="120%" style:writing-mode="lr-tb"/>
      <style:text-properties fo:font-variant="normal" fo:text-transform="none" fo:color="#404040" loext:opacity="100%" style:text-line-through-style="none" style:text-line-through-type="none" style:font-name="Garamond1" fo:font-size="10.5pt" fo:font-style="normal" style:text-underline-style="none" fo:font-weight="normal" officeooo:paragraph-rsid="004347b9" style:text-blinking="false" fo:background-color="transparent"/>
    </style:style>
    <style:style style:name="P141" style:family="paragraph" style:parent-style-name="Text_20_body">
      <style:paragraph-properties fo:margin-top="0cm" fo:margin-bottom="0cm" style:contextual-spacing="false" fo:line-height="120%" style:writing-mode="lr-tb"/>
      <style:text-properties fo:font-variant="normal" fo:text-transform="none" fo:color="#404040" loext:opacity="100%" style:text-line-through-style="none" style:text-line-through-type="none" style:font-name="Garamond1" fo:font-size="10.5pt" fo:font-style="normal" style:text-underline-style="none" fo:font-weight="normal" officeooo:paragraph-rsid="004347b9" style:text-blinking="false" fo:background-color="transparent"/>
    </style:style>
    <style:style style:name="P142" style:family="paragraph" style:parent-style-name="Text_20_body" style:list-style-name="L55">
      <style:paragraph-properties fo:margin-top="0cm" fo:margin-bottom="0cm" style:contextual-spacing="false" fo:line-height="120%" style:writing-mode="lr-tb"/>
      <style:text-properties fo:font-variant="normal" fo:text-transform="none" fo:color="#404040" loext:opacity="100%" style:text-line-through-style="none" style:text-line-through-type="none" style:font-name="Garamond1" fo:font-size="10.5pt" fo:language="en" fo:country="US" fo:font-style="normal" style:text-underline-style="none" fo:font-weight="normal" officeooo:rsid="004347b9" officeooo:paragraph-rsid="004347b9" style:text-blinking="false" fo:background-color="transparent"/>
    </style:style>
    <style:style style:name="P143" style:family="paragraph" style:parent-style-name="Text_20_body">
      <style:paragraph-properties fo:margin-top="0cm" fo:margin-bottom="0cm" style:contextual-spacing="false" fo:line-height="120%" style:writing-mode="lr-tb"/>
      <style:text-properties fo:font-variant="normal" fo:text-transform="none" fo:color="#404040" loext:opacity="100%" style:text-line-through-style="none" style:text-line-through-type="none" style:font-name="Garamond1" fo:font-size="10.5pt" fo:language="en" fo:country="US" fo:font-style="normal" style:text-underline-style="none" fo:font-weight="normal" officeooo:rsid="004347b9" officeooo:paragraph-rsid="004347b9" style:text-blinking="false" fo:background-color="transparent"/>
    </style:style>
    <style:style style:name="P144" style:family="paragraph" style:parent-style-name="Standard">
      <style:paragraph-properties fo:margin-top="0cm" fo:margin-bottom="0cm" style:contextual-spacing="false" fo:line-height="120%" style:writing-mode="lr-tb"/>
      <style:text-properties fo:font-variant="normal" fo:text-transform="none" fo:color="#404040" loext:opacity="100%" style:text-line-through-style="none" style:text-line-through-type="none" style:font-name="Garamond1" fo:font-size="10.5pt" fo:language="en" fo:country="US" fo:font-style="normal" style:text-underline-style="none" fo:font-weight="normal" officeooo:rsid="004347b9" officeooo:paragraph-rsid="004347b9" style:text-blinking="false" fo:background-color="transparent"/>
    </style:style>
    <style:style style:name="P145" style:family="paragraph" style:parent-style-name="Text_20_body">
      <style:paragraph-properties fo:margin-left="0cm" fo:margin-right="0cm" fo:margin-top="0cm" fo:margin-bottom="0cm" style:contextual-spacing="false" fo:line-height="120%" fo:text-indent="0cm" style:auto-text-indent="false" style:writing-mode="lr-tb"/>
      <style:text-properties fo:font-weight="normal" officeooo:paragraph-rsid="00463126"/>
    </style:style>
    <style:style style:name="P146" style:family="paragraph" style:parent-style-name="Standard">
      <style:paragraph-properties fo:text-align="start" style:justify-single-word="false">
        <style:tab-stops/>
      </style:paragraph-properties>
      <style:text-properties style:font-name="Liberation Sans"/>
    </style:style>
    <style:style style:name="P147" style:family="paragraph" style:parent-style-name="Standard">
      <style:paragraph-properties fo:text-align="end" style:justify-single-word="false">
        <style:tab-stops/>
      </style:paragraph-properties>
      <style:text-properties style:font-name="Liberation Sans"/>
    </style:style>
    <style:style style:name="P148" style:family="paragraph" style:parent-style-name="Standard">
      <style:text-properties fo:font-variant="normal" fo:text-transform="none" fo:color="#404040" loext:opacity="100%" style:text-line-through-style="none" style:text-line-through-type="none" style:font-name="Garamond1" fo:font-size="10.5pt" fo:language="en" fo:country="US" fo:font-style="normal" style:text-underline-style="none" fo:font-weight="normal" officeooo:rsid="004707c4" style:text-blinking="false" fo:background-color="transparent"/>
    </style:style>
    <style:style style:name="P149" style:family="paragraph" style:parent-style-name="Text_20_body">
      <style:paragraph-properties fo:margin-left="0cm" fo:margin-right="0cm" fo:margin-top="0cm" fo:margin-bottom="0cm" style:contextual-spacing="false" fo:line-height="120%" fo:text-indent="0cm" style:auto-text-indent="false" style:writing-mode="lr-tb"/>
      <style:text-properties fo:font-weight="normal" officeooo:paragraph-rsid="00410bc8"/>
    </style:style>
    <style:style style:name="P150" style:family="paragraph" style:parent-style-name="Text_20_body" style:list-style-name="L56">
      <loext:graphic-properties draw:fill="none" draw:fill-color="#ffffff"/>
      <style:paragraph-properties fo:margin-left="0cm" fo:margin-right="0cm" fo:margin-top="0cm" fo:margin-bottom="0cm" style:contextual-spacing="false" fo:line-height="120%"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Garamond1" fo:font-size="10.5pt" fo:font-style="normal" style:text-underline-style="none" fo:font-weight="normal" officeooo:paragraph-rsid="00410bc8" style:text-blinking="false"/>
    </style:style>
    <style:style style:name="P151" style:family="paragraph" style:parent-style-name="Text_20_body" style:list-style-name="L56">
      <loext:graphic-properties draw:fill="none" draw:fill-color="#ffffff"/>
      <style:paragraph-properties fo:margin-left="0cm" fo:margin-right="0cm" fo:margin-top="0cm" fo:margin-bottom="0cm" style:contextual-spacing="false" fo:line-height="120%"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Garamond1" fo:font-size="10.5pt" fo:font-style="normal" style:text-underline-style="none" fo:font-weight="normal" officeooo:paragraph-rsid="00410bc8" style:text-blinking="false" fo:background-color="transparent"/>
    </style:style>
    <style:style style:name="P152" style:family="paragraph" style:parent-style-name="Text_20_body">
      <loext:graphic-properties draw:fill="none" draw:fill-color="#ffffff"/>
      <style:paragraph-properties fo:margin-left="0cm" fo:margin-right="0cm" fo:margin-top="0cm" fo:margin-bottom="0cm" style:contextual-spacing="false" fo:line-height="120%"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Garamond1" fo:font-size="10.5pt" fo:font-style="normal" style:text-underline-style="none" fo:font-weight="normal" officeooo:paragraph-rsid="00410bc8" style:text-blinking="false" fo:background-color="transparent"/>
    </style:style>
    <style:style style:name="P153" style:family="paragraph" style:parent-style-name="Text_20_body">
      <loext:graphic-properties draw:fill="none" draw:fill-color="#ffffff"/>
      <style:paragraph-properties fo:margin-left="0cm" fo:margin-right="0cm" fo:margin-top="0cm" fo:margin-bottom="0cm" style:contextual-spacing="false" fo:line-height="120%"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Garamond1" fo:font-size="10.5pt" fo:language="en" fo:country="US" fo:font-style="normal" style:text-underline-style="none" fo:font-weight="normal" officeooo:rsid="00410bc8" officeooo:paragraph-rsid="00410bc8" style:text-blinking="false" fo:background-color="transparent"/>
    </style:style>
    <style:style style:name="P154" style:family="paragraph" style:parent-style-name="Text_20_body">
      <loext:graphic-properties draw:fill="none" draw:fill-color="#ffffff"/>
      <style:paragraph-properties fo:margin-left="0cm" fo:margin-right="0cm" fo:margin-top="0cm" fo:margin-bottom="0cm" style:contextual-spacing="false" fo:line-height="120%"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Garamond1" fo:font-size="10.5pt" fo:language="en" fo:country="US" fo:font-style="normal" style:text-underline-style="none" fo:font-weight="normal" officeooo:rsid="004707c4" officeooo:paragraph-rsid="004707c4" style:text-blinking="false" fo:background-color="transparent"/>
    </style:style>
    <style:style style:name="P155" style:family="paragraph" style:parent-style-name="Text_20_body" style:list-style-name="L57">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Garamond1" fo:font-size="10.5pt" fo:language="en" fo:country="US" fo:font-style="normal" style:text-underline-style="none" fo:font-weight="normal" officeooo:rsid="004707c4" officeooo:paragraph-rsid="004707c4" style:text-blinking="false" fo:background-color="transparent"/>
    </style:style>
    <style:style style:name="P156" style:family="paragraph" style:parent-style-name="Text_20_body" style:list-style-name="L57">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Garamond1" fo:font-size="10.5pt" fo:language="en" fo:country="US" fo:font-style="normal" style:text-underline-style="none" fo:font-weight="normal" officeooo:rsid="0047bc1a" officeooo:paragraph-rsid="0047bc1a" style:text-blinking="false" fo:background-color="transparent" style:script-type="latin"/>
    </style:style>
    <style:style style:name="P157" style:family="paragraph" style:parent-style-name="Text_20_body">
      <style:paragraph-properties fo:break-before="page"/>
      <style:text-properties fo:font-weight="normal" officeooo:paragraph-rsid="001a7f65"/>
    </style:style>
    <style:style style:name="P158" style:family="paragraph" style:parent-style-name="Text_20_body">
      <style:text-properties fo:font-weight="normal" officeooo:rsid="001a7f65" officeooo:paragraph-rsid="001a7f65"/>
    </style:style>
    <style:style style:name="P159" style:family="paragraph" style:parent-style-name="Standard" style:master-page-name="MP0">
      <style:paragraph-properties fo:text-align="center" style:justify-single-word="false" style:page-number="1" fo:break-before="page"/>
      <style:text-properties fo:color="#404040" loext:opacity="100%" style:font-name="Garamond" fo:font-size="16pt" fo:font-weight="bold" officeooo:paragraph-rsid="004ff38e" style:font-name-asian="Garamond" style:font-size-asian="16pt" style:font-weight-asian="bold" style:font-name-complex="Garamond" style:font-size-complex="16pt"/>
    </style:style>
    <style:style style:name="P160" style:family="paragraph" style:parent-style-name="Standard">
      <style:paragraph-properties fo:text-align="center" style:justify-single-word="false"/>
      <style:text-properties officeooo:paragraph-rsid="004ff38e"/>
    </style:style>
    <style:style style:name="P161" style:family="paragraph" style:parent-style-name="Standard">
      <style:paragraph-properties fo:padding-left="0cm" fo:padding-right="0cm" fo:padding-top="0cm" fo:padding-bottom="0.035cm" fo:border-left="none" fo:border-right="none" fo:border-top="none" fo:border-bottom="0.74pt solid #000000" style:shadow="none">
        <style:tab-stops>
          <style:tab-stop style:position="1.588cm"/>
        </style:tab-stops>
      </style:paragraph-properties>
      <style:text-properties officeooo:paragraph-rsid="004ff38e"/>
    </style:style>
    <style:style style:name="P162" style:family="paragraph" style:parent-style-name="Standard">
      <style:paragraph-properties>
        <style:tab-stops>
          <style:tab-stop style:position="1.111cm"/>
          <style:tab-stop style:position="1.588cm"/>
        </style:tab-stops>
      </style:paragraph-properties>
      <style:text-properties style:font-name="Garamond" fo:font-size="10.5pt" fo:font-weight="bold" officeooo:paragraph-rsid="004ff38e" style:font-size-asian="10.5pt" style:font-weight-asian="bold" style:font-name-complex="Garamond" style:font-size-complex="10.5pt" style:font-weight-complex="bold"/>
    </style:style>
    <style:style style:name="P163" style:family="paragraph" style:parent-style-name="Standard">
      <style:paragraph-properties>
        <style:tab-stops>
          <style:tab-stop style:position="1.111cm"/>
          <style:tab-stop style:position="1.588cm"/>
        </style:tab-stops>
      </style:paragraph-properties>
      <style:text-properties officeooo:paragraph-rsid="004ff38e"/>
    </style:style>
    <style:style style:name="P164" style:family="paragraph" style:parent-style-name="Standard">
      <style:paragraph-properties fo:padding-left="0cm" fo:padding-right="0cm" fo:padding-top="0cm" fo:padding-bottom="0.035cm" fo:border-left="none" fo:border-right="none" fo:border-top="none" fo:border-bottom="0.74pt solid #000000" style:shadow="none">
        <style:tab-stops>
          <style:tab-stop style:position="1.588cm"/>
        </style:tab-stops>
      </style:paragraph-properties>
      <style:text-properties fo:color="#404040" loext:opacity="100%" style:font-name="Garamond" fo:font-size="6pt" fo:font-weight="bold" officeooo:paragraph-rsid="004ff38e" style:font-name-asian="Garamond" style:font-size-asian="5.25pt" style:font-weight-asian="bold" style:font-name-complex="Garamond" style:font-size-complex="6pt"/>
    </style:style>
    <style:style style:name="P165" style:family="paragraph" style:parent-style-name="Standard">
      <style:paragraph-properties>
        <style:tab-stops>
          <style:tab-stop style:position="2cm"/>
          <style:tab-stop style:position="18.526cm" style:type="right"/>
        </style:tab-stops>
      </style:paragraph-properties>
      <style:text-properties officeooo:paragraph-rsid="004ff38e"/>
    </style:style>
    <style:style style:name="P166" style:family="paragraph" style:parent-style-name="Standard" style:list-style-name="WWNum1">
      <style:paragraph-properties fo:margin-left="0.501cm" fo:text-indent="-0.476cm" style:auto-text-indent="false">
        <style:tab-stops>
          <style:tab-stop style:position="0.501cm"/>
          <style:tab-stop style:position="1.111cm"/>
          <style:tab-stop style:position="1.588cm"/>
        </style:tab-stops>
      </style:paragraph-properties>
      <style:text-properties officeooo:paragraph-rsid="004ff38e"/>
    </style:style>
    <style:style style:name="P167" style:family="paragraph" style:parent-style-name="Standard" style:list-style-name="WWNum1">
      <style:paragraph-properties fo:margin-left="0.501cm" fo:text-indent="-0.476cm" style:auto-text-indent="false">
        <style:tab-stops>
          <style:tab-stop style:position="0.501cm"/>
          <style:tab-stop style:position="1.111cm"/>
          <style:tab-stop style:position="1.588cm"/>
        </style:tab-stops>
      </style:paragraph-properties>
      <style:text-properties style:use-window-font-color="true" loext:opacity="0%" style:font-name="Garamond" fo:font-size="10.5pt" officeooo:paragraph-rsid="004ff38e" style:font-size-asian="10.5pt" style:font-name-complex="Garamond" style:font-size-complex="10.5pt" style:font-weight-complex="bold"/>
    </style:style>
    <style:style style:name="P168" style:family="paragraph" style:parent-style-name="Standard" style:list-style-name="WWNum1">
      <style:paragraph-properties fo:margin-left="0.025cm" fo:text-indent="0cm" style:auto-text-indent="false">
        <style:tab-stops>
          <style:tab-stop style:position="0.501cm"/>
          <style:tab-stop style:position="1.111cm"/>
          <style:tab-stop style:position="1.588cm"/>
        </style:tab-stops>
      </style:paragraph-properties>
      <style:text-properties officeooo:paragraph-rsid="004ff38e"/>
    </style:style>
    <style:style style:name="P169" style:family="paragraph" style:parent-style-name="Standard">
      <style:paragraph-properties>
        <style:tab-stops>
          <style:tab-stop style:position="0.501cm"/>
          <style:tab-stop style:position="1.111cm"/>
          <style:tab-stop style:position="1.588cm"/>
        </style:tab-stops>
      </style:paragraph-properties>
      <style:text-properties officeooo:paragraph-rsid="004ff38e"/>
    </style:style>
    <style:style style:name="P170" style:family="paragraph" style:parent-style-name="Standard">
      <style:paragraph-properties>
        <style:tab-stops>
          <style:tab-stop style:position="2cm"/>
          <style:tab-stop style:position="18.526cm" style:type="right"/>
        </style:tab-stops>
      </style:paragraph-properties>
      <style:text-properties style:font-name="Garamond" fo:font-size="6pt" fo:font-weight="bold" officeooo:paragraph-rsid="004ff38e" style:font-name-asian="Garamond" style:font-size-asian="5.25pt" style:font-weight-asian="bold" style:font-name-complex="Garamond" style:font-size-complex="6pt"/>
    </style:style>
    <style:style style:name="P171" style:family="paragraph" style:parent-style-name="Standard">
      <style:paragraph-properties>
        <style:tab-stops>
          <style:tab-stop style:position="1.771cm"/>
          <style:tab-stop style:position="2.381cm"/>
        </style:tab-stops>
      </style:paragraph-properties>
      <style:text-properties fo:color="#000000" loext:opacity="100%" style:font-name="Garamond" fo:font-size="10.5pt" officeooo:paragraph-rsid="004ff38e" style:font-name-asian="Garamond" style:font-size-asian="10.5pt" style:font-name-complex="Garamond" style:font-size-complex="10.5pt"/>
    </style:style>
    <style:style style:name="P172" style:family="paragraph" style:parent-style-name="Standard">
      <style:paragraph-properties>
        <style:tab-stops>
          <style:tab-stop style:position="1.771cm"/>
          <style:tab-stop style:position="2.381cm"/>
        </style:tab-stops>
      </style:paragraph-properties>
      <style:text-properties officeooo:paragraph-rsid="004ff38e"/>
    </style:style>
    <style:style style:name="P173" style:family="paragraph" style:parent-style-name="Standard">
      <style:paragraph-properties>
        <style:tab-stops>
          <style:tab-stop style:position="2cm"/>
          <style:tab-stop style:position="18.526cm" style:type="right"/>
        </style:tab-stops>
      </style:paragraph-properties>
      <style:text-properties fo:color="#404040" loext:opacity="100%" style:font-name="Garamond" fo:font-size="6pt" fo:font-weight="bold" officeooo:paragraph-rsid="004ff38e" style:font-name-asian="Garamond" style:font-size-asian="5.25pt" style:font-weight-asian="bold" style:font-name-complex="Garamond" style:font-size-complex="6pt"/>
    </style:style>
    <style:style style:name="P174" style:family="paragraph" style:parent-style-name="Standard">
      <style:paragraph-properties fo:break-before="page">
        <style:tab-stops>
          <style:tab-stop style:position="1.771cm"/>
          <style:tab-stop style:position="2.381cm"/>
        </style:tab-stops>
      </style:paragraph-properties>
      <style:text-properties fo:color="#000000" loext:opacity="100%" style:font-name="Garamond" fo:font-size="14pt" officeooo:paragraph-rsid="005d6d35" style:font-name-asian="Garamond" style:font-size-asian="14pt" style:font-name-complex="Garamond" style:font-size-complex="14pt"/>
    </style:style>
    <style:style style:name="P175" style:family="paragraph" style:parent-style-name="Standard">
      <style:paragraph-properties>
        <style:tab-stops>
          <style:tab-stop style:position="1.771cm"/>
          <style:tab-stop style:position="2.381cm"/>
        </style:tab-stops>
      </style:paragraph-properties>
      <style:text-properties fo:color="#000000" loext:opacity="100%" style:font-name="Garamond" fo:font-size="14pt" officeooo:paragraph-rsid="005d6d35" style:font-name-asian="Garamond" style:font-size-asian="14pt" style:font-name-complex="Garamond" style:font-size-complex="14pt"/>
    </style:style>
    <style:style style:name="P176" style:family="paragraph" style:parent-style-name="Standard">
      <style:paragraph-properties>
        <style:tab-stops>
          <style:tab-stop style:position="1.771cm"/>
          <style:tab-stop style:position="2.381cm"/>
        </style:tab-stops>
      </style:paragraph-properties>
      <style:text-properties fo:color="#000000" loext:opacity="100%" style:font-name="Garamond" fo:font-size="14pt" officeooo:paragraph-rsid="004ff38e" style:font-name-asian="Garamond" style:font-size-asian="14pt" style:font-name-complex="Garamond" style:font-size-complex="14pt"/>
    </style:style>
    <style:style style:name="P177" style:family="paragraph" style:parent-style-name="Table_20_Contents">
      <style:text-properties style:font-name="Garamond" fo:font-size="14pt" officeooo:rsid="005c235f" officeooo:paragraph-rsid="005c235f" style:font-name-asian="Garamond" style:font-size-asian="14pt" style:font-name-complex="Garamond" style:font-size-complex="14pt"/>
    </style:style>
    <style:style style:name="P178" style:family="paragraph" style:parent-style-name="Table_20_Contents">
      <style:text-properties style:font-name="Garamond" fo:font-size="14pt" officeooo:rsid="005d6d35" officeooo:paragraph-rsid="005d6d35" style:font-name-asian="Garamond" style:font-size-asian="14pt" style:font-name-complex="Garamond" style:font-size-complex="14pt"/>
    </style:style>
    <style:style style:name="P179" style:family="paragraph" style:parent-style-name="Table_20_Contents">
      <style:text-properties style:font-name="Garamond" fo:font-size="14pt" officeooo:rsid="005c235f" officeooo:paragraph-rsid="005d6d35" style:font-name-asian="Garamond" style:font-size-asian="14pt" style:font-name-complex="Garamond" style:font-size-complex="14pt"/>
    </style:style>
    <style:style style:name="P180" style:family="paragraph" style:parent-style-name="Table_20_Contents">
      <style:text-properties style:font-name="Garamond" fo:font-size="14pt" style:font-name-asian="Garamond" style:font-size-asian="14pt" style:font-name-complex="Garamond" style:font-size-complex="14pt"/>
    </style:style>
    <style:style style:name="P181" style:family="paragraph" style:parent-style-name="Standard">
      <style:paragraph-properties>
        <style:tab-stops>
          <style:tab-stop style:position="1.771cm"/>
          <style:tab-stop style:position="2.381cm"/>
        </style:tab-stops>
      </style:paragraph-properties>
      <style:text-properties fo:color="#000000" loext:opacity="100%" style:font-name="Garamond" fo:font-size="14pt" officeooo:rsid="005b7d6f" officeooo:paragraph-rsid="005b7d6f" style:font-name-asian="Garamond" style:font-size-asian="14pt" style:font-name-complex="Garamond" style:font-size-complex="14pt"/>
    </style:style>
    <style:style style:name="P182" style:family="paragraph" style:parent-style-name="Standard">
      <style:paragraph-properties fo:break-before="page">
        <style:tab-stops>
          <style:tab-stop style:position="1.771cm"/>
          <style:tab-stop style:position="2.381cm"/>
        </style:tab-stops>
      </style:paragraph-properties>
      <style:text-properties fo:color="#000000" loext:opacity="100%" style:font-name="Garamond" fo:font-size="14pt" officeooo:rsid="005b7d6f" officeooo:paragraph-rsid="005b7d6f" style:font-name-asian="Garamond" style:font-size-asian="14pt" style:font-name-complex="Garamond" style:font-size-complex="14pt"/>
    </style:style>
    <style:style style:name="T1" style:family="text">
      <style:text-properties officeooo:rsid="0023b37c"/>
    </style:style>
    <style:style style:name="T2" style:family="text">
      <style:text-properties fo:language="en" fo:country="US" officeooo:rsid="0039e38a"/>
    </style:style>
    <style:style style:name="T3" style:family="text">
      <style:text-properties fo:language="en" fo:country="US" officeooo:rsid="002f34f9"/>
    </style:style>
    <style:style style:name="T4" style:family="text">
      <style:text-properties fo:language="en" fo:country="US" officeooo:rsid="003a8cf3"/>
    </style:style>
    <style:style style:name="T5" style:family="text">
      <style:text-properties officeooo:rsid="003b2ceb"/>
    </style:style>
    <style:style style:name="T6" style:family="text">
      <style:text-properties officeooo:rsid="0039129e"/>
    </style:style>
    <style:style style:name="T7" style:family="text">
      <style:text-properties officeooo:rsid="004d8510"/>
    </style:style>
    <style:style style:name="T8" style:family="text">
      <style:text-properties style:font-name="Garamond" fo:font-size="10.5pt" fo:language="en" fo:country="US" style:text-underline-style="solid" style:text-underline-width="auto" style:text-underline-color="font-color" officeooo:rsid="0047cc52" style:font-name-asian="Garamond" style:font-size-asian="10.5pt" style:font-weight-asian="normal" style:font-name-complex="Garamond" style:font-size-complex="10.5pt" style:font-weight-complex="normal"/>
    </style:style>
    <style:style style:name="T9" style:family="text">
      <style:text-properties style:font-name="Garamond" fo:font-size="10.5pt" fo:language="en" fo:country="US" style:text-underline-style="solid" style:text-underline-width="auto" style:text-underline-color="font-color" officeooo:rsid="002d315e" style:font-name-asian="Garamond" style:font-size-asian="10.5pt" style:font-weight-asian="normal" style:font-name-complex="Garamond" style:font-size-complex="10.5pt" style:font-weight-complex="normal"/>
    </style:style>
    <style:style style:name="T10" style:family="text">
      <style:text-properties fo:language="en" fo:country="US" officeooo:rsid="00407c5b"/>
    </style:style>
    <style:style style:name="T11" style:family="text">
      <style:text-properties fo:language="en" fo:country="US"/>
    </style:style>
    <style:style style:name="T12" style:family="text">
      <style:text-properties officeooo:rsid="00129227"/>
    </style:style>
    <style:style style:name="T13" style:family="text">
      <style:text-properties officeooo:rsid="0013d1be"/>
    </style:style>
    <style:style style:name="T14" style:family="text">
      <style:text-properties fo:font-variant="normal" fo:text-transform="none" fo:color="#000000" loext:opacity="100%" style:text-line-through-style="none" style:text-line-through-type="none" style:font-name="Arial3" fo:font-size="11pt"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Arial3" fo:font-size="11pt" fo:font-style="normal" style:text-underline-style="none" fo:font-weight="normal" officeooo:rsid="00129227" style:text-blinking="false" fo:background-color="transparent" loext:char-shading-value="0"/>
    </style:style>
    <style:style style:name="T16" style:family="text">
      <style:text-properties style:text-line-through-style="none" style:text-line-through-type="none" fo:font-size="11pt" style:text-underline-style="none" style:text-blinking="false" fo:background-color="transparent" loext:char-shading-value="0"/>
    </style:style>
    <style:style style:name="T17" style:family="text">
      <style:text-properties fo:font-size="11pt"/>
    </style:style>
    <style:style style:name="T18" style:family="text">
      <style:text-properties fo:font-variant="normal" fo:text-transform="none" style:use-window-font-color="true" loext:opacity="0%" style:font-name="apple-system" fo:font-size="12pt" fo:letter-spacing="normal" fo:font-style="normal" fo:font-weight="bold"/>
    </style:style>
    <style:style style:name="T19" style:family="text">
      <style:text-properties fo:font-variant="normal" fo:text-transform="none" style:use-window-font-color="true" loext:opacity="0%" style:font-name="apple-system" fo:font-size="12pt" fo:letter-spacing="normal" fo:font-style="normal" fo:font-weight="normal"/>
    </style:style>
    <style:style style:name="T20" style:family="text">
      <style:text-properties style:font-name-asian="apple-system"/>
    </style:style>
    <style:style style:name="T21" style:family="text">
      <style:text-properties style:font-name="apple-system" fo:font-size="12pt" fo:font-style="normal" fo:font-weight="normal"/>
    </style:style>
    <style:style style:name="T22" style:family="text">
      <style:text-properties fo:font-variant="normal" fo:text-transform="none" style:use-window-font-color="true" loext:opacity="0%" fo:letter-spacing="normal" style:font-name-asian="apple-system" style:font-style-asian="normal" style:font-weight-asian="bold"/>
    </style:style>
    <style:style style:name="T23" style:family="text">
      <style:text-properties fo:font-variant="normal" fo:text-transform="none" style:use-window-font-color="true" loext:opacity="0%" fo:letter-spacing="normal" style:font-name-asian="apple-system" style:font-style-asian="normal" style:font-weight-asian="normal"/>
    </style:style>
    <style:style style:name="T24" style:family="text">
      <style:text-properties style:font-name-asian="apple-system" style:font-style-asian="normal" style:font-weight-asian="normal"/>
    </style:style>
    <style:style style:name="T25" style:family="text">
      <style:text-properties style:font-name-asian="apple-system" style:font-size-asian="12pt" style:font-style-asian="normal" style:font-weight-asian="normal"/>
    </style:style>
    <style:style style:name="T26" style:family="text">
      <style:text-properties fo:font-variant="normal" fo:text-transform="none" style:use-window-font-color="true" loext:opacity="0%" fo:letter-spacing="normal" style:font-name-asian="apple-system" style:font-size-asian="12pt" style:font-style-asian="normal" style:font-weight-asian="bold"/>
    </style:style>
    <style:style style:name="T27" style:family="text">
      <style:text-properties fo:font-variant="normal" fo:text-transform="none" style:use-window-font-color="true" loext:opacity="0%" fo:letter-spacing="normal" style:font-name-asian="apple-system" style:font-size-asian="12pt" style:font-style-asian="normal" style:font-weight-asian="normal"/>
    </style:style>
    <style:style style:name="T28" style:family="text">
      <style:text-properties officeooo:rsid="002f6263"/>
    </style:style>
    <style:style style:name="T29" style:family="text">
      <style:text-properties style:font-name="Arial3" fo:font-size="12pt" fo:font-style="normal" fo:font-weight="normal"/>
    </style:style>
    <style:style style:name="T30" style:family="text">
      <style:text-properties style:font-name-asian="Arial3" style:font-size-asian="12pt" style:font-style-asian="normal" style:font-weight-asian="normal"/>
    </style:style>
    <style:style style:name="T31" style:family="text">
      <style:text-properties fo:language="en" fo:country="US" officeooo:rsid="003e0401"/>
    </style:style>
    <style:style style:name="T32" style:family="text">
      <style:text-properties fo:font-family="'Noto Sans SC'" style:font-family-generic="swiss" style:font-pitch="variable" fo:font-size="10.5pt" fo:font-style="normal" fo:font-weight="normal" style:font-family-asian="'Noto Sans SC'" style:font-family-generic-asian="swiss" style:font-pitch-asian="variable" style:font-size-asian="10.5pt" style:font-weight-asian="normal" style:font-family-complex="'Noto Sans SC'" style:font-family-generic-complex="swiss" style:font-pitch-complex="variable" style:font-size-complex="10.5pt" style:font-weight-complex="normal"/>
    </style:style>
    <style:style style:name="T33" style:family="text">
      <style:text-properties fo:font-family="'Noto Sans SC'" style:font-family-generic="swiss" style:font-pitch="variable" fo:font-size="10.5pt" fo:language="en" fo:country="US" fo:font-style="normal" fo:font-weight="normal" officeooo:rsid="001f2cea" style:font-family-asian="'Noto Sans SC'" style:font-family-generic-asian="swiss" style:font-pitch-asian="variable" style:font-size-asian="10.5pt" style:font-weight-asian="normal" style:font-family-complex="'Noto Sans SC'" style:font-family-generic-complex="swiss" style:font-pitch-complex="variable" style:font-size-complex="10.5pt" style:font-weight-complex="normal"/>
    </style:style>
    <style:style style:name="T34"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Arial3" style:font-size-asian="12pt" style:font-style-asian="normal" style:font-weight-asian="normal"/>
    </style:style>
    <style:style style:name="T35" style:family="text">
      <style:text-properties fo:font-variant="normal" fo:text-transform="none" fo:color="#000000" loext:opacity="100%" style:text-line-through-style="none" style:text-line-through-type="none" style:font-name="Arial3" fo:font-size="12pt" fo:font-style="normal" style:text-underline-style="none" fo:font-weight="normal" style:text-blinking="false" fo:background-color="transparent" loext:char-shading-value="0"/>
    </style:style>
    <style:style style:name="T36" style:family="text">
      <style:text-properties fo:font-variant="normal" fo:text-transform="none" fo:color="#404040" loext:opacity="100%" style:text-line-through-style="none" style:text-line-through-type="none" style:font-name="Garamond1" fo:font-size="10.5pt" fo:font-style="normal" style:text-underline-style="none" fo:font-weight="bold" style:text-blinking="false" fo:background-color="transparent" loext:char-shading-value="0"/>
    </style:style>
    <style:style style:name="T37" style:family="text">
      <style:text-properties fo:font-variant="normal" fo:text-transform="none" fo:color="#000000" loext:opacity="100%" style:text-line-through-style="none" style:text-line-through-type="none" style:font-name="Garamond1" fo:font-size="10.5pt" fo:font-style="normal" style:text-underline-style="none" style:text-blinking="false" fo:background-color="transparent" loext:char-shading-value="0"/>
    </style:style>
    <style:style style:name="T38" style:family="text">
      <style:text-properties fo:font-variant="normal" fo:text-transform="none" fo:color="#404040" loext:opacity="100%" style:text-line-through-style="none" style:text-line-through-type="none" style:font-name="Garamond1" fo:font-size="10.5pt" fo:font-style="normal" style:text-underline-style="none" fo:font-weight="bold" officeooo:rsid="002e832c" style:text-blinking="false" fo:background-color="transparent" loext:char-shading-value="0"/>
    </style:style>
    <style:style style:name="T39" style:family="text">
      <style:text-properties fo:font-variant="normal" fo:text-transform="none" fo:color="#000000" loext:opacity="100%" style:text-line-through-style="none" style:text-line-through-type="none" style:font-name="Garamond1" fo:font-size="10.5pt" fo:font-style="normal" style:text-underline-style="none" officeooo:rsid="002e832c" style:text-blinking="false" fo:background-color="transparent" loext:char-shading-value="0"/>
    </style:style>
    <style:style style:name="T40" style:family="text">
      <style:text-properties fo:font-variant="normal" fo:text-transform="none" fo:color="#000000" loext:opacity="100%" style:text-line-through-style="none" style:text-line-through-type="none" style:font-name="Garamond1" fo:font-size="10.5pt" fo:font-style="normal" style:text-underline-style="none" officeooo:rsid="0027013d" style:text-blinking="false" fo:background-color="transparent" loext:char-shading-value="0"/>
    </style:style>
    <style:style style:name="T41" style:family="text">
      <style:text-properties fo:font-weight="bold" fo:background-color="transparent" loext:char-shading-value="0"/>
    </style:style>
    <style:style style:name="T42" style:family="text">
      <style:text-properties fo:background-color="transparent" loext:char-shading-value="0"/>
    </style:style>
    <style:style style:name="T43" style:family="text">
      <style:text-properties fo:font-weight="bold" style:font-weight-asian="bold" style:font-weight-complex="bold"/>
    </style:style>
    <style:style style:name="T44" style:family="text">
      <style:text-properties officeooo:rsid="002e832c"/>
    </style:style>
    <style:style style:name="T45" style:family="text">
      <style:text-properties fo:font-variant="normal" fo:text-transform="none" style:use-window-font-color="true" loext:opacity="0%" style:text-line-through-style="none" style:text-line-through-type="none" style:text-underline-style="none" style:text-blinking="false" fo:background-color="transparent" loext:char-shading-value="0" style:font-size-asian="10.5pt" style:font-style-asian="normal" style:font-weight-asian="normal"/>
    </style:style>
    <style:style style:name="T46" style:family="text">
      <style:text-properties fo:font-variant="normal" fo:text-transform="none" style:use-window-font-color="true" loext:opacity="0%" style:text-line-through-style="none" style:text-line-through-type="none" style:text-underline-style="none" fo:font-weight="bold" style:text-blinking="false" fo:background-color="transparent" loext:char-shading-value="0" style:font-size-asian="10.5pt" style:font-style-asian="normal" style:font-weight-asian="bold" style:font-weight-complex="bold"/>
    </style:style>
    <style:style style:name="T47" style:family="text">
      <style:text-properties fo:language="en" fo:country="US" officeooo:rsid="003cab92"/>
    </style:style>
    <style:style style:name="T48" style:family="text">
      <style:text-properties fo:font-variant="normal" fo:text-transform="none" fo:color="#000000" loext:opacity="100%" style:text-line-through-style="none" style:text-line-through-type="none" style:font-name="Exo" fo:font-size="10pt" fo:font-style="normal" style:text-underline-style="none" fo:font-weight="bold" style:text-blinking="false" fo:background-color="#ffffff" loext:char-shading-value="0"/>
    </style:style>
    <style:style style:name="T49" style:family="text">
      <style:text-properties fo:font-variant="normal" fo:text-transform="none" fo:color="#000000" loext:opacity="100%" style:text-line-through-style="none" style:text-line-through-type="none" style:font-name="Exo" fo:font-size="10pt" fo:font-style="normal" style:text-underline-style="none" style:text-blinking="false" fo:background-color="#ffffff" loext:char-shading-value="0"/>
    </style:style>
    <style:style style:name="T5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1" style:family="text">
      <style:text-properties fo:language="en" fo:country="US" officeooo:rsid="00463126"/>
    </style:style>
    <style:style style:name="T52" style:family="text">
      <style:text-properties fo:color="#000000" loext:opacity="100%"/>
    </style:style>
    <style:style style:name="T53" style:family="text">
      <style:text-properties style:font-name="Liberation Sans"/>
    </style:style>
    <style:style style:name="T54" style:family="text">
      <style:text-properties fo:font-variant="normal" fo:text-transform="none" fo:color="#000000" loext:opacity="100%" style:text-line-through-style="none" style:text-line-through-type="none" style:font-name="Garamond1" fo:font-size="10.5pt" fo:language="en" fo:country="US" fo:font-style="normal" style:text-underline-style="none" officeooo:rsid="001a7f65" style:text-blinking="false" fo:background-color="transparent" loext:char-shading-value="0"/>
    </style:style>
    <style:style style:name="T55" style:family="text">
      <style:text-properties officeooo:rsid="004707c4"/>
    </style:style>
    <style:style style:name="T56" style:family="text">
      <style:text-properties officeooo:rsid="00487349"/>
    </style:style>
    <style:style style:name="T57" style:family="text">
      <style:text-properties style:font-name="Garamond" fo:font-size="10.5pt" style:font-name-asian="Garamond" style:font-size-asian="10.5pt" style:font-name-complex="Garamond" style:font-size-complex="10.5pt"/>
    </style:style>
    <style:style style:name="T58" style:family="text">
      <style:text-properties style:font-name="Garamond" fo:font-size="10.5pt" style:font-size-asian="10.5pt" style:font-name-complex="Garamond" style:font-size-complex="10.5pt"/>
    </style:style>
    <style:style style:name="T59" style:family="text">
      <style:text-properties style:font-name="Garamond" fo:font-size="10.5pt" officeooo:rsid="004b4822" style:font-size-asian="10.5pt" style:font-name-complex="Garamond" style:font-size-complex="10.5pt"/>
    </style:style>
    <style:style style:name="T60" style:family="text">
      <style:text-properties style:font-name="Garamond" fo:font-size="10.5pt" fo:language="en" fo:country="US" officeooo:rsid="004b4822" style:font-size-asian="10.5pt" style:font-name-complex="Garamond" style:font-size-complex="10.5pt"/>
    </style:style>
    <style:style style:name="T61" style:family="text">
      <style:text-properties style:font-name="Garamond" fo:font-size="10.5pt" fo:language="en" fo:country="US" officeooo:rsid="004c9d89" style:font-size-asian="10.5pt" style:font-name-complex="Garamond" style:font-size-complex="10.5pt"/>
    </style:style>
    <style:style style:name="T62" style:family="text">
      <style:text-properties fo:color="#404040" loext:opacity="100%" style:font-name="Garamond" fo:font-size="6pt" fo:font-weight="bold" style:font-name-asian="Garamond" style:font-size-asian="5.25pt" style:font-weight-asian="bold" style:font-name-complex="Garamond" style:font-size-complex="6pt"/>
    </style:style>
    <style:style style:name="T63" style:family="text">
      <style:text-properties fo:color="#404040" loext:opacity="100%" style:font-name="Garamond" fo:font-size="11pt" fo:font-weight="bold" style:font-name-asian="Garamond" style:font-size-asian="11pt" style:font-weight-asian="bold" style:font-name-complex="Garamond" style:font-size-complex="11pt"/>
    </style:style>
    <style:style style:name="T64" style:family="text">
      <style:text-properties fo:font-weight="normal" officeooo:rsid="0020add1" style:font-weight-asian="normal" style:font-weight-complex="normal"/>
    </style:style>
    <style:style style:name="T65" style:family="text">
      <style:text-properties fo:font-weight="normal" style:font-weight-asian="normal" style:font-weight-complex="normal"/>
    </style:style>
    <style:style style:name="T66" style:family="text">
      <style:text-properties fo:font-weight="normal" style:font-name-asian="Garamond" style:font-weight-asian="normal" style:font-weight-complex="normal"/>
    </style:style>
    <style:style style:name="T67" style:family="text">
      <style:text-properties officeooo:rsid="0021a887" style:font-name-asian="Garamond"/>
    </style:style>
    <style:style style:name="T68" style:family="text">
      <style:text-properties fo:font-weight="normal" officeooo:rsid="0021a887" style:font-name-asian="Garamond" style:font-weight-asian="normal" style:font-weight-complex="normal"/>
    </style:style>
    <style:style style:name="T69" style:family="text">
      <style:text-properties style:font-name="Garamond" fo:font-size="10.5pt" fo:font-weight="bold" style:font-size-asian="10.5pt" style:font-weight-asian="bold" style:font-name-complex="Garamond" style:font-size-complex="10.5pt" style:font-weight-complex="bold"/>
    </style:style>
    <style:style style:name="T70" style:family="text">
      <style:text-properties style:font-name="Garamond" fo:font-size="10.5pt" fo:font-weight="bold" officeooo:rsid="0021a887" style:font-size-asian="10.5pt" style:font-weight-asian="bold" style:font-name-complex="Garamond" style:font-size-complex="10.5pt" style:font-weight-complex="bold"/>
    </style:style>
    <style:style style:name="T71" style:family="text">
      <style:text-properties style:font-name="Garamond" fo:font-size="10.5pt" fo:font-weight="normal" style:font-name-asian="Garamond" style:font-size-asian="10.5pt" style:font-weight-asian="normal" style:font-name-complex="Garamond" style:font-size-complex="10.5pt" style:font-weight-complex="normal"/>
    </style:style>
    <style:style style:name="T72" style:family="text">
      <style:text-properties style:font-name="Garamond" fo:font-size="10.5pt" fo:font-weight="bold" style:font-name-asian="Garamond" style:font-size-asian="10.5pt" style:font-weight-asian="bold" style:font-name-complex="Garamond" style:font-size-complex="10.5pt"/>
    </style:style>
    <style:style style:name="T73" style:family="text">
      <style:text-properties style:font-name="Garamond" fo:font-size="10.5pt" officeooo:rsid="00528056" style:font-size-asian="10.5pt" style:font-name-complex="Garamond" style:font-size-complex="10.5pt"/>
    </style:style>
    <style:style style:name="T74" style:family="text">
      <style:text-properties style:font-name="Garamond" fo:font-size="10.5pt" officeooo:rsid="0052fc30" style:font-size-asian="10.5pt" style:font-name-complex="Garamond" style:font-size-complex="10.5pt"/>
    </style:style>
    <style:style style:name="T75" style:family="text">
      <style:text-properties fo:color="#404040" loext:opacity="100%" style:font-name="Garamond" fo:font-size="10.5pt" fo:font-weight="bold" style:font-name-asian="Garamond" style:font-size-asian="10.5pt" style:font-weight-asian="bold" style:font-name-complex="Garamond" style:font-size-complex="10.5pt" style:font-weight-complex="bold"/>
    </style:style>
    <style:style style:name="T76" style:family="text">
      <style:text-properties fo:color="#404040" loext:opacity="100%" style:font-name="Garamond" fo:font-size="10.5pt" style:font-name-asian="Garamond" style:font-size-asian="10.5pt" style:font-name-complex="Garamond" style:font-size-complex="10.5pt"/>
    </style:style>
    <style:style style:name="T77" style:family="text">
      <style:text-properties style:font-name="Garamond" fo:font-size="6pt" style:text-underline-style="none" style:font-name-asian="Garamond" style:font-size-asian="5.25pt" style:font-name-complex="Garamond" style:font-size-complex="6pt"/>
    </style:style>
    <style:style style:name="T78" style:family="text">
      <style:text-properties style:font-name="Garamond" fo:font-size="10.5pt" style:text-underline-style="solid" style:text-underline-width="auto" style:text-underline-color="font-color" style:font-name-asian="Garamond" style:font-size-asian="10.5pt" style:font-name-complex="Garamond" style:font-size-complex="10.5pt"/>
    </style:style>
    <style:style style:name="T79" style:family="text">
      <style:text-properties style:font-name="Garamond" fo:font-size="10.5pt" style:text-underline-style="none" style:font-name-asian="Garamond" style:font-size-asian="10.5pt" style:font-name-complex="Garamond" style:font-size-complex="10.5pt"/>
    </style:style>
    <style:style style:name="T80" style:family="text">
      <style:text-properties style:font-name="Garamond" fo:font-size="10.5pt" fo:font-weight="bold" style:font-name-asian="Garamond" style:font-size-asian="10.5pt" style:font-weight-asian="bold" style:font-name-complex="Garamond" style:font-size-complex="10.5pt" style:font-weight-complex="bold"/>
    </style:style>
    <style:style style:name="T81" style:family="text">
      <style:text-properties style:font-name="Garamond" fo:font-size="10.5pt" fo:language="en" fo:country="US" fo:font-weight="bold" officeooo:rsid="004e2b7f" style:font-name-asian="Garamond" style:font-size-asian="10.5pt" style:font-weight-asian="bold" style:font-name-complex="Garamond" style:font-size-complex="10.5pt" style:font-weight-complex="bold"/>
    </style:style>
    <style:style style:name="T82" style:family="text">
      <style:text-properties style:font-name="Garamond" fo:font-size="10.5pt" fo:language="en" fo:country="US" fo:font-weight="bold" officeooo:rsid="0047cc52" style:font-name-asian="Garamond" style:font-size-asian="10.5pt" style:font-weight-asian="bold" style:font-name-complex="Garamond" style:font-size-complex="10.5pt" style:font-weight-complex="bold"/>
    </style:style>
    <style:style style:name="T83" style:family="text">
      <style:text-properties style:font-name="Garamond" fo:font-size="10.5pt" fo:language="en" fo:country="US" officeooo:rsid="004fc0de" style:font-name-asian="Garamond" style:font-size-asian="10.5pt" style:font-name-complex="Garamond" style:font-size-complex="10.5pt"/>
    </style:style>
    <style:style style:name="T84" style:family="text">
      <style:text-properties style:font-name="Garamond" fo:font-size="10.5pt" fo:language="en" fo:country="US" officeooo:rsid="0047cc52" style:font-name-asian="Garamond" style:font-size-asian="10.5pt" style:font-name-complex="Garamond" style:font-size-complex="10.5pt"/>
    </style:style>
    <style:style style:name="T85" style:family="text">
      <style:text-properties style:font-name="Garamond" fo:font-size="6pt" style:font-name-asian="Garamond" style:font-size-asian="5.25pt" style:font-name-complex="Garamond" style:font-size-complex="6pt"/>
    </style:style>
    <style:style style:name="T86" style:family="text">
      <style:text-properties style:font-name="Garamond" fo:font-size="10.5pt" style:text-underline-style="solid" style:text-underline-width="auto" style:text-underline-color="font-color" officeooo:rsid="005804d6" style:font-name-asian="Garamond" style:font-size-asian="10.5pt" style:font-name-complex="Garamond" style:font-size-complex="10.5pt"/>
    </style:style>
    <style:style style:name="T87" style:family="text">
      <style:text-properties style:font-name="Garamond" fo:font-size="10.5pt" style:text-underline-style="solid" style:text-underline-width="auto" style:text-underline-color="font-color" officeooo:rsid="00576153" style:font-name-asian="Garamond" style:font-size-asian="10.5pt" style:font-name-complex="Garamond" style:font-size-complex="10.5pt"/>
    </style:style>
    <style:style style:name="T88" style:family="text">
      <style:text-properties style:font-name="Garamond" fo:font-size="10.5pt" fo:language="en" fo:country="US" style:text-underline-style="none" fo:font-weight="normal" officeooo:rsid="003d1209" style:font-name-asian="Garamond" style:font-size-asian="10.5pt" style:font-weight-asian="normal" style:font-name-complex="Garamond" style:font-size-complex="10.5pt" style:font-weight-complex="normal"/>
    </style:style>
    <style:style style:name="T89" style:family="text">
      <style:text-properties style:font-name="Garamond" fo:font-size="10.5pt" fo:language="en" fo:country="US" style:text-underline-style="solid" style:text-underline-width="auto" style:text-underline-color="font-color" fo:font-weight="normal" officeooo:rsid="0047cc52" style:font-name-asian="Garamond" style:font-size-asian="10.5pt" style:font-weight-asian="normal" style:font-name-complex="Garamond" style:font-size-complex="10.5pt" style:font-weight-complex="normal"/>
    </style:style>
    <style:style style:name="T90" style:family="text">
      <style:text-properties style:font-name="Garamond" fo:font-size="10.5pt" fo:language="en" fo:country="US" style:text-underline-style="solid" style:text-underline-width="auto" style:text-underline-color="font-color" fo:font-weight="normal" officeooo:rsid="002d315e" style:font-name-asian="Garamond" style:font-size-asian="10.5pt" style:font-weight-asian="normal" style:font-name-complex="Garamond" style:font-size-complex="10.5pt" style:font-weight-complex="normal"/>
    </style:style>
    <style:style style:name="T91" style:family="text">
      <style:text-properties style:font-name="Garamond" fo:font-size="10.5pt" fo:font-weight="bold" officeooo:rsid="00576153" style:font-size-asian="10.5pt" style:font-weight-asian="bold" style:font-name-complex="Garamond" style:font-size-complex="10.5pt" style:font-weight-complex="bold"/>
    </style:style>
    <style:style style:name="T92" style:family="text">
      <style:text-properties style:use-window-font-color="true" loext:opacity="0%" style:font-name="Garamond" fo:font-size="6pt" fo:font-weight="bold" style:font-size-asian="5.25pt" style:font-weight-asian="bold" style:font-name-complex="Garamond" style:font-size-complex="6pt"/>
    </style:style>
    <style:style style:name="T93" style:family="text">
      <style:text-properties style:use-window-font-color="true" loext:opacity="0%" style:font-name="Garamond" fo:font-size="10.5pt" fo:font-weight="bold" style:font-size-asian="10.5pt" style:font-weight-asian="bold" style:font-name-complex="Garamond" style:font-size-complex="10.5pt"/>
    </style:style>
    <style:style style:name="T94" style:family="text">
      <style:text-properties style:use-window-font-color="true" loext:opacity="0%" style:font-name="Garamond" fo:font-size="10.5pt" style:font-size-asian="10.5pt" style:font-name-complex="Garamond" style:font-size-complex="10.5pt" style:font-weight-complex="bold"/>
    </style:style>
    <style:style style:name="T95" style:family="text">
      <style:text-properties style:use-window-font-color="true" loext:opacity="0%" style:font-name="Garamond" fo:font-size="10.5pt" fo:font-weight="bold" style:font-size-asian="10.5pt" style:font-weight-asian="bold" style:font-name-complex="Garamond" style:font-size-complex="10.5pt" style:font-weight-complex="bold"/>
    </style:style>
    <style:style style:name="T96" style:family="text">
      <style:text-properties style:use-window-font-color="true" loext:opacity="0%" style:font-name="Garamond" fo:font-size="10.5pt" officeooo:rsid="002a69bd" style:font-size-asian="10.5pt" style:font-name-complex="Garamond" style:font-size-complex="10.5pt" style:font-weight-complex="bold"/>
    </style:style>
    <style:style style:name="T97" style:family="text">
      <style:text-properties style:use-window-font-color="true" loext:opacity="0%" style:font-name="Garamond" fo:font-size="10.5pt" fo:font-weight="normal" style:font-size-asian="10.5pt" style:font-weight-asian="normal" style:font-name-complex="Garamond" style:font-size-complex="10.5pt" style:font-weight-complex="normal"/>
    </style:style>
    <style:style style:name="T98" style:family="text">
      <style:text-properties fo:font-weight="bold" style:font-weight-asian="bold"/>
    </style:style>
    <style:style style:name="T99" style:family="text">
      <style:text-properties style:use-window-font-color="true" loext:opacity="0%" fo:font-size="6pt" style:font-size-asian="5.25pt" style:font-size-complex="6pt" style:font-weight-complex="bold"/>
    </style:style>
    <style:style style:name="T100" style:family="text">
      <style:text-properties style:font-name="Garamond" fo:font-size="6pt" fo:font-weight="bold" style:font-name-asian="Garamond" style:font-size-asian="5.25pt" style:font-weight-asian="bold" style:font-name-complex="Garamond" style:font-size-complex="6pt"/>
    </style:style>
    <style:style style:name="T101" style:family="text">
      <style:text-properties style:font-name="Garamond" fo:font-size="10.5pt" fo:language="en" fo:country="AU" style:font-size-asian="10.5pt" style:font-name-complex="Garamond" style:font-size-complex="10.5pt" style:script-type="latin"/>
    </style:style>
    <style:style style:name="T102" style:family="text">
      <style:text-properties style:font-name="Garamond" fo:font-size="10.5pt" fo:language="en" fo:country="AU" officeooo:rsid="002a69bd" style:font-size-asian="10.5pt" style:font-name-complex="Garamond" style:font-size-complex="10.5pt" style:script-type="latin"/>
    </style:style>
    <style:style style:name="T103" style:family="text">
      <style:text-properties fo:color="#404040" loext:opacity="100%" style:font-name="Garamond" fo:font-size="10.5pt" fo:font-weight="bold" style:font-name-asian="Garamond" style:font-size-asian="10.5pt" style:font-weight-asian="bold" style:font-name-complex="Garamond" style:font-size-complex="10.5pt"/>
    </style:style>
    <style:style style:name="T104" style:family="text">
      <style:text-properties fo:color="#000000" loext:opacity="100%" style:font-name="Garamond" fo:font-size="10.5pt" style:font-name-asian="Garamond" style:font-size-asian="10.5pt" style:font-name-complex="Garamond" style:font-size-complex="10.5pt"/>
    </style:style>
    <style:style style:name="T105" style:family="text">
      <style:text-properties fo:color="#000000" loext:opacity="100%" style:font-name="Garamond" fo:font-size="10.5pt" style:font-size-asian="10.5pt" style:font-name-complex="Garamond" style:font-size-complex="10.5pt"/>
    </style:style>
    <style:style style:name="T106" style:family="text">
      <style:text-properties officeooo:rsid="00528d1f"/>
    </style:style>
    <style:style style:name="T107" style:family="text">
      <style:text-properties officeooo:rsid="005b7d6f"/>
    </style:style>
    <style:style style:name="T108" style:family="text">
      <style:text-properties officeooo:rsid="005c235f"/>
    </style:style>
    <style:style style:name="T109" style:family="text">
      <style:text-properties officeooo:rsid="005d6d3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kills summary:</text:h>
      <text:p text:style-name="P2">Technical Skills: Python, JavaScript, Pandas, NumPy, Matplotlib, Scikit-learn, PyTorch, PostgreSQL, Microsoft Office (including Excel VBA), Webdev, <text:span text:style-name="T1">git, </text:span><text:span text:style-name="T2">Django, REST api</text:span></text:p>
      <text:p text:style-name="P2"/>
      <text:p text:style-name="P3">Language skill: English Language Proficiency Summary<text:line-break/><text:line-break/>R<text:span text:style-name="T3">oland</text:span> Luo has demonstrated a high level of English proficiency, achieving an overall PTE Academic score of 89, which places him well above the standard requirement for academic and professional communication in Australia. His results reflect strong and well-balanced language skills across all core areas:<text:line-break/><text:line-break/>Speaking: 90 – Clear, fluent, and confident verbal communication<text:line-break/><text:line-break/>Reading: 88 – Strong ability to understand complex written material<text:line-break/><text:line-break/>Listening: 87 – Effective comprehension in spoken English, including detail-focused information<text:line-break/><text:line-break/>Writing: 86 – Capable of producing well-structured, coherent written work<text:line-break/><text:line-break/>These results indicate that although R<text:span text:style-name="T3">oland </text:span>is originally from overseas, he communicates in English at a highly proficient and professional level suitable for both workplace collaboration and client-facing environments.</text:p>
      <text:p text:style-name="P3"/>
      <text:p text:style-name="P3"><text:span text:style-name="T4">Other l</text:span>anguage <text:span text:style-name="T5">s</text:span>kills: Chinese (Mandarin) – Native; Lao – Fluent; Japanese – Intermediate.</text:p>
      <text:h text:style-name="P1" text:outline-level="1">Skills summary- <text:span text:style-name="T2">in depth explaination</text:span>:</text:h>
      <text:p text:style-name="P4"/>
      <text:p text:style-name="P2">Python: Strong proficiency</text:p>
      <text:list text:style-name="L1">
        <text:list-item>
          <text:p text:style-name="P5">Strong working knowledge of Python. Able to use Python to achieve many tasks </text:p>
        </text:list-item>
        <text:list-item>
          <text:p text:style-name="P5">Data analysis using NumPy and Pandas </text:p>
        </text:list-item>
        <text:list-item>
          <text:p text:style-name="P5">Machine learning with Scikit-learn</text:p>
        </text:list-item>
        <text:list-item>
          <text:p text:style-name="P5">Deep learning through PyTorch. Built a 3D CNN yoga pose recognition program. </text:p>
        </text:list-item>
        <text:list-item>
          <text:p text:style-name="P5">Web server backend using Django</text:p>
        </text:list-item>
        <text:list-item>
          <text:p text:style-name="P5">Data visualization through Matplotlib and Seaborn</text:p>
        </text:list-item>
      </text:list>
      <text:p text:style-name="Text_20_body"/>
      <text:p text:style-name="P2">JavaScript: Proficient</text:p>
      <text:list text:style-name="L2">
        <text:list-item>
          <text:p text:style-name="P6">Web frontend: React.js and Next.js (e.g. E-commerce website)</text:p>
        </text:list-item>
        <text:list-item>
          <text:p text:style-name="P6">3D rendering: Three.js and React Three Fiber to build a 3D kitchen designing website</text:p>
        </text:list-item>
        <text:list-item>
          <text:p text:style-name="P7"/>
        </text:list-item>
      </text:list>
      <text:p text:style-name="Text_20_body"><text:soft-page-break/></text:p>
      <text:p text:style-name="P2">PostgreSQL:</text:p>
      <text:list text:style-name="L3">
        <text:list-item>
          <text:p text:style-name="P8">Working knowledge of using PostgreSQL for various types of database operations e.g. CRUD operations and integration in web development</text:p>
        </text:list-item>
        <text:list-item>
          <text:p text:style-name="P8">Created the database for my E-commerce website using PostgreSQL database</text:p>
        </text:list-item>
      </text:list>
      <text:p text:style-name="Text_20_body"/>
      <text:p text:style-name="P2">Microsoft Office:</text:p>
      <text:list text:style-name="L4">
        <text:list-item>
          <text:p text:style-name="P9">Most of the Microsoft office softwares such as Excel. Had experience developing an inventory management platform using VBA for automation tasks in Microsoft Excel</text:p>
        </text:list-item>
      </text:list>
      <text:p text:style-name="Text_20_body"/>
      <text:p text:style-name="P2">Web development:</text:p>
      <text:list text:style-name="L5">
        <text:list-item>
          <text:p text:style-name="P10">Frameworks: React, Next.js, Django</text:p>
        </text:list-item>
        <text:list-item>
          <text:p text:style-name="P10">E-commerce and ERP platforms built from scratch</text:p>
        </text:list-item>
        <text:list-item>
          <text:p text:style-name="P11">Full-stack capability demonstrated in real projects</text:p>
        </text:list-item>
      </text:list>
      <text:p text:style-name="P12"/>
      <text:p text:style-name="P12">Git:</text:p>
      <text:list text:style-name="L6">
        <text:list-item>
          <text:p text:style-name="P13">Version Control &amp; Branching: Proficient in using Git for version tracking, branching, and merging to manage project development.</text:p>
        </text:list-item>
        <text:list-item>
          <text:p text:style-name="P13">Repository Management: Experienced in initializing, cloning, and maintaining repositories (local and remote via GitHub).</text:p>
        </text:list-item>
        <text:list-item>
          <text:p text:style-name="P13">Commit History Management: Skilled in using commits and maintaining clean commit histories</text:p>
        </text:list-item>
      </text:list>
      <text:p text:style-name="P14"/>
      <text:p text:style-name="P15">Django:</text:p>
      <text:list text:style-name="L7">
        <text:list-item>
          <text:p text:style-name="P16"/>
        </text:list-item>
      </text:list>
      <text:p text:style-name="P15">Next.js &amp; React</text:p>
      <text:p text:style-name="P14"/>
      <text:p text:style-name="P17">Linux:</text:p>
      <text:list text:style-name="L8">
        <text:list-item>
          <text:p text:style-name="P18">Built and ran full Django/PostgreSQL/Next.js stack on WSL2 (Ubuntu) with systemd-managed services (PostgreSQL), venv isolation, and Linux-first tooling.</text:p>
        </text:list-item>
        <text:list-item>
          <text:p text:style-name="P18">Comfortable with Linux CLI on WSL2: package installs, service start/stop, file permissions, and process management.</text:p>
        </text:list-item>
        <text:list-item>
          <text:p text:style-name="P18">Integrated Windows/WSL2 workflow: VS Code Remote WSL, browser access via localhost, and shared file system usage.</text:p>
        </text:list-item>
        <text:list-item>
          <text:p text:style-name="P18">Debugged and optimized dev env: networking (localhost/ports), path/case-sensitivity issues, and performance tuning for WSL2.</text:p>
        </text:list-item>
      </text:list>
      <text:p text:style-name="P17"/>
      <text:p text:style-name="P19">Excel VBA:</text:p>
      <text:p text:style-name="P20"/>
      <text:p text:style-name="P20"><text:soft-page-break/>Experienced with extensive hands-on experience designing, building, and maintaining enterprise-grade automation solutions. I created and continue to support a production Inventory Management System implemented entirely in Excel/VBA that automates product onboarding, generates structured product sheets and tables to log inventory movements (receipts, sales, adjustments), and calculates inventory-on-hand in real time. The system includes configurable minimum-stock alerts, a fast search interface, and bilingual UI — eliminating repetitive manual work, reducing errors, and streamlining day-to-day operations. My work encompasses end-to-end ownership: solution design, event-driven macros and UserForms, robust data validation and error handling, maintainability and enhancements, and direct user support and training.</text:p>
      <text:p text:style-name="P20"/>
      <text:p text:style-name="P20">Key highlights</text:p>
      <text:list text:style-name="L9">
        <text:list-item>
          <text:p text:style-name="P21">Built an enterprise inventory solution still used in production that automates <text:span text:style-name="T6">product </text:span>onboarding, tracking, alerts, and reporting.</text:p>
        </text:list-item>
        <text:list-item>
          <text:p text:style-name="P21">Implemented features that improve accessibility and efficiency: fast search and dual-language support.</text:p>
        </text:list-item>
        <text:list-item>
          <text:p text:style-name="P21">Strong practice in VBA macro development, UserForms, Excel tables/formulas, data validation, and writing maintainable automation for business users.</text:p>
        </text:list-item>
      </text:list>
      <text:p text:style-name="P17"/>
      <text:h text:style-name="Heading_20_1" text:outline-level="1">Project experience</text:h>
      <text:p text:style-name="P2">The following projects were developed during my <text:span text:style-name="T7">part-time remote job</text:span> at a furniture manufacturing and wholesale business <text:span text:style-name="T4">(SongFei Construction &amp; Decoration Co., Ltd)</text:span>: <text:s/>2024/12 – Present</text:p>
      <text:p text:style-name="P2"/>
      <text:p text:style-name="P2">Project &amp; Role Overview: Independently led the end‑to‑end digitalisation of a small‑to‑medium construction business by designing, developing, and deploying a full-stack web platform (Next.js, React.js, Django). Acted as the technical owner, translating business requirements into scalable, data‑driven solutions across ERP, operational automation, and analytics. <text:s text:c="188"/></text:p>
      <text:p text:style-name="P2"/>
      <text:p text:style-name="P22">Key Contributions &amp; Platform Core Modules Delivered GitHub: <text:a xlink:type="simple" xlink:href="https://github.com/Inuken12138/Employee-attendence-app2" text:style-name="Internet_20_link" text:visited-style-name="Visited_20_Internet_20_Link"><text:span text:style-name="默认段落字体"><text:span text:style-name="T8">Pro</text:span></text:span><text:span text:style-name="默认段落字体"><text:span text:style-name="T9">ject URL</text:span></text:span></text:a></text:p>
      <text:p text:style-name="P2"/>
      <text:list text:style-name="L10">
        <text:list-item>
          <text:p text:style-name="P23">Module 1: Automated Salary Calculation: Developed a Python-based program using Pandas and NumPy to extract employee’s attendance data and calculate monthly salaries based on a set of rules, replacing existing laborious manual processes with automation for improved accuracy and efficiency. The half-day manual process involving both the manager and the accountant now takes just 10 minutes. Coupled with Mathplotlib and Seaborn, the tool can generate insightful reports and data visualization for each individual employee and the overall workforce report</text:p>
        </text:list-item>
      </text:list>
      <text:p text:style-name="Text_20_body"/>
      <text:list text:style-name="L11">
        <text:list-item>
          <text:p text:style-name="P24">Module 2: E-commerce Website Development: Built an IKEA-style online store using React, Next.js and PostgreSQL to sell furniture and construction materials, enhancing user experience and establishing the company's digital sales channel.</text:p>
        </text:list-item>
      </text:list>
      <text:p text:style-name="Text_20_body"><text:soft-page-break/></text:p>
      <text:list text:style-name="L12">
        <text:list-item>
          <text:p text:style-name="P25">Module 3: 3D Kitchen Planner: Developed an interactive 3D kitchen design tool with Three.js and React Three Fiber, allowing customers to create custom kitchen layouts; integrated with CNC machines by converting designs into working G-Code, streamlining production and increasing efficiency.</text:p>
          <text:p text:style-name="P25"/>
        </text:list-item>
        <text:list-item>
          <text:p text:style-name="P25">AI Tools &amp; Methods: Integrated AI‑assisted development using GitHub Copilot and Cursor, applying structured prompting, prompt engineering, and human‑in‑the‑loop validation to accelerate code generation, refactoring, debugging, AI pair‑programming, and edge‑case analysis for production‑quality full‑stack and data workflows.</text:p>
        </text:list-item>
      </text:list>
      <text:p text:style-name="P26"/>
      <text:p text:style-name="P27">Full-Stack Development with Data Pipeline Architecture</text:p>
      <text:p text:style-name="P28"/>
      <text:p text:style-name="P28">Designed and implemented an enterprise-grade Employee Management System with integrated attendance tracking and payroll calculation, demonstrating strong data engineering fundamentals:</text:p>
      <text:p text:style-name="P28"/>
      <text:p text:style-name="P28">Database Design &amp; Management:</text:p>
      <text:p text:style-name="P28"/>
      <text:list text:style-name="L13">
        <text:list-item>
          <text:p text:style-name="P29">Architected relational database schemas using PostgreSQL 15, implementing complex entity relationships (one-to-many, many-to-many, self-referential)</text:p>
        </text:list-item>
        <text:list-item>
          <text:p text:style-name="P29">Applied database normalization principles (1NF, 2NF, 3NF) to ensure data integrity and optimize storage</text:p>
        </text:list-item>
        <text:list-item>
          <text:p text:style-name="P29">Designed ERD (Entity Relationship Diagrams) and translated them into production-ready database models</text:p>
        </text:list-item>
        <text:list-item>
          <text:p text:style-name="P29">Managed database migrations and version control using Django ORM</text:p>
        </text:list-item>
        <text:list-item>
          <text:p text:style-name="P30">Implemented data validation, constraints, and automated calculations at the database layer</text:p>
          <text:p text:style-name="P30"/>
        </text:list-item>
      </text:list>
      <text:p text:style-name="P31">Backend Development &amp; API Design:</text:p>
      <text:p text:style-name="P28"/>
      <text:list text:style-name="L14">
        <text:list-item>
          <text:p text:style-name="P32">Built RESTful APIs using Django REST Framework for data ingestion and retrieval</text:p>
        </text:list-item>
        <text:list-item>
          <text:p text:style-name="P32">Implemented function-based views and ViewSets for CRUD operations on employee, attendance, and payroll data</text:p>
        </text:list-item>
        <text:list-item>
          <text:p text:style-name="P32">Designed modular application architecture with separation of concerns across multiple Django apps (employee_management, inventory, ecommerce)</text:p>
        </text:list-item>
        <text:list-item>
          <text:p text:style-name="P32">Created serializers for data transformation and validation between database and API layers</text:p>
        </text:list-item>
      </text:list>
      <text:p text:style-name="P28"/>
      <text:p text:style-name="P27">Data Processing &amp; Business Logic:</text:p>
      <text:p text:style-name="P28"/>
      <text:list text:style-name="L15">
        <text:list-item>
          <text:p text:style-name="P33">Developed automated salary calculation algorithms incorporating base pay, overtime, allowances, and deductions</text:p>
        </text:list-item>
        <text:list-item>
          <text:p text:style-name="P33">Implemented attendance data aggregation and reporting with time-series calculations</text:p>
        </text:list-item>
        <text:list-item>
          <text:p text:style-name="P33"><text:soft-page-break/>Built data models supporting complex business rules (approval workflows, hierarchical relationships, audit trails)</text:p>
        </text:list-item>
        <text:list-item>
          <text:p text:style-name="P33">Created reusable data utilities and mixins for cross-application data handling</text:p>
        </text:list-item>
      </text:list>
      <text:p text:style-name="P28"/>
      <text:p text:style-name="P27">Development Environment &amp; Tools:</text:p>
      <text:p text:style-name="P28"/>
      <text:list text:style-name="L16">
        <text:list-item>
          <text:p text:style-name="P34">Configured WSL2 development environment for Linux-based data engineering workflows</text:p>
        </text:list-item>
        <text:list-item>
          <text:p text:style-name="P34">Used virtual environments (venv) for dependency management and reproducible builds</text:p>
        </text:list-item>
        <text:list-item>
          <text:p text:style-name="P34">Version control with Git and structured project organization following Django best practices</text:p>
        </text:list-item>
        <text:list-item>
          <text:p text:style-name="P35">Database administration using pgAdmin and psql command-line tools</text:p>
        </text:list-item>
      </text:list>
      <text:p text:style-name="P36"/>
      <text:p text:style-name="P31">System Integration:</text:p>
      <text:p text:style-name="P28"/>
      <text:list text:style-name="L17">
        <text:list-item>
          <text:p text:style-name="P37">Integrated Django backend with Next.js frontend via RESTful APIs</text:p>
        </text:list-item>
        <text:list-item>
          <text:p text:style-name="P37">Implemented token-based authentication (Django REST Framework Auth Token)</text:p>
        </text:list-item>
        <text:list-item>
          <text:p text:style-name="P37">Configured CORS for cross-origin data access</text:p>
        </text:list-item>
        <text:list-item>
          <text:p text:style-name="P37">Set up PostgreSQL connection pooling and optimization for production workloads</text:p>
        </text:list-item>
        <text:list-item>
          <text:p text:style-name="P37">Technical Stack:</text:p>
        </text:list-item>
        <text:list-item>
          <text:p text:style-name="P37">Python 3.12 | Django 4.2 | PostgreSQL 15 | Django REST Framework | Next.js | Git | WSL2 | Linux</text:p>
        </text:list-item>
      </text:list>
      <text:p text:style-name="P28"/>
      <text:p text:style-name="P28">This project demonstrates proficiency in data modeling, ETL pipeline development, database optimization, and building scalable data-driven applications—core competencies for data engineering roles.</text:p>
      <text:p text:style-name="P28"/>
      <text:p text:style-name="P2">The following projects were developed as part of university courses:</text:p>
      <text:p text:style-name="Text_20_body"/>
      <text:p text:style-name="P38">Book Recommendation System</text:p>
      <text:p text:style-name="P2">02/06/2024 - 08/08/2024  Team Project (4 members)</text:p>
      <text:p text:style-name="Text_20_body"/>
      <text:p text:style-name="P2">Project Overview:</text:p>
      <text:p text:style-name="P2"><text:span text:style-name="T10">Design and d</text:span><text:span text:style-name="T11">evelop</text:span> a book recommendation system <text:span text:style-name="T10">in 4-person team </text:span>aimed at improving user satisfaction by suggesting books based on users' reading history.</text:p>
      <text:p text:style-name="Text_20_body"/>
      <text:p text:style-name="P2">Objective:</text:p>
      <text:p text:style-name="P2">To recommend relevant and personalized books to users by analysing their past <text:span text:style-name="T12">book</text:span> reading history <text:span text:style-name="T12">and their respective book ratings </text:span>and <text:span text:style-name="T13">to </text:span>maximis<text:span text:style-name="T13">e</text:span> recommendation <text:span text:style-name="T12">relevancy</text:span>.</text:p>
      <text:p text:style-name="Text_20_body"/>
      <text:p text:style-name="P2">Solution:</text:p>
      <text:p text:style-name="P2"><text:soft-page-break/>Implemented the system using Python and key machine learning libraries including Pandas, NumPy, and Scikit-learn. The hybrid recommendation approach combined both content-based filtering <text:span text:style-name="T12">i.e. recommending books that have high similarity to books the user read in the past </text:span>and collaborative filtering methods <text:span text:style-name="T12">i.e. predicting user preferences by decomposing user-book interaction matrix into 2 lower-dimensional latent matrices using matrix factorization</text:span>.</text:p>
      <text:p text:style-name="Text_20_body"/>
      <text:p text:style-name="P2">Key Outcomes:</text:p>
      <text:list text:style-name="L18">
        <text:list-item>
          <text:p text:style-name="P39"><text:span text:style-name="T14">Conducted a </text:span><text:span text:style-name="T15">real-world </text:span><text:span text:style-name="T14">user study where </text:span><text:span text:style-name="T15">a </text:span><text:span text:style-name="T14">participant entered their favourite books, and the system successfully recommended 10 highly relevant titles in a timely manner. User feedback confirmed that the suggestions were engaging and closely aligned with their reading interests.</text:span></text:p>
        </text:list-item>
        <text:list-item>
          <text:p text:style-name="P40">Enabled personalized book recommendations based on user preferences and profiles.</text:p>
        </text:list-item>
      </text:list>
      <text:p text:style-name="Text_20_body"/>
      <text:h text:style-name="P41" text:outline-level="2">My Responsibilities &amp; Contributions</text:h>
      <text:list text:style-name="L19">
        <text:list-item>
          <text:p text:style-name="P42">Led data acquisition by web scr<text:span text:style-name="T16">bilities &amp; Contributions</text:span></text:p>
        </text:list-item>
        <text:list-item>
          <text:p text:style-name="P42"><text:span text:style-name="T17">Technical Ownership</text:span>aping book metadata from Google Books and Open Library.</text:p>
        </text:list-item>
        <text:list-item>
          <text:p text:style-name="P43">Co-designed the hybrid system framework and project proposal.</text:p>
        </text:list-item>
        <text:list-item>
          <text:p text:style-name="P43">Took full ownership of the collaborative filtering module and integrated it with the content-based component into one unified recommendation engine.</text:p>
        </text:list-item>
        <text:list-item>
          <text:p text:style-name="P43">Supported debugging, optimization, and quality assurance across team code to ensure final system operability.</text:p>
        </text:list-item>
      </text:list>
      <text:h text:style-name="P44" text:outline-level="3">Leadership &amp; Team Coordination (Soft Skills Highlight)</text:h>
      <text:list text:style-name="L20">
        <text:list-item>
          <text:p text:style-name="P45">Joined the team late and identified gaps in the initial proposal; provided a revised technical direction that was adopted by teammates.</text:p>
        </text:list-item>
        <text:list-item>
          <text:p text:style-name="P45">Detected a critical methodology issue: team members were using inconsistent train/test splits, creating risk of data leakage and inflated ensemble performance.</text:p>
        </text:list-item>
        <text:list-item>
          <text:p text:style-name="P45">Led technical alignment discussions and established a consistent evaluation protocol:</text:p>
          <text:list>
            <text:list-item>
              <text:p text:style-name="P46">one global train/test split first,</text:p>
            </text:list-item>
            <text:list-item>
              <text:p text:style-name="P46">all models trained on the same training set,</text:p>
            </text:list-item>
            <text:list-item>
              <text:p text:style-name="P46"><text:soft-page-break/>untouched test set reserved for final evaluation.</text:p>
            </text:list-item>
          </text:list>
        </text:list-item>
        <text:list-item>
          <text:p text:style-name="P45">Ran regular coordination meetings to reduce siloed work, track progress, and ensure module compatibility for final integration.</text:p>
        </text:list-item>
        <text:list-item>
          <text:p text:style-name="P45">Mentored teammates on implementation issues (including collaborative filtering logic), helping the team maintain technical consistency and delivery quality.</text:p>
        </text:list-item>
      </text:list>
      <text:h text:style-name="P44" text:outline-level="3">Communication &amp; Presentation</text:h>
      <text:list text:style-name="L21">
        <text:list-item>
          <text:p text:style-name="P47">Took a leading role in final presentation and Q&amp;A with teaching staff.</text:p>
        </text:list-item>
        <text:list-item>
          <text:p text:style-name="P47">Clearly explained both own module and teammates’ module logic in professional English.</text:p>
        </text:list-item>
        <text:list-item>
          <text:p text:style-name="P47">Presented model limitations transparently while framing trade-offs and design decisions in a constructive, technically credible way.</text:p>
        </text:list-item>
      </text:list>
      <text:p text:style-name="P48"/>
      <text:h text:style-name="P49" text:outline-level="2">Skills Demonstrated</text:h>
      <text:list text:style-name="L22">
        <text:list-item>
          <text:p text:style-name="P50"><text:span text:style-name="Strong_20_Emphasis"><text:span text:style-name="T18">Leadership:</text:span></text:span><text:span text:style-name="T19"> initiative-taking, technical decision-making, delivery ownership</text:span></text:p>
        </text:list-item>
        <text:list-item>
          <text:p text:style-name="P50"><text:span text:style-name="Strong_20_Emphasis"><text:span text:style-name="T18">Communication:</text:span></text:span><text:span text:style-name="T19"> stakeholder explanation, cross-language team support, technical presentation</text:span></text:p>
        </text:list-item>
        <text:list-item>
          <text:p text:style-name="P50"><text:span text:style-name="Strong_20_Emphasis"><text:span text:style-name="T18">Teamwork:</text:span></text:span><text:span text:style-name="T19"> conflict resolution, mentoring, cross-module coordination</text:span></text:p>
        </text:list-item>
        <text:list-item>
          <text:p text:style-name="P50"><text:span text:style-name="Strong_20_Emphasis"><text:span text:style-name="T18">Structured thinking:</text:span></text:span><text:span text:style-name="T19"> problem diagnosis, evaluation standardization, risk control</text:span></text:p>
        </text:list-item>
        <text:list-item>
          <text:p text:style-name="P50"><text:span text:style-name="Strong_20_Emphasis"><text:span text:style-name="T18">ML engineering rigor:</text:span></text:span><text:span text:style-name="T19"> prevention of data leakage, fair model evaluation, hybrid system integration</text:span></text:p>
        </text:list-item>
      </text:list>
      <text:p text:style-name="P51"><text:line-break/></text:p>
      <text:p text:style-name="P2"/>
      <text:p text:style-name="P52"><text:span text:style-name="T20">书籍推荐系统</text:span><text:span text:style-name="T21"><text:line-break/>2024/06/02 – 2024/08/08</text:span><text:span text:style-name="T20">（</text:span><text:span text:style-name="T21">4</text:span><text:span text:style-name="T20">人团队项目）</text:span></text:p>
      <text:p text:style-name="P53"><text:soft-page-break/><text:span text:style-name="Strong_20_Emphasis"><text:span text:style-name="T22">项目概述：</text:span></text:span><text:span text:style-name="T19"><text:line-break/></text:span><text:span text:style-name="T23">设计并开发一个书籍推荐系统，通过分析用户的阅读历史来推荐相关书籍，从而提升用户满意度。</text:span></text:p>
      <text:p text:style-name="P53"><text:span text:style-name="Strong_20_Emphasis"><text:span text:style-name="T22">项目目标：</text:span></text:span><text:span text:style-name="T19"><text:line-break/></text:span><text:span text:style-name="T23">基于用户过往阅读记录及其书籍评分，推荐高相关性、个性化的书籍，最大化推荐结果的匹配度与有效性。</text:span></text:p>
      <text:p text:style-name="P53"><text:span text:style-name="Strong_20_Emphasis"><text:span text:style-name="T22">解决方案：</text:span></text:span><text:span text:style-name="T19"><text:line-break/></text:span><text:span text:style-name="T23">使用 </text:span><text:span text:style-name="T19">Python </text:span><text:span text:style-name="T23">及核心机器学习库（</text:span><text:span text:style-name="T19">Pandas</text:span><text:span text:style-name="T23">、</text:span><text:span text:style-name="T19">NumPy</text:span><text:span text:style-name="T23">、</text:span><text:span text:style-name="T19">Scikit-learn</text:span><text:span text:style-name="T23">）实现系统。采用混合推荐方法，结合：</text:span></text:p>
      <text:list text:style-name="L23">
        <text:list-item>
          <text:p text:style-name="P54"><text:span text:style-name="Strong_20_Emphasis"><text:span text:style-name="T22">内容过滤（</text:span></text:span><text:span text:style-name="Strong_20_Emphasis"><text:span text:style-name="T18">Content-based Filtering</text:span></text:span><text:span text:style-name="Strong_20_Emphasis"><text:span text:style-name="T22">）</text:span></text:span><text:span text:style-name="T23">：推荐与用户过往阅读书籍相似度高的书籍；</text:span></text:p>
        </text:list-item>
        <text:list-item>
          <text:p text:style-name="P54"><text:span text:style-name="Strong_20_Emphasis"><text:span text:style-name="T22">协同过滤（</text:span></text:span><text:span text:style-name="Strong_20_Emphasis"><text:span text:style-name="T18">Collaborative Filtering</text:span></text:span><text:span text:style-name="Strong_20_Emphasis"><text:span text:style-name="T22">）</text:span></text:span><text:span text:style-name="T23">：通过矩阵分解将“用户</text:span><text:span text:style-name="T19">-</text:span><text:span text:style-name="T23">书籍”交互矩阵分解为两个低维潜在矩阵，用于预测用户偏好。</text:span></text:p>
        </text:list-item>
      </text:list>
      <text:p text:style-name="P53"><text:span text:style-name="Strong_20_Emphasis"><text:span text:style-name="T22">关键成果：</text:span></text:span></text:p>
      <text:list text:style-name="L24">
        <text:list-item>
          <text:p text:style-name="P55"><text:span text:style-name="T24">开展了真实用户测试：测试者输入自己喜欢的书籍后，系统能够及时推荐 </text:span><text:span text:style-name="T21">10 </text:span><text:span text:style-name="T24">本高相关书籍；用户反馈显示推荐结果与兴趣高度匹配、体验良好。</text:span></text:p>
        </text:list-item>
        <text:list-item>
          <text:p text:style-name="P56">实现了基于用户偏好与用户画像的个性化图书推荐能力。</text:p>
        </text:list-item>
      </text:list>
      <text:p text:style-name="P57"/>
      <text:h text:style-name="P58" text:outline-level="3">我的职责与贡献</text:h>
      <text:h text:style-name="P59" text:outline-level="4"><text:span text:style-name="T25">技术主导（</text:span><text:span text:style-name="T21">Technical Ownership</text:span><text:span text:style-name="T25">）</text:span></text:h>
      <text:list text:style-name="L25">
        <text:list-item>
          <text:p text:style-name="P60"><text:span text:style-name="T25">主导数据获取工作，通过爬虫从 </text:span><text:span text:style-name="T21">Google Books </text:span><text:span text:style-name="T25">和 </text:span><text:span text:style-name="T21">Open Library </text:span><text:span text:style-name="T25">抓取书籍元数据。</text:span></text:p>
        </text:list-item>
        <text:list-item>
          <text:p text:style-name="P61">参与混合推荐系统整体框架与项目方案的共同设计。</text:p>
        </text:list-item>
        <text:list-item>
          <text:p text:style-name="P61">独立负责协同过滤模块的设计与开发，并完成与内容过滤模块的整合，形成统一推荐引擎。</text:p>
        </text:list-item>
        <text:list-item>
          <text:p text:style-name="P61">支持团队代码的调试、优化与质量保障，确保最终系统可稳定运行。</text:p>
        </text:list-item>
      </text:list>
      <text:h text:style-name="P62" text:outline-level="4"><text:soft-page-break/>领导力与团队协同（软技能重点）</text:h>
      <text:list text:style-name="L26">
        <text:list-item>
          <text:p text:style-name="P63">在中途加入团队后，快速识别初版方案中的关键缺口，并提出修订后的技术方向，获得团队采纳。</text:p>
        </text:list-item>
        <text:list-item>
          <text:p text:style-name="P64"><text:span text:style-name="T25">发现并指出关键方法论问题：成员使用不一致的训练</text:span><text:span text:style-name="T21">/</text:span><text:span text:style-name="T25">测试集划分，存在数据泄露风险，可能导致集成模型性能被高估。</text:span></text:p>
        </text:list-item>
        <text:list-item>
          <text:p text:style-name="P63">主导技术对齐讨论并建立统一评估规范：</text:p>
          <text:list>
            <text:list-item>
              <text:p text:style-name="P65"><text:span text:style-name="T25">先进行一次全局训练</text:span><text:span text:style-name="T21">/</text:span><text:span text:style-name="T25">测试集划分；</text:span></text:p>
            </text:list-item>
            <text:list-item>
              <text:p text:style-name="P66">所有模型统一使用同一训练集进行训练；</text:p>
            </text:list-item>
            <text:list-item>
              <text:p text:style-name="P66">测试集全程隔离，仅用于最终评估。</text:p>
            </text:list-item>
          </text:list>
        </text:list-item>
        <text:list-item>
          <text:p text:style-name="P63">定期组织协调会议，减少成员“各自为战”的开发状态，跟踪进度并确保模块在集成阶段的兼容性。</text:p>
        </text:list-item>
        <text:list-item>
          <text:p text:style-name="P63">指导队友修正实现问题（包括协同过滤逻辑），帮助团队保持技术一致性与交付质量。</text:p>
        </text:list-item>
      </text:list>
      <text:h text:style-name="P59" text:outline-level="4"><text:span text:style-name="T25">沟通与汇报（</text:span><text:span text:style-name="T21">Communication &amp; Presentation</text:span><text:span text:style-name="T25">）</text:span></text:h>
      <text:list text:style-name="L27">
        <text:list-item>
          <text:p text:style-name="P67">在最终答辩与问答环节中承担主要讲解角色。</text:p>
        </text:list-item>
        <text:list-item>
          <text:p text:style-name="P67">能够以专业英文清晰解释本人模块及队友模块的核心逻辑。</text:p>
        </text:list-item>
        <text:list-item>
          <text:p text:style-name="P67">在汇报中客观呈现模型局限，并以建设性、技术可信的方式阐述设计取舍与权衡。</text:p>
        </text:list-item>
      </text:list>
      <text:p text:style-name="P68"/>
      <text:h text:style-name="P69" text:outline-level="3">体现的能力</text:h>
      <text:list text:style-name="L28">
        <text:list-item>
          <text:p text:style-name="P70"><text:span text:style-name="Strong_20_Emphasis"><text:span text:style-name="T26">领导力：</text:span></text:span><text:span text:style-name="T27"> 主动承担、技术决策、结果交付负责</text:span></text:p>
        </text:list-item>
        <text:list-item>
          <text:p text:style-name="P70"><text:span text:style-name="Strong_20_Emphasis"><text:span text:style-name="T26">沟通能力：</text:span></text:span><text:span text:style-name="T27"> 干系人沟通、跨语言协作支持、技术表达与汇报</text:span></text:p>
        </text:list-item>
        <text:list-item>
          <text:p text:style-name="P70"><text:span text:style-name="Strong_20_Emphasis"><text:span text:style-name="T26">团队协作：</text:span></text:span><text:span text:style-name="T27"> 冲突协调、同伴指导、跨模块协同</text:span></text:p>
        </text:list-item>
        <text:list-item>
          <text:p text:style-name="P70"><text:span text:style-name="Strong_20_Emphasis"><text:span text:style-name="T26">结构化思维：</text:span></text:span><text:span text:style-name="T27"> 问题诊断、评估标准统一、风险控制</text:span></text:p>
        </text:list-item>
        <text:list-item>
          <text:p text:style-name="P70"><text:soft-page-break/><text:span text:style-name="Strong_20_Emphasis"><text:span text:style-name="T26">机器学习工程严谨性：</text:span></text:span><text:span text:style-name="T27"> 防止数据泄露、公平评估、混合模型集成能力</text:span></text:p>
        </text:list-item>
      </text:list>
      <text:p text:style-name="P71"><text:line-break/></text:p>
      <text:p text:style-name="Text_20_body"/>
      <text:p text:style-name="P38">15/09/2024 - 21/11/2024 – Yoga Pose Recognition System Using 3D CNN</text:p>
      <text:p text:style-name="Text_20_body"/>
      <text:p text:style-name="P2">Project Background:</text:p>
      <text:p text:style-name="P2">Developed a neural network-based yoga pose recognition system capable of identifying 82 distinct yoga poses.</text:p>
      <text:p text:style-name="Text_20_body"/>
      <text:p text:style-name="P2">Objective:</text:p>
      <text:p text:style-name="P2">To maximize classification accuracy while demonstrating a deep understanding of neural network model design and implementation.</text:p>
      <text:p text:style-name="Text_20_body"/>
      <text:p text:style-name="P2">Solution:</text:p>
      <text:p text:style-name="Text_20_body">Used Google’s MediaPipe Pose Landmarker as a preprocessing tool to extract skeleton data from webcam input. The skeleton was then mapped into a 3D voxel volume, serving as the input for a custom-designed 3D Convolutional Neural Network (3D CNN). The model was trained on a GTX1050 (a low-end GPU) and achieved over 80% test accuracy after 2–3 hours of training. Higher accuracy is achievable by increasing voxel resolution or deepening the CNN architecture.</text:p>
      <text:p text:style-name="Text_20_body"/>
      <text:p text:style-name="P2"><text:span text:style-name="T28">Key </text:span>Technical Highlight:</text:p>
      <text:p text:style-name="P2">- Innovative Voxelization for Spatial Dimension Reduction &amp; Efficiency: I pioneered a custom voxelization pipeline to transform the high-dimensional 3D stickman skeletal structure (derived from Google MediaPipe’s 33 3D body landmarks) into a compact 50×50×50 voxel grid—an approach developed entirely independently (no reference to external research). This process intentionally reduces the spatial complexity of the raw skeletal data: instead of retaining continuous 3D coordinate values (which would require high-dimensional feature encoding), the voxel grid discretizes spatial information into binary (0/1) values (1 for grid cells overlapping with landmarks/lines, 0 otherwise). This discretization not only compresses the spatial dimension of the pose data into a tensor optimized for 3D CNN input but also eliminates redundant spatial noise, enabling efficient feature learning even with a lightweight model.</text:p>
      <text:p text:style-name="P2">- Lightweight 3D CNN for Modest Hardware: Unlike team members who relied on transfer learning with large pre-trained models (DenseNet/VGG16)—which demanded high-end GPUs and prolonged training time to achieve ~90% accuracy for 82 yoga pose classification—I built a self-developed 3-layer 3D CNN tailored to the voxel grid input. This lightweight architecture ran efficiently on a low-end GTX 1050 GPU (training time: 2–3 hours) while still achieving over 80% test accuracy, striking a balance between computational efficiency and competitive performance that outperformed heavier models in resource utilization.</text:p>
      <text:p text:style-name="P2"><text:soft-page-break/></text:p>
      <text:p text:style-name="Text_20_body"/>
      <text:p text:style-name="P2">Key Outcome:</text:p>
      <text:p text:style-name="P2">Built a real-time yoga pose recognition application using a webcam. Thanks to the low-latency architecture, the system was able to deliver near-instantaneous pose recognition with high accuracy, making it suitable for live deployment.</text:p>
      <text:p text:style-name="Text_20_body"/>
      <text:p text:style-name="P2">Role &amp; Responsibilities:</text:p>
      <text:p text:style-name="P2">Solely responsible for the model design and implementation, including data preprocessing, 3D CNN architecture development, training, testing, and integration into a real-time system.</text:p>
      <text:p text:style-name="Text_20_body"/>
      <text:p text:style-name="P72"><text:span text:style-name="T29">2024/09 - 2024/12 “</text:span><text:span text:style-name="T30">瑜伽姿势识别系统”模型开发</text:span></text:p>
      <text:p text:style-name="P73"/>
      <text:p text:style-name="P74">项目描述：</text:p>
      <text:p text:style-name="P75"><text:span text:style-name="T30">本项目旨在开发一个基于神经网络的瑜伽姿势识别模型，识别 </text:span><text:span text:style-name="T29">82 </text:span><text:span text:style-name="T30">种不同的瑜伽动作，并通过提升准确率来验证对神经网络模型的理解。</text:span></text:p>
      <text:p text:style-name="P75"><text:span text:style-name="T30">系统采用 </text:span><text:span text:style-name="T29">Google </text:span><text:span text:style-name="T30">的 </text:span><text:span text:style-name="T29">MediaPipe Pose Landmarker </text:span><text:span text:style-name="T30">模型提取骨架信息，并将其映射为三维体素（</text:span><text:span text:style-name="T29">voxel</text:span><text:span text:style-name="T30">）输入。基于此数据结构，设计并实现了一个三维卷积神经网络（</text:span><text:span text:style-name="T29">3D CNN</text:span><text:span text:style-name="T30">）用于模型训练。在 </text:span><text:span text:style-name="T29">GTX1050</text:span><text:span text:style-name="T30">（低端 </text:span><text:span text:style-name="T29">GPU</text:span><text:span text:style-name="T30">）上训练 </text:span><text:span text:style-name="T29">2~3 </text:span><text:span text:style-name="T30">小时后，测试准确率达到 </text:span><text:span text:style-name="T29">80% </text:span><text:span text:style-name="T30">以上。进一步提升模型深度和体素分辨率可望进一步提高准确率。</text:span></text:p>
      <text:p text:style-name="P73"/>
      <text:p text:style-name="P74">技术亮点：</text:p>
      <text:p text:style-name="P74">创新性体素化处理（实现空间维度压缩与训练高效性）：自主研发定制化体素化流程（无参考任何外部文献），将基于 Google MediaPipe 提取的 3D 火柴人骨骼结构（含 33 个 3D 人体关键点），转化为紧凑的 50×50×50 体素。该过程核心创新的是对原始骨骼数据进行空间维度精简 —— 摒弃原始连续的 3D 坐标值（此类数据需高维特征编码，占用大量计算资源），通过离散化处理将空间信息转化为二元（0/1）数值（体素网格中与骨骼关键点 / 连接线重叠的单元格赋值为 1，其余赋值为 0）。这种离散化处理不仅将姿态数据的空间维度压缩为适配三维卷积神经网络（3D CNN）输入的张量格式，还能剔除冗余空间噪声，即便搭配轻量化模型，也能实现高效的特征学习。</text:p>
      <text:p text:style-name="P74">适配低端硬件的轻量化 3D 卷积神经网络：不同于组员采用 DenseNet、VGG16 等大型预训练模型进行迁移学习的方案（此类方案需高性能 GPU 支撑，且训练耗时较长，最终实现约 90% 的识别准确率），我针对体素网格输入，自主搭建了 3 层轻量化 3D 卷积神经网络。该架构可在低端 GTX 1050 GPU 上高效运行（训练时长仅 2-3 小时），同时实现 80% 以上的测试准确率，在 82 种瑜伽姿态识别任务中，兼顾计算效率与识别性能，其资源利用率显著优于大型厚重模型。</text:p>
      <text:p text:style-name="P73"/>
      <text:p text:style-name="P74">关键成果：</text:p>
      <text:p text:style-name="P74"><text:soft-page-break/>在训练完成的基础上，实现了一个实时的瑜伽姿势识别系统，通过摄像头采集动作并进行识别，具有低延迟、高准确率的特点，几乎可实现即时反馈。</text:p>
      <text:p text:style-name="P73"/>
      <text:p text:style-name="P74">职责描述：</text:p>
      <text:p text:style-name="P76">本人全权负责该模型的设计与实现工作，包括骨架数据预处理、体素生成、神经网络结构设计与训练、以及最终的实时识别系统部署。</text:p>
      <text:p text:style-name="Text_20_body"><text:line-break/></text:p>
      <text:p text:style-name="P38">17/02/2025 - 24/04/2025 – Landscape Image Classification Using Vision Transformer (ViT)</text:p>
      <text:p text:style-name="Text_20_body"/>
      <text:p text:style-name="P2">Project Background:</text:p>
      <text:p text:style-name="P2">This project focused on solving a landscape image classification problem. Given a dataset of diverse landscape images, the task was to build an effective model using machine learning or deep learning techniques <text:span text:style-name="T31">to classify diverse aerial landscape images</text:span>.</text:p>
      <text:p text:style-name="Text_20_body"/>
      <text:p text:style-name="P2">Objective:</text:p>
      <text:p text:style-name="P2">To demonstrate both a strong understanding of the applied modeling technique and achieve high classification accuracy.</text:p>
      <text:p text:style-name="Text_20_body"/>
      <text:p text:style-name="P2">Solution:</text:p>
      <text:p text:style-name="P2">Implemented a Vision Transformer (ViT) model in Python, leveraging its strength in capturing global image features for improved performance. <text:span text:style-name="T31">Also used </text:span>effective data preprocessing, augmentation, and hyperparameter tuning.</text:p>
      <text:p text:style-name="Text_20_body"/>
      <text:p text:style-name="P2">Key Outcome:</text:p>
      <text:list text:style-name="L29">
        <text:list-item>
          <text:p text:style-name="P77">The ViT model achieved over 90% accuracy on the test set, indicating excellent generalization capability on unseen landscape images.</text:p>
        </text:list-item>
        <text:list-item>
          <text:p text:style-name="P77">Delivered end-to-end pipeline: dataset preparation, model training/evaluation, and reporting of results and error analysis.</text:p>
        </text:list-item>
      </text:list>
      <text:p text:style-name="Text_20_body"/>
      <text:p text:style-name="P2">Role &amp; Responsibilities:</text:p>
      <text:p text:style-name="P2">Responsible for end-to-end model implementation and testing, including coding, training, evaluation, and performance validation.</text:p>
      <text:p text:style-name="Text_20_body"/>
      <text:p text:style-name="P78"><text:span text:style-name="T32">2025/02 – 2025/0</text:span><text:span text:style-name="T33">5</text:span><text:span text:style-name="T29"> “</text:span><text:span text:style-name="T30">风景图像分类模型”项目开发（使用 Vision Transformer, ViT）</text:span></text:p>
      <text:p text:style-name="P79"><text:soft-page-break/>项目背景： 本项目旨在解决风景图像分类问题。给定一个包含多样化风景图像（包含航拍/空中视角图像）的数据集，使用机器学习或神经网络方法开发出高准确率的分类模型，以展示对模型原理的深入理解与应用能力。</text:p>
      <text:p text:style-name="P74"/>
      <text:p text:style-name="P80">目标： 展示对所用建模技术（Vision Transformer）的深入理解并在测试集上取得高分类准确率。</text:p>
      <text:p text:style-name="P80"/>
      <text:p text:style-name="P80">解决方案：</text:p>
      <text:list text:style-name="L30">
        <text:list-item>
          <text:p text:style-name="P81">使用 Python 实现 Vision Transformer（ViT）模型，利用其对图像全局特征建模的优势以提升分类性能。</text:p>
        </text:list-item>
        <text:list-item>
          <text:p text:style-name="P81">构建端到端处理流程，包含数据预处理、数据增强（augmentation）、以及针对模型的超参数调优以优化性能。</text:p>
        </text:list-item>
      </text:list>
      <text:p text:style-name="P80"/>
      <text:p text:style-name="P80">关键成果：</text:p>
      <text:list text:style-name="L31">
        <text:list-item>
          <text:p text:style-name="P82"><text:span text:style-name="T34">所实现的 </text:span><text:span text:style-name="T35">ViT </text:span><text:span text:style-name="T34">模型在测试集上达到了 </text:span><text:span text:style-name="T35">90% </text:span><text:span text:style-name="T34">以上的准确率，展现出优异的分类性能和模型泛化能力。</text:span></text:p>
        </text:list-item>
      </text:list>
      <text:list text:style-name="L32">
        <text:list-item>
          <text:p text:style-name="P83">提供了完整的端到端流水线：数据集准备、模型训练与评估、以及结果报告与误差分析（包括错误案例分析与性能瓶颈定位）。</text:p>
        </text:list-item>
      </text:list>
      <text:p text:style-name="P73"/>
      <text:p text:style-name="P74">职责与贡献： 本人负责系统的整体实现与测试工作，包括模型搭建与编码、数据预处理与数据增强策略设计、训练与超参数调优、模型评估与性能验证，以及撰写结果报告和进行误差分析。</text:p>
      <text:p text:style-name="Text_20_body"><text:line-break/>Project: Flexibility-Driven Microtransit Platform (University Capstone Project)</text:p>
      <text:p text:style-name="Text_20_body"><text:span text:style-name="Strong_20_Emphasis">Role:</text:span><text:line-break/>Project Owner, Frontend Developer, Scrum Master</text:p>
      <text:p text:style-name="Text_20_body"><text:span text:style-name="Strong_20_Emphasis">Project Type:</text:span><text:line-break/>Industry-collaborative university project with a real-world client.</text:p>
      <text:p text:style-name="Text_20_body"><text:span text:style-name="Strong_20_Emphasis">Client:</text:span><text:line-break/>Malaysian shuttle bus operator interested in exploring new technology solutions for microtransit services.</text:p>
      <text:p text:style-name="Text_20_body"><text:span text:style-name="Strong_20_Emphasis">Team:</text:span><text:line-break/>Development team composed of final-year Master’s students.</text:p>
      <text:p text:style-name="P84"/>
      <text:h text:style-name="P85" text:outline-level="1">Responsibilities</text:h>
      <text:h text:style-name="P86" text:outline-level="2">1. Client Communication &amp; Stakeholder Management</text:h>
      <text:list text:style-name="L33">
        <text:list-item>
          <text:p text:style-name="P87">Acted as the <text:span text:style-name="Strong_20_Emphasis">primary liaison between the client and the development team</text:span>.</text:p>
        </text:list-item>
        <text:list-item>
          <text:p text:style-name="P87"><text:soft-page-break/>Initiated the <text:span text:style-name="Strong_20_Emphasis">first client meeting</text:span> to establish communication and project direction.</text:p>
        </text:list-item>
        <text:list-item>
          <text:p text:style-name="P87">Conducted meetings with the client to <text:span text:style-name="Strong_20_Emphasis">gather detailed project requirements</text:span>.</text:p>
        </text:list-item>
        <text:list-item>
          <text:p text:style-name="P87">Clarified business goals beyond the initial project brief.</text:p>
        </text:list-item>
        <text:list-item>
          <text:p text:style-name="P87">Ensured <text:span text:style-name="Strong_20_Emphasis">continuous alignment between client expectations and development progress</text:span>.</text:p>
        </text:list-item>
      </text:list>
      <text:p text:style-name="P84"/>
      <text:h text:style-name="P86" text:outline-level="2">2. Requirements Engineering</text:h>
      <text:list text:style-name="L34">
        <text:list-item>
          <text:p text:style-name="P88">Translated <text:span text:style-name="Strong_20_Emphasis">business requirements</text:span> from the client into <text:span text:style-name="Strong_20_Emphasis">technical project specifications</text:span>.</text:p>
        </text:list-item>
        <text:list-item>
          <text:p text:style-name="P88">Produced a <text:span text:style-name="Strong_20_Emphasis">structured project proposal</text:span> based on the gathered requirements.</text:p>
        </text:list-item>
        <text:list-item>
          <text:p text:style-name="P88">Presented the proposal to the client and obtained <text:span text:style-name="Strong_20_Emphasis">formal approval before development began</text:span>.</text:p>
        </text:list-item>
      </text:list>
      <text:p text:style-name="P84"/>
      <text:h text:style-name="P86" text:outline-level="2">3. Agile Project Management (Scrum)</text:h>
      <text:list text:style-name="L35">
        <text:list-item>
          <text:p text:style-name="P89">Served as the <text:span text:style-name="Strong_20_Emphasis">Scrum Master</text:span> for the development team.</text:p>
        </text:list-item>
        <text:list-item>
          <text:p text:style-name="P89">Organized the development process into <text:span text:style-name="Strong_20_Emphasis">multiple development sprints</text:span>.</text:p>
        </text:list-item>
        <text:list-item>
          <text:p text:style-name="P89">Defined <text:span text:style-name="Strong_20_Emphasis">sprint goals and task allocation</text:span> for each sprint.</text:p>
        </text:list-item>
        <text:list-item>
          <text:p text:style-name="P89">Monitored team progress to ensure sprint objectives were achieved.</text:p>
        </text:list-item>
        <text:list-item>
          <text:p text:style-name="P89">Conducted <text:span text:style-name="Strong_20_Emphasis">Sprint Review meetings with the client</text:span> at the end of each sprint to:</text:p>
          <text:list>
            <text:list-item>
              <text:p text:style-name="P89">Demonstrate newly implemented features</text:p>
            </text:list-item>
            <text:list-item>
              <text:p text:style-name="P89">Collect client feedback</text:p>
            </text:list-item>
            <text:list-item>
              <text:p text:style-name="P89">Identify new requirements or improvements</text:p>
            </text:list-item>
          </text:list>
        </text:list-item>
        <text:list-item>
          <text:p text:style-name="P89">Used feedback from each review to <text:span text:style-name="Strong_20_Emphasis">refine the roadmap for subsequent sprints</text:span>.</text:p>
        </text:list-item>
      </text:list>
      <text:p text:style-name="P84"/>
      <text:h text:style-name="P86" text:outline-level="2">4. Frontend Development</text:h>
      <text:list text:style-name="L36">
        <text:list-item>
          <text:p text:style-name="P90">Contributed to the <text:span text:style-name="Strong_20_Emphasis">development of the mobile application frontend</text:span>.</text:p>
        </text:list-item>
        <text:list-item>
          <text:p text:style-name="P90">Implemented user interface features for the microtransit platform.</text:p>
        </text:list-item>
        <text:list-item>
          <text:p text:style-name="P90">Worked closely with the development team to ensure integration between frontend components and backend services.</text:p>
        </text:list-item>
      </text:list>
      <text:p text:style-name="P84"/>
      <text:h text:style-name="P86" text:outline-level="2">5. Final Product Demonstration</text:h>
      <text:list text:style-name="L37">
        <text:list-item>
          <text:p text:style-name="P91">Organized and delivered the <text:span text:style-name="Strong_20_Emphasis">final project demonstration to the client</text:span>.</text:p>
        </text:list-item>
        <text:list-item>
          <text:p text:style-name="P91">Presented:</text:p>
          <text:list>
            <text:list-item>
              <text:p text:style-name="P91">The platform’s major features</text:p>
            </text:list-item>
            <text:list-item>
              <text:p text:style-name="P91"><text:soft-page-break/>How the system evolved through multiple development sprints</text:p>
            </text:list-item>
            <text:list-item>
              <text:p text:style-name="P91">How the platform satisfied both <text:span text:style-name="Strong_20_Emphasis">functional requirements</text:span> and <text:span text:style-name="Strong_20_Emphasis">non-functional requirements</text:span></text:p>
            </text:list-item>
          </text:list>
        </text:list-item>
        <text:list-item>
          <text:p text:style-name="P91">Demonstrated the complete workflow and capabilities of the developed system.</text:p>
        </text:list-item>
      </text:list>
      <text:p text:style-name="P84"/>
      <text:h text:style-name="P85" text:outline-level="1">Outcomes</text:h>
      <text:list text:style-name="L38">
        <text:list-item>
          <text:p text:style-name="P92">The client expressed <text:span text:style-name="Strong_20_Emphasis">high satisfaction with the project outcome</text:span>.</text:p>
        </text:list-item>
        <text:list-item>
          <text:p text:style-name="P92">The client indicated interest in <text:span text:style-name="Strong_20_Emphasis">using the platform or ideas derived from it in future business ventures</text:span>.</text:p>
        </text:list-item>
        <text:list-item>
          <text:p text:style-name="P92">The client specifically praised:</text:p>
          <text:list>
            <text:list-item>
              <text:p text:style-name="P92">Professionalism during meetings</text:p>
            </text:list-item>
            <text:list-item>
              <text:p text:style-name="P92">Strong communication skills</text:p>
            </text:list-item>
            <text:list-item>
              <text:p text:style-name="P92">Ability to effectively translate client feedback into development tasks</text:p>
            </text:list-item>
            <text:list-item>
              <text:p text:style-name="P92">Clear coordination between client stakeholders and the development team</text:p>
            </text:list-item>
          </text:list>
        </text:list-item>
      </text:list>
      <text:p text:style-name="P84"/>
      <text:h text:style-name="P85" text:outline-level="1">Skills Demonstrated</text:h>
      <text:h text:style-name="P86" text:outline-level="2">Technical Skills</text:h>
      <text:list text:style-name="L39">
        <text:list-item>
          <text:p text:style-name="P93">Mobile application frontend development</text:p>
        </text:list-item>
        <text:list-item>
          <text:p text:style-name="P93">Agile development workflow</text:p>
        </text:list-item>
        <text:list-item>
          <text:p text:style-name="P93">Sprint planning and management</text:p>
        </text:list-item>
        <text:list-item>
          <text:p text:style-name="P93">Requirement translation from business to technical specifications</text:p>
        </text:list-item>
      </text:list>
      <text:h text:style-name="P86" text:outline-level="2">Project Management Skills</text:h>
      <text:list text:style-name="L40">
        <text:list-item>
          <text:p text:style-name="P94">Scrum methodology</text:p>
        </text:list-item>
        <text:list-item>
          <text:p text:style-name="P94">Sprint reviews and planning</text:p>
        </text:list-item>
        <text:list-item>
          <text:p text:style-name="P94">Project coordination</text:p>
        </text:list-item>
        <text:list-item>
          <text:p text:style-name="P94">Task prioritization</text:p>
        </text:list-item>
      </text:list>
      <text:h text:style-name="P86" text:outline-level="2">Business &amp; Communication Skills</text:h>
      <text:list text:style-name="L41">
        <text:list-item>
          <text:p text:style-name="P95">Stakeholder communication</text:p>
        </text:list-item>
        <text:list-item>
          <text:p text:style-name="P95">Requirement gathering</text:p>
        </text:list-item>
        <text:list-item>
          <text:p text:style-name="P95">Client relationship management</text:p>
        </text:list-item>
        <text:list-item>
          <text:p text:style-name="P95">Technical presentation</text:p>
        </text:list-item>
        <text:list-item>
          <text:p text:style-name="P95"><text:soft-page-break/>Cross-team coordination</text:p>
        </text:list-item>
      </text:list>
      <text:p text:style-name="Text_20_body"/>
      <text:h text:style-name="P96" text:outline-level="3">项目名称：以灵活调度为核心的微型公交平台（大学毕业设计项目）</text:h>
      <text:p text:style-name="P97"><text:span text:style-name="Strong_20_Emphasis"><text:span text:style-name="T26">担任角色：</text:span></text:span><text:span text:style-name="T27"> 项目负责人（</text:span><text:span text:style-name="T19">Project Owner</text:span><text:span text:style-name="T27">）、前端开发、</text:span><text:span text:style-name="T19">Scrum Master<text:line-break/></text:span><text:span text:style-name="Strong_20_Emphasis"><text:span text:style-name="T26">项目类型：</text:span></text:span><text:span text:style-name="T27"> 校企合作项目（真实企业客户）</text:span><text:span text:style-name="T19"><text:line-break/></text:span><text:span text:style-name="Strong_20_Emphasis"><text:span text:style-name="T26">合作客户：</text:span></text:span><text:span text:style-name="T27"> 马来西亚某接驳巴士运营商（探索微型公交技术方案）</text:span><text:span text:style-name="T19"><text:line-break/></text:span><text:span text:style-name="Strong_20_Emphasis"><text:span text:style-name="T26">团队构成：</text:span></text:span><text:span text:style-name="T27"> 由硕士毕业年级学生组成的开发团队</text:span></text:p>
      <text:p text:style-name="P98"/>
      <text:h text:style-name="P99" text:outline-level="3">主要职责</text:h>
      <text:h text:style-name="P100" text:outline-level="4"><text:span text:style-name="T21">1</text:span><text:span text:style-name="T25">）客户沟通与干系人管理</text:span></text:h>
      <text:list text:style-name="L42">
        <text:list-item>
          <text:p text:style-name="P101">作为客户与开发团队之间的核心沟通桥梁。</text:p>
        </text:list-item>
        <text:list-item>
          <text:p text:style-name="P101">主导首次客户会议，建立沟通机制并明确项目方向。</text:p>
        </text:list-item>
        <text:list-item>
          <text:p text:style-name="P101">组织多次需求访谈，深入收集业务需求。</text:p>
        </text:list-item>
        <text:list-item>
          <text:p text:style-name="P101">在初始需求基础上进一步挖掘并澄清客户真实业务目标。</text:p>
        </text:list-item>
        <text:list-item>
          <text:p text:style-name="P101">持续跟进项目进展，确保交付成果与客户预期保持一致。</text:p>
        </text:list-item>
      </text:list>
      <text:h text:style-name="P100" text:outline-level="4"><text:span text:style-name="T21">2</text:span><text:span text:style-name="T25">）需求工程与方案定义</text:span></text:h>
      <text:list text:style-name="L43">
        <text:list-item>
          <text:p text:style-name="P102">将客户业务需求转化为可落地的技术需求与项目规格。</text:p>
        </text:list-item>
        <text:list-item>
          <text:p text:style-name="P102">基于需求调研结果形成结构化项目方案。</text:p>
        </text:list-item>
        <text:list-item>
          <text:p text:style-name="P102">向客户进行方案汇报并推动正式审批后再进入开发阶段。</text:p>
        </text:list-item>
      </text:list>
      <text:h text:style-name="P100" text:outline-level="4"><text:span text:style-name="T21">3</text:span><text:span text:style-name="T25">）敏捷项目管理（</text:span><text:span text:style-name="T21">Scrum</text:span><text:span text:style-name="T25">）</text:span></text:h>
      <text:list text:style-name="L44">
        <text:list-item>
          <text:p text:style-name="P103"><text:span text:style-name="T25">担任团队 </text:span><text:span text:style-name="T21">Scrum Master</text:span><text:span text:style-name="T25">，负责敏捷流程落地。</text:span></text:p>
        </text:list-item>
        <text:list-item>
          <text:p text:style-name="P103"><text:span text:style-name="T25">将开发过程拆分为多个 </text:span><text:span text:style-name="T21">Sprint</text:span><text:span text:style-name="T25">，制定阶段性交付目标。</text:span></text:p>
        </text:list-item>
        <text:list-item>
          <text:p text:style-name="P103"><text:span text:style-name="T25">进行任务拆解与分配，跟踪进度并保障 </text:span><text:span text:style-name="T21">Sprint </text:span><text:span text:style-name="T25">目标达成。</text:span></text:p>
        </text:list-item>
        <text:list-item>
          <text:p text:style-name="P103"><text:soft-page-break/><text:span text:style-name="T25">每个 </text:span><text:span text:style-name="T21">Sprint </text:span><text:span text:style-name="T25">结束后组织客户评审会（</text:span><text:span text:style-name="T21">Sprint Review</text:span><text:span text:style-name="T25">），用于：</text:span></text:p>
          <text:list>
            <text:list-item>
              <text:p text:style-name="P104">演示新开发的功能</text:p>
            </text:list-item>
            <text:list-item>
              <text:p text:style-name="P104">收集客户反馈</text:p>
            </text:list-item>
            <text:list-item>
              <text:p text:style-name="P104">识别新增需求与优化点</text:p>
            </text:list-item>
          </text:list>
        </text:list-item>
        <text:list-item>
          <text:p text:style-name="P105">将评审反馈纳入下一轮迭代规划，持续优化项目路线图。</text:p>
        </text:list-item>
      </text:list>
      <text:h text:style-name="P100" text:outline-level="4"><text:span text:style-name="T21">4</text:span><text:span text:style-name="T25">）前端开发实施</text:span></text:h>
      <text:list text:style-name="L45">
        <text:list-item>
          <text:p text:style-name="P106">参与移动端应用前端模块开发。</text:p>
        </text:list-item>
        <text:list-item>
          <text:p text:style-name="P106">实现微型公交平台核心交互界面功能。</text:p>
        </text:list-item>
        <text:list-item>
          <text:p text:style-name="P106">与后端成员紧密协作，保障前后端接口联调与功能集成。</text:p>
        </text:list-item>
      </text:list>
      <text:h text:style-name="P100" text:outline-level="4"><text:span text:style-name="T21">5</text:span><text:span text:style-name="T25">）最终成果演示</text:span></text:h>
      <text:list text:style-name="L46">
        <text:list-item>
          <text:p text:style-name="P107">统筹并主导项目最终演示。</text:p>
        </text:list-item>
        <text:list-item>
          <text:p text:style-name="P107">向客户系统化展示：</text:p>
          <text:list>
            <text:list-item>
              <text:p text:style-name="P108">平台核心功能</text:p>
            </text:list-item>
            <text:list-item>
              <text:p text:style-name="P109"><text:span text:style-name="T25">多轮 </text:span><text:span text:style-name="T21">Sprint </text:span><text:span text:style-name="T25">的迭代演进过程</text:span></text:p>
            </text:list-item>
            <text:list-item>
              <text:p text:style-name="P108">系统如何满足功能性与非功能性需求</text:p>
            </text:list-item>
          </text:list>
        </text:list-item>
        <text:list-item>
          <text:p text:style-name="P107">完整呈现平台业务流程与整体能力。</text:p>
        </text:list-item>
      </text:list>
      <text:p text:style-name="P98"/>
      <text:h text:style-name="P99" text:outline-level="3">项目成果</text:h>
      <text:list text:style-name="L47">
        <text:list-item>
          <text:p text:style-name="P110">客户对项目整体交付结果表示高度满意。</text:p>
        </text:list-item>
        <text:list-item>
          <text:p text:style-name="P110">客户明确表达了在后续业���中落地本平台或借鉴其方案的意向。</text:p>
        </text:list-item>
        <text:list-item>
          <text:p text:style-name="P110">客户重点认可：</text:p>
          <text:list>
            <text:list-item>
              <text:p text:style-name="P111">会议沟通的专业度</text:p>
            </text:list-item>
            <text:list-item>
              <text:p text:style-name="P111">清晰高效的沟通能力</text:p>
            </text:list-item>
            <text:list-item>
              <text:p text:style-name="P111">将客户反馈快速转化为开发任务的执行能力</text:p>
            </text:list-item>
            <text:list-item>
              <text:p text:style-name="P111">客户方与开发团队之间的协同组织能力</text:p>
            </text:list-item>
          </text:list>
        </text:list-item>
      </text:list>
      <text:p text:style-name="P98"/>
      <text:h text:style-name="P99" text:outline-level="3"><text:soft-page-break/>能力体现</text:h>
      <text:p text:style-name="P97"><text:span text:style-name="Strong_20_Emphasis"><text:span text:style-name="T26">技术能力</text:span></text:span></text:p>
      <text:list text:style-name="L48">
        <text:list-item>
          <text:p text:style-name="P112">移动应用前端开发</text:p>
        </text:list-item>
        <text:list-item>
          <text:p text:style-name="P112">敏捷开发流程实践</text:p>
        </text:list-item>
        <text:list-item>
          <text:p text:style-name="P113"><text:span text:style-name="T21">Sprint </text:span><text:span text:style-name="T25">规划与迭代管理</text:span></text:p>
        </text:list-item>
        <text:list-item>
          <text:p text:style-name="P112">业务需求向技术方案转译</text:p>
        </text:list-item>
      </text:list>
      <text:p text:style-name="P97"><text:span text:style-name="Strong_20_Emphasis"><text:span text:style-name="T26">项目管理能力</text:span></text:span></text:p>
      <text:list text:style-name="L49">
        <text:list-item>
          <text:p text:style-name="P114"><text:span text:style-name="T21">Scrum </text:span><text:span text:style-name="T25">方法论应用</text:span></text:p>
        </text:list-item>
        <text:list-item>
          <text:p text:style-name="P114"><text:span text:style-name="T21">Sprint Review </text:span><text:span text:style-name="T25">与迭代规划</text:span></text:p>
        </text:list-item>
        <text:list-item>
          <text:p text:style-name="P115">项目推进与跨角色协调</text:p>
        </text:list-item>
        <text:list-item>
          <text:p text:style-name="P115">任务优先级管理</text:p>
        </text:list-item>
      </text:list>
      <text:p text:style-name="P97"><text:span text:style-name="Strong_20_Emphasis"><text:span text:style-name="T26">商业与沟通能力</text:span></text:span></text:p>
      <text:list text:style-name="L50">
        <text:list-item>
          <text:p text:style-name="P116">干系人沟通</text:p>
        </text:list-item>
        <text:list-item>
          <text:p text:style-name="P116">需求调研与需求管理</text:p>
        </text:list-item>
        <text:list-item>
          <text:p text:style-name="P116">客户关系维护</text:p>
        </text:list-item>
        <text:list-item>
          <text:p text:style-name="P116">技术方案表达与演示</text:p>
        </text:list-item>
        <text:list-item>
          <text:p text:style-name="P116">跨团队协同</text:p>
        </text:list-item>
      </text:list>
      <text:p text:style-name="P117"/>
      <text:h text:style-name="Heading_20_1" text:outline-level="1">Work experience</text:h>
      <text:p text:style-name="Text_20_body">SongFei Construction &amp; Decoration Co., Ltd <text:s text:c="53"/><text:span text:style-name="T4">2025/01/15 – Present</text:span></text:p>
      <text:p text:style-name="P118">IT part-time/remote</text:p>
      <text:p text:style-name="P118">- From the same internship placement, I kept working online part-time to maintain the website I developed and as well as minor feature updates as desired by the company. </text:p>
      <text:p text:style-name="P119"/>
      <text:p text:style-name="P120"><text:span text:style-name="T36">DCG Global </text:span><text:span text:style-name="T37">Sydney, Australia</text:span></text:p>
      <text:p text:style-name="P120"><text:span text:style-name="T36">Receptionist                                                                                                                               </text:span><text:span text:style-name="T38">May</text:span><text:span text:style-name="T37"> 2025 – </text:span><text:span text:style-name="T39">Aug</text:span><text:span text:style-name="T40"> 2025</text:span></text:p>
      <text:list text:style-name="L51">
        <text:list-item>
          <text:p text:style-name="P121"><text:soft-page-break/><text:span text:style-name="T41">Cryptocurrency Exchange &amp; RWA</text:span><text:span text:style-name="T42"> </text:span><text:span text:style-name="T41">Exposure</text:span><text:span text:style-name="T42">: Gained practical understanding of how cryptocurrency exchanges and real-world asset (RWA) projects operate in a fast-paced fintech environment.</text:span></text:p>
        </text:list-item>
        <text:list-item>
          <text:p text:style-name="P121"><text:span text:style-name="T41">Frontline Client Support</text:span><text:span text:style-name="T42">: Served as the first point of contact, welcoming clients, handling queries, and developing strong communication and customer service skills.</text:span></text:p>
        </text:list-item>
        <text:list-item>
          <text:p text:style-name="P121"><text:span text:style-name="T41">Customer Onboarding &amp; Compliance</text:span><text:span text:style-name="T42">: Guided customers through KYC and onboarding procedures, ensuring compliance with financial regulations and security best practices.</text:span></text:p>
        </text:list-item>
        <text:list-item>
          <text:p text:style-name="P121"><text:span text:style-name="T41">Mobile App Maintenance</text:span><text:span text:style-name="T42">: Assisted in testing and maintaining the company’s Flutter-based mobile app with microservices architecture, performing bug identification, troubleshooting, and usability improvements.</text:span></text:p>
        </text:list-item>
        <text:list-item>
          <text:p text:style-name="P122"><text:span text:style-name="T43">Documentation &amp; Training: </text:span>Authored user manuals to support onboarding and knowledge transfer, while also mentoring and supervising new interns.</text:p>
        </text:list-item>
        <text:list-item>
          <text:p text:style-name="P122"><text:span text:style-name="T43">Adaptability &amp; Multitasking:</text:span> Balanced technical support and customer-facing responsibilities, demonstrating flexibility in a dynamic and evolving industry.</text:p>
        </text:list-item>
        <text:list-item>
          <text:p text:style-name="P123"><text:span text:style-name="T43">Software Testing &amp; Stakeholder Liaison:</text:span> Conducted functional and non-functional testing of the company’s new mobile and web applications based on source specifications, compiled detailed test reports for senior management, and facilitated feedback sessions between the COO and development team to ensure the product aligned with management’s intended design and objectives.</text:p>
        </text:list-item>
      </text:list>
      <text:p text:style-name="P124"/>
      <text:p text:style-name="P125">前台接待                                                                                                       2025年<text:span text:style-name="T44">5</text:span>月 – <text:s/>2025年<text:span text:style-name="T44">8</text:span>月 </text:p>
      <text:list text:style-name="L52">
        <text:list-item>
          <text:p text:style-name="P126"><text:span text:style-name="T45">深度融入加密货币交易所及 </text:span><text:span text:style-name="T46">RWA</text:span><text:span text:style-name="T45">（真实世界资产）项目的日常运营全流程，从基础事务对接至核心环节配合均全程参与，在实际工作中扎实掌握了这类新兴金融相关项目的运营逻辑与实操要点。</text:span></text:p>
        </text:list-item>
        <text:list-item>
          <text:p text:style-name="P127">承担一线客户对接核心工作，作为客户接触公司的首要联系人，高效完成客户接待、前端工作调度及各类问题响应，凭借耐心细致的沟通，显著提升客户初次对接体验，也逐步打磨出精准高效的客户服务能力。</text:p>
        </text:list-item>
        <text:list-item>
          <text:p text:style-name="P127">专门负责引导客户完成 KYC 身份验证，过程中细致核对信息、解答客户操作疑问，既保障每一位客户的账号安全，也严格遵循澳洲金融领域的相关法规，确保业务流程合规无风险。</text:p>
        </text:list-item>
        <text:list-item>
          <text:p text:style-name="P126"><text:span text:style-name="T45">助力公司手机应用的迭代优化，该应用采用</text:span><text:span text:style-name="T46"> Flutter</text:span><text:span text:style-name="T45"> 微服务架构，我在工作中协助团队开展测试与日常维护，精准识别使用过程中的缺陷问题，配合排查故障根源，并结合客户反馈提出 UX 优化方向，</text:span></text:p>
        </text:list-item>
        <text:list-item>
          <text:p text:style-name="P127">牵头编写中英双语用户手册，内容贴合客户实际使用需求与团队工作场景，既大幅缩短了新客户的上手时间，也为团队新人快速熟悉业务提供了清晰指引；同时负责新实习生的日常带教。</text:p>
        </text:list-item>
        <text:list-item>
          <text:p text:style-name="P127">适应性与多任务处理技能：在技术支持与面向客户的职责之间取得平衡，展现了在动态发展行业中的灵活性。</text:p>
        </text:list-item>
        <text:list-item>
          <text:p text:style-name="P127">负责新开发的移动及网页应用测试工作，对照需求规格书逐项核验功能完整性与非功能性指标；测试完成后整理编写详实的测试报告供高级管理层参考，同时主动协调首席运营官与开发团队的沟通会议，精准传递管理层诉求与测试中发现的问题，保障产品最终落地效果符合初始设计意愿与业务目标。</text:p>
        </text:list-item>
      </text:list>
      <text:p text:style-name="P119"/>
      <text:p text:style-name="P128">Accounting Intern <text:s text:c="12"/>2021/06/28 - <text:span text:style-name="T47">2022/</text:span><text:span text:style-name="T31">12/20</text:span></text:p>
      <text:p text:style-name="P128">A3x Partners</text:p>
      <text:list text:style-name="L53">
        <text:list-item>
          <text:p text:style-name="P129">An ongoing internship with a local Accounting firm where I have been tasked with various entry level accounting tasks</text:p>
        </text:list-item>
        <text:list-item>
          <text:p text:style-name="P129">Performed general admin tasks such as article translation (En to Cn), document digitization etc.</text:p>
        </text:list-item>
        <text:list-item>
          <text:p text:style-name="P129">Assisted a senior Accountant in the preparation of individual tax returns</text:p>
        </text:list-item>
        <text:list-item>
          <text:p text:style-name="P129">Preformed information capturing on various documents for the purpose of bookkeeping</text:p>
        </text:list-item>
      </text:list>
      <text:p text:style-name="P130"/>
      <text:p text:style-name="P130"><text:soft-page-break/>A3x Partners <text:s text:c="138"/>澳大利亚，墨尔本</text:p>
      <text:p text:style-name="P131">会计实习生 <text:s text:c="119"/>2021.06 – <text:span text:style-name="T47">2022/</text:span><text:span text:style-name="T31">12/20</text:span> <text:s text:c="81"/></text:p>
      <text:list text:style-name="L54">
        <text:list-item>
          <text:p text:style-name="P132">曾在一家当地会计师事务所实习，期间每周处理各类基础会计工作，包括：协助事务所会计师准备个人纳税申报表、公司注册申请表及营业收入记账等</text:p>
        </text:list-item>
        <text:list-item>
          <text:p text:style-name="P132">负责常规办公室行政工作，如：文件翻译（英译中）、文档电子化及资料整理归档</text:p>
        </text:list-item>
        <text:list-item>
          <text:p text:style-name="P132">实习期间获得团队会计师的高度评价，通过将课堂理论知识应用于实践，显著提升了专业实操能力与自主学习能力</text:p>
        </text:list-item>
      </text:list>
      <text:p text:style-name="P133"/>
      <text:p text:style-name="P134"><text:bookmark text:name="docs-internal-guid-ce23cf90-7fff-626b-257d-c4d668172654"/><text:span text:style-name="T48">Office Intern                       </text:span><text:span text:style-name="T49">2019/12/17 - 2020/1/22</text:span></text:p>
      <text:p text:style-name="P135">SongFei Construction &amp; Decoration Co., Ltd</text:p>
      <text:p text:style-name="P136">Created a custom solution for an Inventory management system, implemented using Excel VBA programming to automate various repetitive tasks such as product onboarding, generates structured product sheets and tables to log inventory movements (receipts, sales, adjustments), and calculates inventory-on-hand in real time. The system includes configurable minimum-stock alerts, a fast search interface, and bilingual UI — eliminating repetitive manual work, reducing errors, and streamlining day-to-day operations.</text:p>
      <text:p text:style-name="P137"/>
      <text:p text:style-name="P133">Experienced with extensive hands-on experience designing, building, and maintaining enterprise-grade automation solutions. I created and continue to support a production Inventory Management System implemented entirely in Excel/VBA that automates product onboarding, generates structured product sheets and tables to log inventory movements (receipts, sales, adjustments), and calculates inventory-on-hand in real time. The system includes configurable minimum-stock alerts, a fast search interface, and bilingual UI — eliminating repetitive manual work, reducing errors, and streamlining day-to-day operations. My work encompasses end-to-end ownership: solution design, event-driven macros and UserForms, robust data validation and error handling, maintainability and enhancements, and direct user support and training.</text:p>
      <text:p text:style-name="P133"/>
      <text:p text:style-name="P133">Key highlights</text:p>
      <text:p text:style-name="P133"><text:s text:c="4"/>• Built an enterprise inventory solution still used in production that automates product onboarding, tracking, alerts, and reporting.</text:p>
      <text:p text:style-name="P133"><text:s text:c="4"/>• Implemented features that improve accessibility and efficiency: fast search and dual-language support.</text:p>
      <text:p text:style-name="P133"><text:s text:c="4"/>• Strong practice in VBA macro development, UserForms, Excel tables/formulas, data validation, and writing maintainable automation for business users.</text:p>
      <text:h text:style-name="Heading_20_1" text:outline-level="1">Education:</text:h>
      <text:p text:style-name="P138"><text:span text:style-name="T36">University of New South Wales (UNSW)</text:span><text:span text:style-name="T50"> </text:span><text:span text:style-name="T37">Sydney, Australia</text:span></text:p>
      <text:p text:style-name="P139">Master of Information Technology</text:p>
      <text:p text:style-name="P139">Courses <text:span text:style-name="T51">completed</text:span>:</text:p>
      <text:list text:style-name="L55">
        <text:list-item>
          <text:p text:style-name="P140">COMP9020 FOUNDATIONS OF COMPUTER SCIENCE 74 CREDIT</text:p>
        </text:list-item>
      </text:list>
      <text:p text:style-name="P141">The official scope is: mathematical methods for designing correct and efficient programs; mathematics for algorithm analysis; logic for proving and verification.</text:p>
      <text:p text:style-name="P141"/>
      <text:p text:style-name="P141">The actual content is taken from a list of subjects that constitute the basis of the tool box of every serious practitioner of computing: set and relation theory; induction, recursion and recurrence relations; order of growth of <text:soft-page-break/>functions; structured counting (combinatorics); discrete probability; graph theory and trees for algorithmic applications; propositional logic and boolean algebras.</text:p>
      <text:p text:style-name="P141"/>
      <text:list text:continue-numbering="true" text:style-name="L55">
        <text:list-item>
          <text:p text:style-name="P142">COMP9024 DATA STRUCTURES AND ALGORITHMS 60 PASS</text:p>
        </text:list-item>
      </text:list>
      <text:p text:style-name="P143">Data structures are about how data is stored inside a computer for effective and efficient use. An algorithm is a step-by-step process for solving a problem within a finite amount of space and time. Data structures and algorithms are not only important in software design, but also in hardware design. Being proficient in data structures and algorithms are essential for good software developers, hardware developers, and system architects.</text:p>
      <text:p text:style-name="P143"/>
      <text:p text:style-name="P143">The actual content is taken from a list of subjects that constitute the basis of the tool box of every serious practitioner of computing: data types and data structures, abstract data types, dynamic data structures, analysis of algorithms and a variety of fundamental algorithms for graphs, search trees and text processing.</text:p>
      <text:p text:style-name="P143"/>
      <text:list text:continue-numbering="true" text:style-name="L55">
        <text:list-item>
          <text:p text:style-name="P142">COMP9313 BIG DATA MANAGEMENT 85 HIGH DISTINCTION</text:p>
        </text:list-item>
      </text:list>
      <text:p text:style-name="P143">This course introduces the core concepts and technologies involved in managing Big Data. Topics include: characteristics of Big Bata and Big Data analysis, storage systems (e.g. HDFS, S3), techniques for manipulating Big Data (e.g. MapReduce, streaming, compression), programming languages (e.g. Spark, PigLatin), query languages (e.g. Jaql, Hive), database systems (e.g. noSQL systems, HBase), and typical applications (e.g. recommender systems, dimensionality reduction, text analysis).</text:p>
      <text:p text:style-name="P143"/>
      <text:list text:continue-numbering="true" text:style-name="L55">
        <text:list-item>
          <text:p text:style-name="P142">COMP9331 COMPUTER NETWORKS AND APPLICATIONS 82 DISTINCTION</text:p>
        </text:list-item>
      </text:list>
      <text:p text:style-name="P143">This course is an introductory course on computer networks aimed at students with a computer science / electrical engineering background. You will focus on common paradigms and protocols used in present data communication. Through lectures, in-class activities, labs and assignments, you will learn the theory and application of:</text:p>
      <text:p text:style-name="P143"/>
      <text:p text:style-name="P143">(1) Medium access control, congestion control, flow control, and reliable transmission,</text:p>
      <text:p text:style-name="P143"/>
      <text:p text:style-name="P143">(2) Addressing and naming,</text:p>
      <text:p text:style-name="P143"/>
      <text:p text:style-name="P143">(3) Routing and switching,</text:p>
      <text:p text:style-name="P143"/>
      <text:p text:style-name="P143">(4) Widely used protocols such as Ethernet, IP, TCP, UDP, HTTP, etc.</text:p>
      <text:p text:style-name="P143"/>
      <text:p text:style-name="P143">(5) Special-purpose networks including content delivery, peer-to-peer, and wireless networks, and</text:p>
      <text:p text:style-name="P143"/>
      <text:p text:style-name="P143">(6) Security threats and standard defensive techniques (if time permits)</text:p>
      <text:p text:style-name="P143"/>
      <text:p text:style-name="P143">This is a combined undergraduate and postgraduate course. The corresponding undergraduate course code is COMP3331.</text:p>
      <text:p text:style-name="P143"/>
      <text:list text:continue-numbering="true" text:style-name="L55">
        <text:list-item>
          <text:p text:style-name="P142">COMP9101 DESIGN AND ANALYSIS OF ALGORITHMS 62 PASS</text:p>
        </text:list-item>
      </text:list>
      <text:p text:style-name="P143">How would you convince a colleague that your program is correct, and that theirs is flawed?</text:p>
      <text:p text:style-name="P143">How do you estimate how long a program will run for, and design test cases to find bugs?</text:p>
      <text:p text:style-name="P143">Can all problems be solved efficiently, or are some problems "too hard"?</text:p>
      <text:p text:style-name="P143"/>
      <text:p text:style-name="P143">In this course, you will learn the building blocks to develop problem-solving software in fields as diverse as finance, logistics, policy and entertainment. You will apply techniques including divide-and-conquer, greedy selection and dynamic programming in order to develop accurate and fast algorithms in contexts such as graphs and strings. You will also develop the ability to think critically and communicate about algorithms in terms of correctness and efficiency.</text:p>
      <text:p text:style-name="P143"/>
      <text:p text:style-name="P143"><text:soft-page-break/>Join us to find out how you can become a better programmer without writing any code.</text:p>
      <text:p text:style-name="P143"/>
      <text:list text:continue-numbering="true" text:style-name="L55">
        <text:list-item>
          <text:p text:style-name="P142">GSOE 9820 ENGINEERING PROJECT MANAGEMENT 87 HIGH DISTINCTION</text:p>
        </text:list-item>
      </text:list>
      <text:p text:style-name="P143">This course will introduce to you the fundamental principles of project management in an engineering context, enabling you to become a successful project manager.</text:p>
      <text:p text:style-name="P143"/>
      <text:list text:continue-numbering="true" text:style-name="L55">
        <text:list-item>
          <text:p text:style-name="P142">COMP4141 THEORY OF COMPUTATION 75 DISTINCTION</text:p>
        </text:list-item>
      </text:list>
      <text:p text:style-name="P143">Computability: formal languages and problems, Turing Machines (TMs), computability, (semi-)decidability, universal TMs, Church-Turing thesis, halting problem, reduction and undecidability proofs, examples; Complexity: run time, space, complexity classes, non-determinism and NP, polynomial reductions and NP completeness, optimisation problems and approximation, randomisation; Languages and Automata: regular expressions and languages, finite automata, determinisation, context-free grammars and languages (CFLs), Chomsky normal form, word problems, pumping lemma, push-down automata, decidability problems for CFLs; Semantics and Correctness: while programs, assertions and program correctness, Hoare logic, loops and loop invariants, relative completeness of Hoare logic (and its role in a proof of Gödel's incompleteness result)</text:p>
      <text:p text:style-name="P143"/>
      <text:list text:continue-numbering="true" text:style-name="L55">
        <text:list-item>
          <text:p text:style-name="P142">COMP9315 DATABASE SYSTEMS IMPLEMENTATION 73 CREDIT</text:p>
        </text:list-item>
      </text:list>
      <text:p text:style-name="P144">This course aims to introduce students to the detailed internal structure of database management systems (DBMSs) such as Oracle or SQL Server. DBMSs contain a variety of interesting data structures and algorithms that are also potentially useful outside the DBMS context; knowing about them is a useful way of extending your general programming background. While the focus is on relational DBMSs, given that they have the best-developed technological foundation, we will also consider more recent developments in the management of large data repositories.</text:p>
      <text:p text:style-name="P144"/>
      <text:p text:style-name="P144">Relational DBMSs need to deal with a variety of issues: storage structures and management, implementation of relational operations, query optimisation, transactions, concurrency, recovery, security. The course will address most of these, along with a brief look at emerging database systems trends. The level of detail on individual topics will vary; some will be covered in significant detail, others will be covered relatively briefly.</text:p>
      <text:p text:style-name="P144"/>
      <text:p text:style-name="P144">An important aspect of this course is to give you a chance to explore the internals of a real DBMS: PostgreSQL. Lectures will discuss the general principles of how DBMSs are implemented, and will also illustrate them with examples from PostgreSQL where possible. Since DBMSs are very large pieces of software, it won't be possible to explore the entire PostgreSQL system in depth.</text:p>
      <text:p text:style-name="P144"/>
      <text:list text:continue-numbering="true" text:style-name="L55">
        <text:list-item>
          <text:p text:style-name="P142">COMP9021 PRINCIPLES OF PROGRAMMING</text:p>
        </text:list-item>
      </text:list>
      <text:p text:style-name="P143">This is a first programming course. It provides an introduction to programming in Python and covers the following essentials:</text:p>
      <text:p text:style-name="P143"/>
      <text:p text:style-name="P143">Program design and implementation in a high level language, with procedural and object oriented constructs and some functional features. Fundamental programming techniques, data structures and algorithms. Debugging and testing. Simulation. Applications in different areas, including those involving graphical user interfaces and animations.</text:p>
      <text:p text:style-name="P143"/>
      <text:list text:continue-numbering="true" text:style-name="L55">
        <text:list-item>
          <text:p text:style-name="P142">COMP9311 DATABASE SYSTEMS</text:p>
        </text:list-item>
      </text:list>
      <text:p text:style-name="P143">Large data resources are critical to the functioning of just about every significant modern computer application, and so knowledge of how to manage them is clearly important in the industry. One very important platform for this is relational database management systems (RDBMSs).</text:p>
      <text:p text:style-name="P143"/>
      <text:p text:style-name="P143">This course explores in-depth the practice of developing database applications and the theory behind RDBMSs. The course focuses on database design and querying, as well as analysis of database schemas. It will also give an overview of the technologies used in implementing database management systems and the past, present, and future of database systems and database research.</text:p>
      <text:list text:continue-numbering="true" text:style-name="L55">
        <text:list-item>
          <text:p text:style-name="P142"><text:soft-page-break/>COMP9417 MACHINE LEARNING AND DATA MINING 76 DISTINCTION</text:p>
        </text:list-item>
      </text:list>
      <text:p text:style-name="P143">Machine learning is the algorithmic approach to learning from data. The course also covers aspects of data mining, the application of machine learning to obtain insight from data. In this course machine learning algorithms are placed in the context of their theoretical foundations in order to understand their derivation and correct application. Machine learning also is an empirical science, where performance of algorithms must be rigorously evaluated on datasets. Completion of this course will contribute to further learning in advanced topics such as deep learning, bioinformatics, computer vision, and robotics. Topics covered in the course include: linear models for regression and classification, local methods (nearest neighbour), tree learning, kernel machines, neural networks, unsupervised learning, ensemble learning, and learning theory. To expand and extend the development of theory and algorithms presented in lectures, practical examples will be given in tutorials and programming tasks during the project.</text:p>
      <text:p text:style-name="P143"/>
      <text:list text:continue-numbering="true" text:style-name="L55">
        <text:list-item>
          <text:p text:style-name="P142">COMP9727 RECOMMENDER SYSTEMS 73 CREDIT</text:p>
        </text:list-item>
      </text:list>
      <text:p text:style-name="P144">Recommender systems are information filtering and search tools for providing personalized user interaction and navigation through a complex space of products or services. The aim is to address information overload by providing users with items that better meet their needs and support their decision making. Recommender systems are important commercial tools that are widely used by e-commerce and social media companies to drive sales and user engagement. This course will cover the basic types of recommender system, the main recommendation algorithms, and machine learning and natural language processing techniques used to support recommender systems.</text:p>
      <text:p text:style-name="P144"/>
      <text:list text:continue-numbering="true" text:style-name="L55">
        <text:list-item>
          <text:p text:style-name="P142">COMP9444 NEURAL NETWORKS AND DEEP LEARNING 69 CREDIT</text:p>
        </text:list-item>
      </text:list>
      <text:p text:style-name="P143">Topics chosen from: perceptrons, feedforward neural networks, backpropagation, Hopfield and Kohonen networks, restricted Boltzmann machine and autoencoders, deep convolutional networks for image processing; geometric and complexity analysis of trained neural networks; recurrent networks, language processing, semantic analysis, long short term memory; designing successful applications of neural networks; recent developments in neural networks and deep learning.</text:p>
      <text:p text:style-name="P143"/>
      <text:list text:continue-numbering="true" text:style-name="L55">
        <text:list-item>
          <text:p text:style-name="P142">COMP9991 RESEARCH PROJECT A 72 CREDIT</text:p>
        </text:list-item>
      </text:list>
      <text:p text:style-name="P143">The course is for high achievers who can and want to maximise the kind of experience in research that a Masters by coursework can expose students to. It exceeds the aims of COMP9900 in doing more than "putting everything together": it aims at letting students tackle a genuine piece of research and improve on the state of the art, be it by making an algorithm more effective, or combining algorithms in new ways, or applying and adjusting particular techniques to new problems. Though projects can be purely theoretical, most projects will be applied at least to some extent and they will have an experimental component, thanks to which it is often possible to compare the proposed approach with existing ones.</text:p>
      <text:p text:style-name="P143"/>
      <text:p text:style-name="P143">By the end of the term, students must give a seminar, inviting at least supervisor and assessor, with a presentation that is roughly 45 minutes long, during which they review the topic, including current approaches, plan for future work, and demonstrate they have made progress towards carrying out that plan. The presentation is followed by questions and answers, for a total of roughly an hour.</text:p>
      <text:p text:style-name="P143"/>
      <text:p text:style-name="P143">A mark of less than 75 will not allow students to follow up with either COMP9992 or COMP9993; instead, they will have to enrol in COMP9900.</text:p>
      <text:p text:style-name="P143"/>
      <text:p text:style-name="P143">A mark of at least 75 but less than 85 will allow students to enrol in COMP9992 but not in COMP9993; they will still have the option to instead enrol in COMP9900 if they wish.</text:p>
      <text:p text:style-name="P143"/>
      <text:p text:style-name="P143">A mark of at least 85 will allow students to enrol in COMP9993; they will still have the option to instead enrol in COMP9900 or COMP9992 if they wish.</text:p>
      <text:p text:style-name="P143"/>
      <text:p text:style-name="P143">Students will only be able to score at least 85 if the seminar has demonstrated that the work expected to successfully conduct the research is equivalent to completing 2 standard courses; if students eligible to enrol in COMP9993 prefer <text:soft-page-break/>to enrol in COMP9992, the supervisor should first confirm that the project can be downsized so it becomes equivalent to completing 1 standard course; would that modification of the project not be possible, a student who is not keen to follow up with COMP9993 would have to enrol in COMP9900.</text:p>
      <text:p text:style-name="P143"/>
      <text:list text:continue-numbering="true" text:style-name="L55">
        <text:list-item>
          <text:p text:style-name="P142">COMP9517 COMPUTER VISION 84 DISTINCTION</text:p>
        </text:list-item>
      </text:list>
      <text:p text:style-name="P143">Cameras and Radiometry, local shading models, Colour Vision perception, representation, modelling, linear filters for smoothing, edge detection using concvolution, fourier transform, scale and image pyramids, texture, segmentation by clustering, model fitting and probabilistic methods, tracking and Kalman filters, model-based vision, template matching using classifiers, recognition by relations, applications in robotics, medical imaging, satellite image analysis.</text:p>
      <text:p text:style-name="P143"/>
      <text:list text:continue-numbering="true" text:style-name="L55">
        <text:list-item>
          <text:p text:style-name="P142">COMP9900 INFORMATION TECHNOLOGY PROJECT 77 DISTINCTION</text:p>
        </text:list-item>
      </text:list>
      <text:p text:style-name="P144">This is a software project capstone course. Students work in teams of ideally five (5) members to define, implement and evaluate a real-world software system. Most of the work in this course is team-based project work, although there are some introductory lectures on software project management and teamwork strategies. Project teams meet weekly starting from Week 1 with project mentors to report on the progress of the project. Assessment is based on a project proposal, progressive demonstrations and retrospectives, a final project demonstration and report, and on the quality of the software system itself. Students are also required to reflect on their work and to provide peer assessment of their team-mates' contributions to the project.</text:p>
      <text:p text:style-name="P143"/>
      <text:p text:style-name="P143"/>
      <text:p text:style-name="P145"><text:span text:style-name="T36">University of Melbourne</text:span><text:span text:style-name="T50"> </text:span><text:span text:style-name="T37">Melbourne, Australia</text:span></text:p>
      <text:p text:style-name="P145">Bachelor of Commerce<text:span text:style-name="T52"> </text:span></text:p>
      <text:p text:style-name="P143">Courses completed:</text:p>
      <text:p text:style-name="P14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46">Year</text:p>
          </table:table-cell>
          <table:table-cell table:style-name="Table1.A1" office:value-type="string">
            <text:p text:style-name="P146">Code</text:p>
          </table:table-cell>
          <table:table-cell table:style-name="Table1.A1" office:value-type="string">
            <text:p text:style-name="P146">Title</text:p>
          </table:table-cell>
          <table:table-cell table:style-name="Table1.A1" office:value-type="string">
            <text:p text:style-name="P146">Points</text:p>
          </table:table-cell>
          <table:table-cell table:style-name="Table1.A1" office:value-type="string">
            <text:p text:style-name="P146">Mark</text:p>
          </table:table-cell>
          <table:table-cell table:style-name="Table1.A1" office:value-type="string">
            <text:p text:style-name="P146">Grade</text:p>
          </table:table-cell>
        </table:table-row>
        <table:table-row table:style-name="Table1.1">
          <table:table-cell table:style-name="Table1.A1" office:value-type="string">
            <text:p text:style-name="P147">2019</text:p>
          </table:table-cell>
          <table:table-cell table:style-name="Table1.A1" office:value-type="string">
            <text:p text:style-name="P146">ACCT10001</text:p>
          </table:table-cell>
          <table:table-cell table:style-name="Table1.A1" office:value-type="string">
            <text:p text:style-name="P146">Accounting Reports and Analysis</text:p>
          </table:table-cell>
          <table:table-cell table:style-name="Table1.A1" office:value-type="string">
            <text:p text:style-name="P147">12.5</text:p>
          </table:table-cell>
          <table:table-cell table:style-name="Table1.A1" office:value-type="string">
            <text:p text:style-name="P147">67</text:p>
          </table:table-cell>
          <table:table-cell table:style-name="Table1.A1" office:value-type="string">
            <text:p text:style-name="P146">H3</text:p>
          </table:table-cell>
        </table:table-row>
        <table:table-row table:style-name="Table1.1">
          <table:table-cell table:style-name="Table1.A1" office:value-type="string">
            <text:p text:style-name="P147">2019</text:p>
          </table:table-cell>
          <table:table-cell table:style-name="Table1.A1" office:value-type="string">
            <text:p text:style-name="P146">COMP10001</text:p>
          </table:table-cell>
          <table:table-cell table:style-name="Table1.A1" office:value-type="string">
            <text:p text:style-name="P146">Foundations of Computing</text:p>
          </table:table-cell>
          <table:table-cell table:style-name="Table1.A1" office:value-type="string">
            <text:p text:style-name="P147">12.5</text:p>
          </table:table-cell>
          <table:table-cell table:style-name="Table1.A1" office:value-type="string">
            <text:p text:style-name="P147">85</text:p>
          </table:table-cell>
          <table:table-cell table:style-name="Table1.A1" office:value-type="string">
            <text:p text:style-name="P146">H1</text:p>
          </table:table-cell>
        </table:table-row>
        <table:table-row table:style-name="Table1.1">
          <table:table-cell table:style-name="Table1.A1" office:value-type="string">
            <text:p text:style-name="P147">2019</text:p>
          </table:table-cell>
          <table:table-cell table:style-name="Table1.A1" office:value-type="string">
            <text:p text:style-name="P146">ECON10004</text:p>
          </table:table-cell>
          <table:table-cell table:style-name="Table1.A1" office:value-type="string">
            <text:p text:style-name="P146">Introductory Microeconomics</text:p>
          </table:table-cell>
          <table:table-cell table:style-name="Table1.A1" office:value-type="string">
            <text:p text:style-name="P147">12.5</text:p>
          </table:table-cell>
          <table:table-cell table:style-name="Table1.A1" office:value-type="string">
            <text:p text:style-name="P147">68</text:p>
          </table:table-cell>
          <table:table-cell table:style-name="Table1.A1" office:value-type="string">
            <text:p text:style-name="P146">H3</text:p>
          </table:table-cell>
        </table:table-row>
        <table:table-row table:style-name="Table1.1">
          <table:table-cell table:style-name="Table1.A1" office:value-type="string">
            <text:p text:style-name="P147">2019</text:p>
          </table:table-cell>
          <table:table-cell table:style-name="Table1.A1" office:value-type="string">
            <text:p text:style-name="P146">FNCE10002</text:p>
          </table:table-cell>
          <table:table-cell table:style-name="Table1.A1" office:value-type="string">
            <text:p text:style-name="P146">Principles of Finance</text:p>
          </table:table-cell>
          <table:table-cell table:style-name="Table1.A1" office:value-type="string">
            <text:p text:style-name="P147">12.5</text:p>
          </table:table-cell>
          <table:table-cell table:style-name="Table1.A1" office:value-type="string">
            <text:p text:style-name="P147">83</text:p>
          </table:table-cell>
          <table:table-cell table:style-name="Table1.A1" office:value-type="string">
            <text:p text:style-name="P146">H1</text:p>
          </table:table-cell>
        </table:table-row>
        <table:table-row table:style-name="Table1.1">
          <table:table-cell table:style-name="Table1.A1" office:value-type="string">
            <text:p text:style-name="P147">2019</text:p>
          </table:table-cell>
          <table:table-cell table:style-name="Table1.A1" office:value-type="string">
            <text:p text:style-name="P146">ACCT10002</text:p>
          </table:table-cell>
          <table:table-cell table:style-name="Table1.A1" office:value-type="string">
            <text:p text:style-name="P146">Introductory Financial Accounting</text:p>
          </table:table-cell>
          <table:table-cell table:style-name="Table1.A1" office:value-type="string">
            <text:p text:style-name="P147">12.5</text:p>
          </table:table-cell>
          <table:table-cell table:style-name="Table1.A1" office:value-type="string">
            <text:p text:style-name="P147">78</text:p>
          </table:table-cell>
          <table:table-cell table:style-name="Table1.A1" office:value-type="string">
            <text:p text:style-name="P146">H2A</text:p>
          </table:table-cell>
        </table:table-row>
        <table:table-row table:style-name="Table1.1">
          <table:table-cell table:style-name="Table1.A1" office:value-type="string">
            <text:p text:style-name="P147">2019</text:p>
          </table:table-cell>
          <table:table-cell table:style-name="Table1.A1" office:value-type="string">
            <text:p text:style-name="P146">COMP10002</text:p>
          </table:table-cell>
          <table:table-cell table:style-name="Table1.A1" office:value-type="string">
            <text:p text:style-name="P146">Foundations of Algorithms</text:p>
          </table:table-cell>
          <table:table-cell table:style-name="Table1.A1" office:value-type="string">
            <text:p text:style-name="P147">12.5</text:p>
          </table:table-cell>
          <table:table-cell table:style-name="Table1.A1" office:value-type="string">
            <text:p text:style-name="P147">65</text:p>
          </table:table-cell>
          <table:table-cell table:style-name="Table1.A1" office:value-type="string">
            <text:p text:style-name="P146">H3</text:p>
          </table:table-cell>
        </table:table-row>
        <table:table-row table:style-name="Table1.1">
          <table:table-cell table:style-name="Table1.A1" office:value-type="string">
            <text:p text:style-name="P147">2019</text:p>
          </table:table-cell>
          <table:table-cell table:style-name="Table1.A1" office:value-type="string">
            <text:p text:style-name="P146">ECON10003</text:p>
          </table:table-cell>
          <table:table-cell table:style-name="Table1.A1" office:value-type="string">
            <text:p text:style-name="P146">Introductory Macroeconomics</text:p>
          </table:table-cell>
          <table:table-cell table:style-name="Table1.A1" office:value-type="string">
            <text:p text:style-name="P147">12.5</text:p>
          </table:table-cell>
          <table:table-cell table:style-name="Table1.A1" office:value-type="string">
            <text:p text:style-name="P147">71</text:p>
          </table:table-cell>
          <table:table-cell table:style-name="Table1.A1" office:value-type="string">
            <text:p text:style-name="P146">H2B</text:p>
          </table:table-cell>
        </table:table-row>
        <table:table-row table:style-name="Table1.1">
          <table:table-cell table:style-name="Table1.A1" office:value-type="string">
            <text:p text:style-name="P147">2019</text:p>
          </table:table-cell>
          <table:table-cell table:style-name="Table1.A1" office:value-type="string">
            <text:p text:style-name="P146">ECON10005</text:p>
          </table:table-cell>
          <table:table-cell table:style-name="Table1.A1" office:value-type="string">
            <text:p text:style-name="P146">Quantitative Methods 1</text:p>
          </table:table-cell>
          <table:table-cell table:style-name="Table1.A1" office:value-type="string">
            <text:p text:style-name="P147">12.5</text:p>
          </table:table-cell>
          <table:table-cell table:style-name="Table1.A1" office:value-type="string">
            <text:p text:style-name="P147">80</text:p>
          </table:table-cell>
          <table:table-cell table:style-name="Table1.A1" office:value-type="string">
            <text:p text:style-name="P146">H1</text:p>
          </table:table-cell>
        </table:table-row>
        <table:table-row table:style-name="Table1.1">
          <table:table-cell table:style-name="Table1.A1" office:value-type="string">
            <text:p text:style-name="P147">2020</text:p>
          </table:table-cell>
          <table:table-cell table:style-name="Table1.A1" office:value-type="string">
            <text:p text:style-name="P146">ACCT20001</text:p>
          </table:table-cell>
          <table:table-cell table:style-name="Table1.A1" office:value-type="string">
            <text:p text:style-name="P146">Cost Management</text:p>
          </table:table-cell>
          <table:table-cell table:style-name="Table1.A1" office:value-type="string">
            <text:p text:style-name="P147">12.5</text:p>
          </table:table-cell>
          <table:table-cell table:style-name="Table1.A1" office:value-type="string">
            <text:p text:style-name="P147">83</text:p>
          </table:table-cell>
          <table:table-cell table:style-name="Table1.A1" office:value-type="string">
            <text:p text:style-name="P146">H1</text:p>
          </table:table-cell>
        </table:table-row>
        <table:table-row table:style-name="Table1.1">
          <table:table-cell table:style-name="Table1.A1" office:value-type="string">
            <text:p text:style-name="P147">2020</text:p>
          </table:table-cell>
          <table:table-cell table:style-name="Table1.A1" office:value-type="string">
            <text:p text:style-name="P146">BLAW10001</text:p>
          </table:table-cell>
          <table:table-cell table:style-name="Table1.A1" office:value-type="string">
            <text:p text:style-name="P146">Principles of Business Law</text:p>
          </table:table-cell>
          <table:table-cell table:style-name="Table1.A1" office:value-type="string">
            <text:p text:style-name="P147">12.5</text:p>
          </table:table-cell>
          <table:table-cell table:style-name="Table1.A1" office:value-type="string">
            <text:p text:style-name="P147">79</text:p>
          </table:table-cell>
          <table:table-cell table:style-name="Table1.A1" office:value-type="string">
            <text:p text:style-name="P146">H2A</text:p>
          </table:table-cell>
        </table:table-row>
        <table:table-row table:style-name="Table1.1">
          <table:table-cell table:style-name="Table1.A1" office:value-type="string">
            <text:p text:style-name="P147">2020</text:p>
          </table:table-cell>
          <table:table-cell table:style-name="Table1.A1" office:value-type="string">
            <text:p text:style-name="P146">ECOM20001</text:p>
          </table:table-cell>
          <table:table-cell table:style-name="Table1.A1" office:value-type="string">
            <text:p text:style-name="P146">Econometrics 1</text:p>
          </table:table-cell>
          <table:table-cell table:style-name="Table1.A1" office:value-type="string">
            <text:p text:style-name="P147">12.5</text:p>
          </table:table-cell>
          <table:table-cell table:style-name="Table1.A1" office:value-type="string">
            <text:p text:style-name="P147">81</text:p>
          </table:table-cell>
          <table:table-cell table:style-name="Table1.A1" office:value-type="string">
            <text:p text:style-name="P146">H1</text:p>
          </table:table-cell>
        </table:table-row>
        <table:table-row table:style-name="Table1.1">
          <table:table-cell table:style-name="Table1.A1" office:value-type="string">
            <text:p text:style-name="P147">2020</text:p>
          </table:table-cell>
          <table:table-cell table:style-name="Table1.A1" office:value-type="string">
            <text:p text:style-name="P146">FNCE20005</text:p>
          </table:table-cell>
          <table:table-cell table:style-name="Table1.A1" office:value-type="string">
            <text:p text:style-name="P146">Corporate Financial Decision Making</text:p>
          </table:table-cell>
          <table:table-cell table:style-name="Table1.A1" office:value-type="string">
            <text:p text:style-name="P147">12.5</text:p>
          </table:table-cell>
          <table:table-cell table:style-name="Table1.A1" office:value-type="string">
            <text:p text:style-name="P147">84</text:p>
          </table:table-cell>
          <table:table-cell table:style-name="Table1.A1" office:value-type="string">
            <text:p text:style-name="P146">H1</text:p>
          </table:table-cell>
        </table:table-row>
        <table:table-row table:style-name="Table1.1">
          <table:table-cell table:style-name="Table1.A1" office:value-type="string">
            <text:p text:style-name="P147">2020</text:p>
          </table:table-cell>
          <table:table-cell table:style-name="Table1.A1" office:value-type="string">
            <text:p text:style-name="P146">ACCT20007</text:p>
          </table:table-cell>
          <table:table-cell table:style-name="Table1.A1" office:value-type="string">
            <text:p text:style-name="P146">Accounting Information: Risks &amp; Controls</text:p>
          </table:table-cell>
          <table:table-cell table:style-name="Table1.A1" office:value-type="string">
            <text:p text:style-name="P147">12.5</text:p>
          </table:table-cell>
          <table:table-cell table:style-name="Table1.A1" office:value-type="string">
            <text:p text:style-name="P147">60</text:p>
          </table:table-cell>
          <table:table-cell table:style-name="Table1.A1" office:value-type="string">
            <text:p text:style-name="P146">P^</text:p>
          </table:table-cell>
        </table:table-row>
        <table:table-row table:style-name="Table1.1">
          <table:table-cell table:style-name="Table1.A1" office:value-type="string">
            <text:p text:style-name="P147">2020</text:p>
          </table:table-cell>
          <table:table-cell table:style-name="Table1.A1" office:value-type="string">
            <text:p text:style-name="P146">MGMT20001</text:p>
          </table:table-cell>
          <table:table-cell table:style-name="Table1.A1" office:value-type="string">
            <text:p text:style-name="P146">Organisational Behaviour</text:p>
          </table:table-cell>
          <table:table-cell table:style-name="Table1.A1" office:value-type="string">
            <text:p text:style-name="P147">12.5</text:p>
          </table:table-cell>
          <table:table-cell table:style-name="Table1.A1" office:value-type="string">
            <text:p text:style-name="P147">66</text:p>
          </table:table-cell>
          <table:table-cell table:style-name="Table1.A1" office:value-type="string">
            <text:p text:style-name="P146">H3^</text:p>
          </table:table-cell>
        </table:table-row>
        <table:table-row table:style-name="Table1.1">
          <table:table-cell table:style-name="Table1.A1" office:value-type="string">
            <text:p text:style-name="P147">2020</text:p>
          </table:table-cell>
          <table:table-cell table:style-name="Table1.A1" office:value-type="string">
            <text:p text:style-name="P146">ACCT20002</text:p>
          </table:table-cell>
          <table:table-cell table:style-name="Table1.A1" office:value-type="string">
            <text:p text:style-name="P146">Intermediate Financial Accounting</text:p>
          </table:table-cell>
          <table:table-cell table:style-name="Table1.A1" office:value-type="string">
            <text:p text:style-name="P147">12.5</text:p>
          </table:table-cell>
          <table:table-cell table:style-name="Table1.A1" office:value-type="string">
            <text:p text:style-name="P147">58</text:p>
          </table:table-cell>
          <table:table-cell table:style-name="Table1.A1" office:value-type="string">
            <text:p text:style-name="P146">P^</text:p>
          </table:table-cell>
        </table:table-row>
        <table:table-row table:style-name="Table1.1">
          <table:table-cell table:style-name="Table1.A1" office:value-type="string">
            <text:p text:style-name="P147">2020</text:p>
          </table:table-cell>
          <table:table-cell table:style-name="Table1.A1" office:value-type="string">
            <text:p text:style-name="P146">INFO20003</text:p>
          </table:table-cell>
          <table:table-cell table:style-name="Table1.A1" office:value-type="string">
            <text:p text:style-name="P146">Database Systems</text:p>
          </table:table-cell>
          <table:table-cell table:style-name="Table1.A1" office:value-type="string">
            <text:p text:style-name="P147">12.5</text:p>
          </table:table-cell>
          <table:table-cell table:style-name="Table1.A1" office:value-type="string">
            <text:p text:style-name="P147">83</text:p>
          </table:table-cell>
          <table:table-cell table:style-name="Table1.A1" office:value-type="string">
            <text:p text:style-name="P146">H1</text:p>
          </table:table-cell>
        </table:table-row>
        <table:table-row table:style-name="Table1.1">
          <table:table-cell table:style-name="Table1.A1" office:value-type="string">
            <text:p text:style-name="P147">2021</text:p>
          </table:table-cell>
          <table:table-cell table:style-name="Table1.A1" office:value-type="string">
            <text:p text:style-name="P146">ACCT30001</text:p>
          </table:table-cell>
          <table:table-cell table:style-name="Table1.A1" office:value-type="string">
            <text:p text:style-name="P146">Financial Accounting Theory</text:p>
          </table:table-cell>
          <table:table-cell table:style-name="Table1.A1" office:value-type="string">
            <text:p text:style-name="P147">12.5</text:p>
          </table:table-cell>
          <table:table-cell table:style-name="Table1.A1" office:value-type="string">
            <text:p text:style-name="P147">79</text:p>
          </table:table-cell>
          <table:table-cell table:style-name="Table1.A1" office:value-type="string">
            <text:p text:style-name="P146">H2A</text:p>
          </table:table-cell>
        </table:table-row>
        <table:table-row table:style-name="Table1.1">
          <table:table-cell table:style-name="Table1.A1" office:value-type="string">
            <text:p text:style-name="P147">2021</text:p>
          </table:table-cell>
          <table:table-cell table:style-name="Table1.A1" office:value-type="string">
            <text:p text:style-name="P146">ACCT30002</text:p>
          </table:table-cell>
          <table:table-cell table:style-name="Table1.A1" office:value-type="string">
            <text:p text:style-name="P146">Enterprise Performance Management</text:p>
          </table:table-cell>
          <table:table-cell table:style-name="Table1.A1" office:value-type="string">
            <text:p text:style-name="P147">12.5</text:p>
          </table:table-cell>
          <table:table-cell table:style-name="Table1.A1" office:value-type="string">
            <text:p text:style-name="P147">75</text:p>
          </table:table-cell>
          <table:table-cell table:style-name="Table1.A1" office:value-type="string">
            <text:p text:style-name="P146">H2A</text:p>
          </table:table-cell>
        </table:table-row>
        <table:table-row table:style-name="Table1.1">
          <table:table-cell table:style-name="Table1.A1" office:value-type="string">
            <text:p text:style-name="P147">2021</text:p>
          </table:table-cell>
          <table:table-cell table:style-name="Table1.A1" office:value-type="string">
            <text:p text:style-name="P146">BLAW20001</text:p>
          </table:table-cell>
          <table:table-cell table:style-name="Table1.A1" office:value-type="string">
            <text:p text:style-name="P146">Corporate Law</text:p>
          </table:table-cell>
          <table:table-cell table:style-name="Table1.A1" office:value-type="string">
            <text:p text:style-name="P147">12.5</text:p>
          </table:table-cell>
          <table:table-cell table:style-name="Table1.A1" office:value-type="string">
            <text:p text:style-name="P147">71</text:p>
          </table:table-cell>
          <table:table-cell table:style-name="Table1.A1" office:value-type="string">
            <text:p text:style-name="P146">H2B</text:p>
          </table:table-cell>
        </table:table-row>
        <table:table-row table:style-name="Table1.1">
          <table:table-cell table:style-name="Table1.A1" office:value-type="string">
            <text:p text:style-name="P147">2021</text:p>
          </table:table-cell>
          <table:table-cell table:style-name="Table1.A1" office:value-type="string">
            <text:p text:style-name="P146">FNCE30001</text:p>
          </table:table-cell>
          <table:table-cell table:style-name="Table1.A1" office:value-type="string">
            <text:p text:style-name="P146">Investments</text:p>
          </table:table-cell>
          <table:table-cell table:style-name="Table1.A1" office:value-type="string">
            <text:p text:style-name="P147">12.5</text:p>
          </table:table-cell>
          <table:table-cell table:style-name="Table1.A1" office:value-type="string">
            <text:p text:style-name="P147">79</text:p>
          </table:table-cell>
          <table:table-cell table:style-name="Table1.A1" office:value-type="string">
            <text:p text:style-name="P146">H2A</text:p>
          </table:table-cell>
        </table:table-row>
        <table:table-row table:style-name="Table1.1">
          <table:table-cell table:style-name="Table1.A1" office:value-type="string">
            <text:p text:style-name="P147">2021</text:p>
          </table:table-cell>
          <table:table-cell table:style-name="Table1.A1" office:value-type="string">
            <text:p text:style-name="P146">ACCT30004</text:p>
          </table:table-cell>
          <table:table-cell table:style-name="Table1.A1" office:value-type="string">
            <text:p text:style-name="P146">Auditing and Assurance Services</text:p>
          </table:table-cell>
          <table:table-cell table:style-name="Table1.A1" office:value-type="string">
            <text:p text:style-name="P147">12.5</text:p>
          </table:table-cell>
          <table:table-cell table:style-name="Table1.A1" office:value-type="string">
            <text:p text:style-name="P147">73</text:p>
          </table:table-cell>
          <table:table-cell table:style-name="Table1.A1" office:value-type="string">
            <text:p text:style-name="P146">H2B^</text:p>
          </table:table-cell>
        </table:table-row>
        <table:table-row table:style-name="Table1.1">
          <table:table-cell table:style-name="Table1.A1" office:value-type="string">
            <text:p text:style-name="P147">2021</text:p>
          </table:table-cell>
          <table:table-cell table:style-name="Table1.A1" office:value-type="string">
            <text:p text:style-name="P146">BLAW30002</text:p>
          </table:table-cell>
          <table:table-cell table:style-name="Table1.A1" office:value-type="string">
            <text:p text:style-name="P146">Taxation Law I</text:p>
          </table:table-cell>
          <table:table-cell table:style-name="Table1.A1" office:value-type="string">
            <text:p text:style-name="P147">12.5</text:p>
          </table:table-cell>
          <table:table-cell table:style-name="Table1.A1" office:value-type="string">
            <text:p text:style-name="P147">65</text:p>
          </table:table-cell>
          <table:table-cell table:style-name="Table1.A1" office:value-type="string">
            <text:p text:style-name="P146">H3^</text:p>
          </table:table-cell>
        </table:table-row>
        <table:table-row table:style-name="Table1.1">
          <table:table-cell table:style-name="Table1.A1" office:value-type="string">
            <text:p text:style-name="P147">2021</text:p>
          </table:table-cell>
          <table:table-cell table:style-name="Table1.A1" office:value-type="string">
            <text:p text:style-name="P146">FNCE30012</text:p>
          </table:table-cell>
          <table:table-cell table:style-name="Table1.A1" office:value-type="string">
            <text:p text:style-name="P146">Foundations of FinTech</text:p>
          </table:table-cell>
          <table:table-cell table:style-name="Table1.A1" office:value-type="string">
            <text:p text:style-name="P147">12.5</text:p>
          </table:table-cell>
          <table:table-cell table:style-name="Table1.A1" office:value-type="string">
            <text:p text:style-name="P147">77</text:p>
          </table:table-cell>
          <table:table-cell table:style-name="Table1.A1" office:value-type="string">
            <text:p text:style-name="P146">H2A^</text:p>
          </table:table-cell>
        </table:table-row>
        <table:table-row table:style-name="Table1.1">
          <table:table-cell table:style-name="Table1.A1" office:value-type="string">
            <text:p text:style-name="P147">2022</text:p>
          </table:table-cell>
          <table:table-cell table:style-name="Table1.A1" office:value-type="string">
            <text:p text:style-name="P146">FNCE30007</text:p>
          </table:table-cell>
          <table:table-cell table:style-name="Table1.A1" office:value-type="string">
            <text:p text:style-name="P146">Derivative Securities</text:p>
          </table:table-cell>
          <table:table-cell table:style-name="Table1.A1" office:value-type="string">
            <text:p text:style-name="P147">12.5</text:p>
          </table:table-cell>
          <table:table-cell table:style-name="Table1.A1" office:value-type="string">
            <text:p text:style-name="P147">80</text:p>
          </table:table-cell>
          <table:table-cell table:style-name="Table1.A1" office:value-type="string">
            <text:p text:style-name="P146">H1</text:p>
          </table:table-cell>
        </table:table-row>
        <table:table-row table:style-name="Table1.1">
          <table:table-cell table:style-name="Table1.A1" office:value-type="string">
            <text:p text:style-name="P146" loext:marker-style-name="T53"/>
          </table:table-cell>
          <table:table-cell table:style-name="Table1.A1" office:value-type="string">
            <text:p text:style-name="P146" loext:marker-style-name="T53"/>
          </table:table-cell>
          <table:table-cell table:style-name="Table1.A1" office:value-type="string">
            <text:p text:style-name="P146">Weighted Average Mark for this course</text:p>
          </table:table-cell>
          <table:table-cell table:style-name="Table1.A1" office:value-type="string">
            <text:p text:style-name="P146" loext:marker-style-name="T53"/>
          </table:table-cell>
          <table:table-cell table:style-name="Table1.A1" office:value-type="string">
            <text:p text:style-name="P147">77.278</text:p>
          </table:table-cell>
          <table:table-cell table:style-name="Table1.A1" office:value-type="string">
            <text:p text:style-name="P146" loext:marker-style-name="T53"/>
          </table:table-cell>
        </table:table-row>
      </table:table>
      <text:p text:style-name="P148"/>
      <text:h text:style-name="Heading_20_1" text:outline-level="1"><text:soft-page-break/>Extracurricular:</text:h>
      <text:p text:style-name="P133">Tea and Coffee Society, University of New South Wales, Sydney, Australia        </text:p>
      <text:p text:style-name="P133">Event subcommittee 2024/2/1 - 2024/11/20 </text:p>
      <text:p text:style-name="P133">• A student-run society affiliated with the University of New South Wales. Aim to promote tea and coffee culture to the wider university community </text:p>
      <text:p text:style-name="P133">• I am tasked with running club events and brainstorming new event ideas with the rest of the event subcommittee.</text:p>
      <text:p text:style-name="P133"/>
      <text:p text:style-name="P149"><text:span text:style-name="T36">Bicycle Society, UNSW</text:span><text:span text:style-name="T50"> </text:span><text:span text:style-name="T37">Sydney, Australia</text:span></text:p>
      <text:p text:style-name="P149"><text:span text:style-name="T37">Treasurer</text:span><text:span text:style-name="T50"> </text:span><text:span text:style-name="T37">July 2024 – </text:span><text:span text:style-name="T54">July 2025</text:span></text:p>
      <text:list text:style-name="L56">
        <text:list-item>
          <text:p text:style-name="P150"><text:span text:style-name="T41">Financial Management &amp; Budgeting</text:span><text:span text:style-name="T42">: Co-founded and oversee the club’s finances, ensuring accurate accounting &amp; budgeting</text:span></text:p>
        </text:list-item>
        <text:list-item>
          <text:p text:style-name="P151">Tasked with organising cycling events, fostering community engagement while strengthening leadership and communication skills.</text:p>
        </text:list-item>
      </text:list>
      <text:p text:style-name="P152"/>
      <text:p text:style-name="P153">Cycle Re-cycle Club <text:span text:style-name="T55">(CRC)</text:span></text:p>
      <text:p text:style-name="P154">Bicycle volunteer mechanic July 2024 – Present</text:p>
      <text:list text:style-name="L57">
        <text:list-item>
          <text:p text:style-name="P155">CRC is a not-for-profit bicycle workshop located at Waterloo where we take donated second-hand bicycles and refurbish them for sale at cost price. We also fix bicycles and teach people of the community how to fix their own bicycles. </text:p>
        </text:list-item>
        <text:list-item>
          <text:p text:style-name="P155">I am mainly tasked with assisting people with their bicycle repairs, teaching them step-by-step how to adjust their breaks, how to repair tyre punctures and other common maintenance</text:p>
        </text:list-item>
        <text:list-item>
          <text:p text:style-name="P156">I also assist other mechanic occasionally.</text:p>
        </text:list-item>
        <text:list-item>
          <text:p text:style-name="P156">I inspect and repair donated bikes and refurbish them to an acceptable standard.</text:p>
        </text:list-item>
        <text:list-item>
          <text:p text:style-name="P156">While repairing bicycles, I <text:span text:style-name="T56">f</text:span>ollow the LIFT <text:span text:style-name="T56">approach</text:span>:<text:line-break/>Listen: to the customer. They will report issues and symptoms. <text:line-break/>Inspect: the bike to confirm reported symptoms and identify the cause. <text:line-break/>Fix: or replace damaged parts. <text:line-break/>Test: the repairs and make sure the bike is safe to ride.</text:p>
        </text:list-item>
      </text:list>
      <text:p text:style-name="P154"/>
      <text:p text:style-name="P157"/>
      <text:p text:style-name="P158">My full resume below:</text:p>
      <text:p text:style-name="P159"><text:tab/><text:tab/>Roland Luo</text:p>
      <text:p text:style-name="P160"><text:span text:style-name="默认段落字体"><text:span text:style-name="T57">0421619749 | </text:span></text:span><text:a xlink:type="simple" xlink:href="mailto:roland.luo1213@gmail.com" office:target-frame-name="_top" xlink:show="replace" text:style-name="Internet_20_link" text:visited-style-name="Visited_20_Internet_20_Link"><text:span text:style-name="超链接"><text:span text:style-name="T57">roland.luo1213@gmail.com</text:span></text:span></text:a><text:span text:style-name="默认段落字体"><text:span text:style-name="T58"> | </text:span></text:span><text:a xlink:type="simple" xlink:href="https://www.linkedin.com/in/roland-luo-798b45170/" office:target-frame-name="_top" xlink:show="replace" text:style-name="Internet_20_link" text:visited-style-name="Visited_20_Internet_20_Link"><text:span text:style-name="超链接"><text:span text:style-name="T58">LinkedIn</text:span></text:span></text:a><text:span text:style-name="默认段落字体"><text:span text:style-name="T58"> | </text:span></text:span><text:a xlink:type="simple" xlink:href="https://github.com/Inuken12138" text:style-name="Internet_20_link" text:visited-style-name="Visited_20_Internet_20_Link"><text:span text:style-name="默认段落字体"><text:span text:style-name="T58">GitHub</text:span></text:span></text:a><text:span text:style-name="默认段落字体"><text:span text:style-name="T58"> </text:span></text:span><text:span text:style-name="默认段落字体"><text:span text:style-name="T59">|</text:span></text:span><text:span text:style-name="默认段落字体"><text:span text:style-name="T60"> Temporary Graduate </text:span></text:span><text:span text:style-name="默认段落字体"><text:span text:style-name="T61">V</text:span></text:span><text:span text:style-name="默认段落字体"><text:span text:style-name="T60">isa 485 valid til Aug 2027</text:span></text:span></text:p>
      <text:p text:style-name="P161"><text:span text:style-name="默认段落字体"><text:span text:style-name="T62"/></text:span></text:p>
      <text:p text:style-name="P161"><text:span text:style-name="默认段落字体"><text:span text:style-name="T63">SKILL SET</text:span></text:span></text:p>
      <text:p text:style-name="P162">Analytics: <text:span text:style-name="T64">SQL (PostgreSQL)</text:span><text:span text:style-name="T65">, Tableau, </text:span><text:span text:style-name="默认段落字体"><text:span text:style-name="T66">Pandas, <text:s/>NumPy, <text:s/>Matplotlib, </text:span></text:span></text:p>
      <text:p text:style-name="P162"><text:span text:style-name="默认段落字体"><text:span text:style-name="T67">Tools: </text:span></text:span><text:span text:style-name="默认段落字体"><text:span text:style-name="T68">Python</text:span></text:span><text:span text:style-name="默认段落字体"><text:span text:style-name="T67">, </text:span></text:span><text:span text:style-name="默认段落字体"><text:span text:style-name="T68">Microsoft Office (incl. Excel VBA), Web development (JavaScript, Django, Next.js, React.js)</text:span></text:span></text:p>
      <text:p text:style-name="P163"><text:span text:style-name="默认段落字体"><text:span text:style-name="T69">Machine Learning </text:span></text:span><text:span text:style-name="默认段落字体"><text:span text:style-name="T70">&amp; Deep Learning</text:span></text:span><text:span text:style-name="默认段落字体"><text:span text:style-name="T69">: </text:span></text:span><text:span text:style-name="默认段落字体"><text:span text:style-name="T71">PyTorch, OpenCV-Python, Scikit-learn</text:span></text:span></text:p>
      <text:p text:style-name="P163"><text:span text:style-name="默认段落字体"><text:span text:style-name="T72">Language Skills:</text:span></text:span><text:span text:style-name="默认段落字体"><text:span text:style-name="T57"> <text:s/>English – Professional Proficiency (PTE Overall 89: Speaking 90, Reading 88, Listening 87, Writing 86); <text:s/>Chinese (Mandarin) – Native</text:span></text:span><text:span text:style-name="默认段落字体"><text:span text:style-name="T58">; Laotian – </text:span></text:span><text:span text:style-name="默认段落字体"><text:span text:style-name="T73">Fl</text:span></text:span><text:span text:style-name="默认段落字体"><text:span text:style-name="T74">uent;</text:span></text:span><text:span text:style-name="默认段落字体"><text:span text:style-name="T58"> Japanese – Intermediate.</text:span></text:span></text:p>
      <text:p text:style-name="P164"/>
      <text:p text:style-name="P161"><text:span text:style-name="默认段落字体"><text:span text:style-name="T63">WORK EXPERIENCE</text:span></text:span><text:span text:style-name="默认段落字体"><text:span text:style-name="T57"><text:tab/></text:span></text:span></text:p>
      <text:p text:style-name="P165"><text:span text:style-name="默认段落字体"><text:span text:style-name="T75">SongFei Construction &amp; Decoration Co., Ltd</text:span></text:span><text:span text:style-name="默认段落字体"><text:span text:style-name="T57"> <text:s text:c="106"/>Vientiane, Laos</text:span></text:span></text:p>
      <text:p text:style-name="P165"><text:span text:style-name="默认段落字体"><text:span text:style-name="T76">IT Digitisation Consultant (Part-Time/Remote) </text:span></text:span><text:span text:style-name="默认段落字体"><text:span text:style-name="T57"><text:s text:c="101"/></text:span></text:span><text:span text:style-name="默认段落字体"><text:span text:style-name="T76">Dec 2024 – Present</text:span></text:span></text:p>
      <text:p text:style-name="P165"><text:span text:style-name="默认段落字体"><text:span text:style-name="T77"/></text:span></text:p>
      <text:p text:style-name="P165"><text:span text:style-name="默认段落字体"><text:span text:style-name="T78">Project &amp; Role Overview</text:span></text:span><text:span text:style-name="默认段落字体"><text:span text:style-name="T79">: </text:span></text:span><text:span text:style-name="默认段落字体"><text:span text:style-name="T57">Independently led the end‑to‑end digitalisation of a small‑to‑medium construction business by designing, developing, and deploying a </text:span></text:span><text:span text:style-name="默认段落字体"><text:span text:style-name="T80">full-stack web platform </text:span></text:span><text:span text:style-name="默认段落字体"><text:span text:style-name="T81">(Next.js, React.js, </text:span></text:span><text:span text:style-name="默认段落字体"><text:span text:style-name="T82">Django</text:span></text:span><text:span text:style-name="默认段落字体"><text:span text:style-name="T81">)</text:span></text:span><text:span text:style-name="默认段落字体"><text:span text:style-name="T57">. Acted as the </text:span></text:span><text:span text:style-name="默认段落字体"><text:span text:style-name="T80">technical owner</text:span></text:span><text:span text:style-name="默认段落字体"><text:span text:style-name="T57">, translating business requirements into scalable, data‑driven solutions across E</text:span></text:span><text:span text:style-name="默认段落字体"><text:span text:style-name="T83">RP</text:span></text:span><text:span text:style-name="默认段落字体"><text:span text:style-name="T57">, operational automation, and analytics. <text:s/></text:span></text:span><text:span text:style-name="默认段落字体"><text:span text:style-name="T84"><text:s text:c="187"/></text:span></text:span></text:p>
      <text:p text:style-name="P165"><text:span text:style-name="默认段落字体"><text:span text:style-name="T85"/></text:span></text:p>
      <text:p text:style-name="P165"><text:span text:style-name="默认段落字体"><text:span text:style-name="T78">Key Contributions &amp; Platform </text:span></text:span><text:span text:style-name="默认段落字体"><text:span text:style-name="T86">Core </text:span></text:span><text:span text:style-name="默认段落字体"><text:span text:style-name="T87">Modules</text:span></text:span><text:span text:style-name="默认段落字体"><text:span text:style-name="T78"> Delivered</text:span></text:span><text:span text:style-name="默认段落字体"><text:span text:style-name="T79"> <text:s text:c="87"/></text:span></text:span><text:span text:style-name="默认段落字体"><text:span text:style-name="T88">GitHub: </text:span></text:span><text:a xlink:type="simple" xlink:href="https://github.com/Inuken12138/Employee-attendence-app2" text:style-name="Internet_20_link" text:visited-style-name="Visited_20_Internet_20_Link"><text:span text:style-name="默认段落字体"><text:span text:style-name="T89">Pro</text:span></text:span><text:span text:style-name="默认段落字体"><text:span text:style-name="T90">ject URL</text:span></text:span></text:a></text:p>
      <text:list text:style-name="WWNum1">
        <text:list-item>
          <text:p text:style-name="P166"><text:span text:style-name="默认段落字体"><text:span text:style-name="T91">Module 1 - </text:span></text:span><text:span text:style-name="默认段落字体"><text:span text:style-name="T69">3D Kitchen Planner</text:span></text:span><text:span text:style-name="默认段落字体"><text:span text:style-name="T58">: Built an interactive online 3D design tool powered by </text:span></text:span><text:span text:style-name="默认段落字体"><text:span text:style-name="T69">Three.js</text:span></text:span><text:span text:style-name="默认段落字体"><text:span text:style-name="T58"> &amp; </text:span></text:span><text:span text:style-name="默认段落字体"><text:span text:style-name="T69">React Three Fiber</text:span></text:span><text:span text:style-name="默认段落字体"><text:span text:style-name="T58"> that enables custom kitchen layout configuration and automated conversion to CNC‑compatible G‑code which accelerated production.</text:span></text:span></text:p>
        </text:list-item>
        <text:list-item>
          <text:p text:style-name="P166"><text:span text:style-name="默认段落字体"><text:span text:style-name="T91">Module 2 - </text:span></text:span><text:span text:style-name="默认段落字体"><text:span text:style-name="T69">E‑commerce Platform</text:span></text:span><text:span text:style-name="默认段落字体"><text:span text:style-name="T58">: Designed and launched the company’s first online store, enabling digital sales and improving customer engagement.</text:span></text:span></text:p>
        </text:list-item>
        <text:list-item>
          <text:p text:style-name="P166"><text:span text:style-name="默认段落字体"><text:span text:style-name="T91">Module 3 - </text:span></text:span><text:span text:style-name="默认段落字体"><text:span text:style-name="T69">Automated Payroll &amp; Reporting</text:span></text:span><text:span text:style-name="默认段落字体"><text:span text:style-name="T58">: Developed a </text:span></text:span><text:span text:style-name="默认段落字体"><text:span text:style-name="T69">Python</text:span></text:span><text:span text:style-name="默认段落字体"><text:span text:style-name="T58"> data pipeline (</text:span></text:span><text:span text:style-name="默认段落字体"><text:span text:style-name="T69">Pandas</text:span></text:span><text:span text:style-name="默认段落字体"><text:span text:style-name="T58">, </text:span></text:span><text:span text:style-name="默认段落字体"><text:span text:style-name="T69">NumPy</text:span></text:span><text:span text:style-name="默认段落字体"><text:span text:style-name="T58">) and </text:span></text:span><text:span text:style-name="默认段落字体"><text:span text:style-name="T69">SQL</text:span></text:span><text:span text:style-name="默认段落字体"><text:span text:style-name="T58"> (</text:span></text:span><text:span text:style-name="默认段落字体"><text:span text:style-name="T69">PostgreSQL</text:span></text:span><text:span text:style-name="默认段落字体"><text:span text:style-name="T58">) to clean attendance logs, apply payroll rules, and generate reports; reduced monthly processing time from ~4 hours to ~10 minutes.</text:span></text:span></text:p>
        </text:list-item>
        <text:list-item>
          <text:p text:style-name="P166"><text:span text:style-name="默认段落字体"><text:span text:style-name="T69">AI Tools &amp; Methods</text:span></text:span><text:span text:style-name="默认段落字体"><text:span text:style-name="T58">: Integrated AI‑assisted development using </text:span></text:span><text:span text:style-name="默认段落字体"><text:span text:style-name="T69">GitHub Copilot</text:span></text:span><text:span text:style-name="默认段落字体"><text:span text:style-name="T58"> and </text:span></text:span><text:span text:style-name="默认段落字体"><text:span text:style-name="T69">Cursor</text:span></text:span><text:span text:style-name="默认段落字体"><text:span text:style-name="T58">, applying structured prompting, </text:span></text:span><text:span text:style-name="默认段落字体"><text:span text:style-name="T69">prompt engineering</text:span></text:span><text:span text:style-name="默认段落字体"><text:span text:style-name="T58">, and human‑in‑the‑loop validation to accelerate code generation, refactoring, debugging, AI pair‑programming, and edge‑case analysis for production‑quality full‑stack and data workflows.</text:span></text:span></text:p>
        </text:list-item>
      </text:list>
      <text:p text:style-name="P165"><text:span text:style-name="默认段落字体"><text:span text:style-name="T92"/></text:span></text:p>
      <text:p text:style-name="P165"><text:span text:style-name="默认段落字体"><text:span text:style-name="T75">Genex Consulting <text:s text:c="2"/></text:span></text:span><text:span text:style-name="默认段落字体"><text:span text:style-name="T93"><text:s text:c="157"/></text:span></text:span><text:span text:style-name="默认段落字体"><text:span text:style-name="T94">Remote</text:span></text:span></text:p>
      <text:p text:style-name="P165"><text:span text:style-name="默认段落字体"><text:span text:style-name="T94">Data Analyst Intern <text:s text:c="136"/>Sep 2025 – Dec 2025</text:span></text:span></text:p>
      <text:list text:continue-numbering="true" text:style-name="WWNum1">
        <text:list-item>
          <text:p text:style-name="P166"><text:span text:style-name="默认段落字体"><text:span text:style-name="T95">SQL Performance Optimisation</text:span></text:span><text:span text:style-name="默认段落字体"><text:span text:style-name="T94">: Optimi</text:span></text:span><text:span text:style-name="默认段落字体"><text:span text:style-name="T96">s</text:span></text:span><text:span text:style-name="默认段落字体"><text:span text:style-name="T94">ed the data management of transportation system using </text:span></text:span><text:span text:style-name="默认段落字体"><text:span text:style-name="T93">SQL</text:span></text:span><text:span text:style-name="默认段落字体"><text:span text:style-name="T94">, reducing query latency by</text:span></text:span><text:span text:style-name="默认段落字体"><text:span text:style-name="T93"> 15% </text:span></text:span><text:span text:style-name="默认段落字体"><text:span text:style-name="T94">and streamlining data storage and retrieval processes.</text:span></text:span></text:p>
        </text:list-item>
        <text:list-item>
          <text:p text:style-name="P166"><text:span text:style-name="默认段落字体"><text:span text:style-name="T95">Data Cleaning &amp; Preprocessing</text:span></text:span><text:span text:style-name="默认段落字体"><text:span text:style-name="T94">: Conducted data</text:span></text:span><text:span text:style-name="默认段落字体"><text:span text:style-name="T93"> </text:span></text:span><text:span text:style-name="默认段落字体"><text:span text:style-name="T97">cleaning and preprocessing</text:span></text:span><text:span text:style-name="默认段落字体"><text:span text:style-name="T94"> on large transportation datasets with </text:span></text:span><text:span text:style-name="默认段落字体"><text:span text:style-name="T93">Python (Pandas, NumPy)</text:span></text:span><text:span text:style-name="默认段落字体"><text:span text:style-name="T94">, addressing missing values, outliers, and inconsistencies to ensure data integrity.</text:span></text:span></text:p>
        </text:list-item>
        <text:list-item>
          <text:p text:style-name="P166"><text:span text:style-name="默认段落字体"><text:span text:style-name="T95">Traffic Analysis &amp; Route Optimisation</text:span></text:span><text:span text:style-name="默认段落字体"><text:span text:style-name="T94">: Leveraged </text:span></text:span><text:span text:style-name="默认段落字体"><text:span text:style-name="T93">Python and SQL </text:span></text:span><text:span text:style-name="默认段落字体"><text:span text:style-name="T94">to analyse historical traffic congestion and flow patterns, uncovering peak usage trends and supporting route optimisation efforts that reduced commute delays by </text:span></text:span><text:span text:style-name="默认段落字体"><text:span text:style-name="T93">up to 20%</text:span></text:span><text:span text:style-name="默认段落字体"><text:span text:style-name="T94">.</text:span></text:span></text:p>
        </text:list-item>
        <text:list-item>
          <text:p text:style-name="P167"><text:span text:style-name="T98">Tableau Dashboard Development</text:span>: Designed and implemented interactive <text:span text:style-name="T98">Tableau</text:span> dashboards to deliver actionable insights, enabling real-time decision-making for the client. </text:p>
          <text:p text:style-name="P168"><text:span text:style-name="默认段落字体"><text:span text:style-name="T99"/></text:span></text:p>
        </text:list-item>
      </text:list>
      <text:p text:style-name="P161"><text:span text:style-name="默认段落字体"><text:span text:style-name="T63">PROJECT EXPERIENCE</text:span></text:span><text:span text:style-name="默认段落字体"><text:span text:style-name="T57"><text:tab/></text:span></text:span></text:p>
      <text:p text:style-name="P169"><text:span text:style-name="默认段落字体"><text:span text:style-name="T75">Aerial Landscape Classification (Vision Transformer, ViT) </text:span></text:span><text:span text:style-name="默认段落字体"><text:span text:style-name="T80"><text:s text:c="75"/></text:span></text:span><text:span text:style-name="默认段落字体"><text:span text:style-name="T76">Feb - May 2025</text:span></text:span></text:p>
      <text:list text:continue-numbering="true" text:style-name="WWNum1">
        <text:list-item>
          <text:p text:style-name="P166"><text:span text:style-name="默认段落字体"><text:span text:style-name="T58">Implemented a </text:span></text:span><text:span text:style-name="默认段落字体"><text:span text:style-name="T69">Vision Transformer</text:span></text:span><text:span text:style-name="默认段落字体"><text:span text:style-name="T58"> in Python to classify diverse aerial landscape images; achieved </text:span></text:span><text:span text:style-name="默认段落字体"><text:span text:style-name="T69">90%+ test accuracy</text:span></text:span><text:span text:style-name="默认段落字体"><text:span text:style-name="T58"> through effective data preprocessing, augmentation, and hyperparameter tuning.</text:span></text:span></text:p>
        </text:list-item>
        <text:list-item>
          <text:p text:style-name="P168"><text:span text:style-name="默认段落字体"><text:span text:style-name="T57">Delivered end-to-end pipeline</text:span></text:span><text:span text:style-name="默认段落字体"><text:span text:style-name="T58">, including </text:span></text:span><text:span text:style-name="默认段落字体"><text:span text:style-name="T57">dataset preparation, model training/evaluation, </text:span></text:span><text:span text:style-name="默认段落字体"><text:span text:style-name="T58">performance reporting, and error analysis.</text:span></text:span></text:p>
        </text:list-item>
      </text:list>
      <text:p text:style-name="P165"><text:span text:style-name="默认段落字体"><text:span text:style-name="T100"/></text:span></text:p>
      <text:p text:style-name="P165"><text:span text:style-name="默认段落字体"><text:span text:style-name="T75">Deep-learning based Yoga-pose Recognition System</text:span></text:span><text:span text:style-name="默认段落字体"><text:span text:style-name="T57"><text:tab/></text:span></text:span><text:span text:style-name="默认段落字体"><text:span text:style-name="T76">Sep - Dec 2024</text:span></text:span></text:p>
      <text:list text:continue-numbering="true" text:style-name="WWNum1">
        <text:list-item>
          <text:p text:style-name="P166"><text:span text:style-name="默认段落字体"><text:span text:style-name="T57">Designed and implemented a </text:span></text:span><text:span text:style-name="默认段落字体"><text:span text:style-name="T72">3D CNN</text:span></text:span><text:span text:style-name="默认段落字体"><text:span text:style-name="T57"> (Convolutional Neural Network) model using </text:span></text:span><text:span text:style-name="默认段落字体"><text:span text:style-name="T80">Python</text:span></text:span><text:span text:style-name="默认段落字体"><text:span text:style-name="T57"> and </text:span></text:span><text:span text:style-name="默认段落字体"><text:span text:style-name="T72">PyTorch</text:span></text:span><text:span text:style-name="默认段落字体"><text:span text:style-name="T57">.</text:span></text:span></text:p>
        </text:list-item>
        <text:list-item>
          <text:p text:style-name="P166"><text:span text:style-name="默认段落字体"><text:span text:style-name="T57">Achieved </text:span></text:span><text:span text:style-name="默认段落字体"><text:span text:style-name="T80">80% test accuracy</text:span></text:span><text:span text:style-name="默认段落字体"><text:span text:style-name="T57"> in real-time yoga-pose classification using a webcam.</text:span></text:span></text:p>
        </text:list-item>
      </text:list>
      <text:p text:style-name="P170"/>
      <text:p text:style-name="P165"><text:span text:style-name="默认段落字体"><text:span text:style-name="T75">Book Recommendation Engine</text:span></text:span><text:span text:style-name="默认段落字体"><text:span text:style-name="T57"><text:tab/></text:span></text:span><text:span text:style-name="默认段落字体"><text:span text:style-name="T76">Jun - Aug 2024</text:span></text:span></text:p>
      <text:list text:continue-numbering="true" text:style-name="WWNum1">
        <text:list-item>
          <text:p text:style-name="P166"><text:span text:style-name="默认段落字体"><text:span text:style-name="T58">Led a 4-person team to develop a </text:span></text:span><text:span text:style-name="默认段落字体"><text:span text:style-name="T69">data-driven book recommendation system</text:span></text:span><text:span text:style-name="默认段落字体"><text:span text:style-name="T58"> using </text:span></text:span><text:span text:style-name="默认段落字体"><text:span text:style-name="T69">Python</text:span></text:span><text:span text:style-name="默认段落字体"><text:span text:style-name="T58">, combining </text:span></text:span><text:span text:style-name="默认段落字体"><text:span text:style-name="T69">collaborative filtering</text:span></text:span><text:span text:style-name="默认段落字体"><text:span text:style-name="T58"> and </text:span></text:span><text:span text:style-name="默认段落字体"><text:span text:style-name="T69">content-filtering</text:span></text:span><text:span text:style-name="默认段落字体"><text:span text:style-name="T58"> techniques.</text:span></text:span></text:p>
        </text:list-item>
        <text:list-item>
          <text:p text:style-name="P166"><text:span text:style-name="默认段落字体"><text:span text:style-name="T101">Analy</text:span></text:span><text:span text:style-name="默认段落字体"><text:span text:style-name="T102">s</text:span></text:span><text:span text:style-name="默认段落字体"><text:span text:style-name="T101">ed</text:span></text:span><text:span text:style-name="默认段落字体"><text:span text:style-name="T58"> user behaviour, preferences, and item features to generate personalised book recommendations, improving user satisfaction by up to </text:span></text:span><text:span text:style-name="默认段落字体"><text:span text:style-name="T69">36%</text:span></text:span><text:span text:style-name="默认段落字体"><text:span text:style-name="T58">.</text:span></text:span></text:p>
        </text:list-item>
      </text:list>
      <text:p text:style-name="P164"/>
      <text:p text:style-name="P161"><text:span text:style-name="默认段落字体"><text:span text:style-name="T63">EDUCATION</text:span></text:span><text:span text:style-name="默认段落字体"><text:span text:style-name="T57"><text:tab/></text:span></text:span></text:p>
      <text:p text:style-name="P165"><text:span text:style-name="默认段落字体"><text:span text:style-name="T103">University of New South Wales (UNSW)</text:span></text:span><text:span text:style-name="默认段落字体"><text:span text:style-name="T57"><text:tab/> <text:s text:c="24"/>Sydney, Australia</text:span></text:span></text:p>
      <text:p text:style-name="P165"><text:span text:style-name="默认段落字体"><text:span text:style-name="T76">Master of Information Technology, Major in Data Science and Engineering</text:span></text:span><text:span text:style-name="默认段落字体"><text:span text:style-name="T57"><text:tab/></text:span></text:span><text:span text:style-name="默认段落字体"><text:span text:style-name="T76">17 Feb 2023 – 26 June 2025</text:span></text:span></text:p>
      <text:p text:style-name="P171">Cumulative WAM: 75/100</text:p>
      <text:p text:style-name="P172"><text:span text:style-name="默认段落字体"><text:span text:style-name="T104">Relevant Coursework: Data structure and algorithm</text:span></text:span><text:span text:style-name="默认段落字体"><text:span text:style-name="T57">; </text:span></text:span><text:span text:style-name="默认段落字体"><text:span text:style-name="T104">Big data management; Recommender systems; Machine learning and data mining; Neural networks and deep learning; Computer vision</text:span></text:span></text:p>
      <text:p text:style-name="P173"/>
      <text:p text:style-name="P165"><text:span text:style-name="默认段落字体"><text:span text:style-name="T103">University of Melbourne</text:span></text:span><text:span text:style-name="默认段落字体"><text:span text:style-name="T57"><text:tab/>Melbourne, Australia</text:span></text:span></text:p>
      <text:p text:style-name="P172"><text:span text:style-name="默认段落字体"><text:span text:style-name="T76">Bachelor of Commerce, Major in Accounting &amp; Finance</text:span></text:span><text:span text:style-name="默认段落字体"><text:span text:style-name="T105"> <text:s text:c="77"/></text:span></text:span><text:span text:style-name="默认段落字体"><text:span text:style-name="T76">Mar 2019 - July 2022</text:span></text:span></text:p>
      <text:p text:style-name="P171">Cumulative WAM: 77.12/100</text:p>
      <text:p text:style-name="P171"/>
      <text:p text:style-name="P171"/>
      <text:p text:style-name="P171"/>
      <text:p text:style-name="P171"/>
      <text:p text:style-name="P171"/>
      <text:p text:style-name="P171"><text:soft-page-break/></text:p>
      <text:p text:style-name="P171"><text:a xlink:type="simple" xlink:href="https://chatgpt.com/share/69abf4d5-16f8-8000-9d35-2a4604e4e7ff" text:style-name="Internet_20_link" text:visited-style-name="Visited_20_Internet_20_Link">https://chatgpt.com/share/69abf4d5-16f8-8000-9d35-2a4604e4e7ff</text:a><text:line-break/><text:line-break/><text:line-break/><text:span text:style-name="T106">recommendation for a better “complete skill list” format</text:span></text:p>
      <text:p text:style-name="P171"/>
      <text:p text:style-name="P171"/>
      <text:p text:style-name="P171"/>
      <text:p text:style-name="P174">1. Header</text:p>
      <text:p text:style-name="P175"/>
      <text:p text:style-name="P175">Include your:</text:p>
      <text:p text:style-name="P175">Have this line at <text:s/>the top of every cover letter.</text:p>
      <text:p text:style-name="P175"/>
      <text:p text:style-name="P175">”Roland Luo <text:s text:c="14"/><text:tab/><text:tab/><text:tab/><text:tab/><text:tab/><text:tab/> <text:s text:c="21"/>15 December 2025</text:p>
      <text:p text:style-name="P175">roland.luo1213@gmail.com | 23 Jauncey Pl, Hillsdale NSW 2036 | 0421619749“</text:p>
      <text:p text:style-name="P175"/>
      <text:p text:style-name="P175"/>
      <text:p text:style-name="P175"/>
      <text:p text:style-name="P175"/>
      <text:p text:style-name="P175">2. </text:p>
      <text:p text:style-name="P175"/>
      <text:p text:style-name="P175">Address it personally if possible:</text:p>
      <text:p text:style-name="P175"/>
      <text:p text:style-name="P175">“Dear [Hiring Manager’s Name],”</text:p>
      <text:p text:style-name="P175">If unknown, use:</text:p>
      <text:p text:style-name="P175">“Dear Hiring Manager,”</text:p>
      <text:p text:style-name="P175"/>
      <text:p text:style-name="P175">Avoid “To Whom It May Concern.”</text:p>
      <text:p text:style-name="P175"/>
      <text:p text:style-name="P175"/>
      <text:p text:style-name="P175"/>
      <text:p text:style-name="P171"/>
      <text:p text:style-name="P176"><text:span text:style-name="T107">Give me </text:span><text:span text:style-name="T108">a prefilled </text:span><text:span text:style-name="T107">dot points for key messages for each of the subsection below:</text:span></text:p>
      <text:p text:style-name="P176"/>
      <table:table table:name="Table2" table:style-name="Table2">
        <table:table-column table:style-name="Table2.A" table:number-columns-repeated="2"/>
        <table:table-column table:style-name="Table2.C"/>
        <table:table-row>
          <table:table-cell table:style-name="Table2.A1" office:value-type="string">
            <text:p text:style-name="P177"/>
          </table:table-cell>
          <table:table-cell table:style-name="Table2.A1" office:value-type="string">
            <text:p text:style-name="P177">Prefill these information below:</text:p>
          </table:table-cell>
          <table:table-cell table:style-name="Table2.C1" office:value-type="string">
            <text:p text:style-name="P178">Note</text:p>
          </table:table-cell>
        </table:table-row>
        <table:table-row>
          <table:table-cell table:style-name="Table2.A2" office:value-type="string">
            <text:p text:style-name="P179"><text:span text:style-name="T109">1) </text:span>Header</text:p>
          </table:table-cell>
          <table:table-cell table:style-name="Table2.A2" office:value-type="string">
            <text:p text:style-name="P180"/>
          </table:table-cell>
          <table:table-cell table:style-name="Table2.C2" office:value-type="string">
            <text:p text:style-name="P175"><text:s/></text:p>
          </table:table-cell>
        </table:table-row>
        <table:table-row>
          <table:table-cell table:style-name="Table2.A2" office:value-type="string">
            <text:p text:style-name="P175">Employer’s name</text:p>
          </table:table-cell>
          <table:table-cell table:style-name="Table2.A2" office:value-type="string">
            <text:p text:style-name="P180"/>
          </table:table-cell>
          <table:table-cell table:style-name="Table2.C2" table:number-rows-spanned="4" office:value-type="string">
            <text:p text:style-name="P175">Search on google if unknown</text:p>
          </table:table-cell>
        </table:table-row>
        <table:table-row>
          <table:table-cell table:style-name="Table2.A2" office:value-type="string">
            <text:p text:style-name="P175"><text:span text:style-name="T108">T</text:span>itle</text:p>
          </table:table-cell>
          <table:table-cell table:style-name="Table2.A2" office:value-type="string">
            <text:p text:style-name="P180"/>
          </table:table-cell>
          <table:covered-table-cell table:style-name="Table2.C2"/>
        </table:table-row>
        <table:table-row>
          <table:table-cell table:style-name="Table2.A2" office:value-type="string">
            <text:p text:style-name="P175"><text:span text:style-name="T108">C</text:span>ompany <text:span text:style-name="T108">name</text:span></text:p>
          </table:table-cell>
          <table:table-cell table:style-name="Table2.A2" office:value-type="string">
            <text:p text:style-name="P180"/>
          </table:table-cell>
          <table:covered-table-cell table:style-name="Table2.C2"/>
        </table:table-row>
        <table:table-row>
          <table:table-cell table:style-name="Table2.A2" office:value-type="string">
            <text:p text:style-name="P175"><text:span text:style-name="T108">A</text:span>ddress</text:p>
          </table:table-cell>
          <table:table-cell table:style-name="Table2.A2" office:value-type="string">
            <text:p text:style-name="P180"/>
          </table:table-cell>
          <table:covered-table-cell table:style-name="Table2.C2"/>
        </table:table-row>
        <table:table-row>
          <table:table-cell table:style-name="Table2.A2" office:value-type="string">
            <text:p text:style-name="P175"/>
          </table:table-cell>
          <table:table-cell table:style-name="Table2.A2" office:value-type="string">
            <text:p text:style-name="P180"/>
          </table:table-cell>
          <table:table-cell table:style-name="Table2.C2" office:value-type="string">
            <text:p text:style-name="P180"/>
          </table:table-cell>
        </table:table-row>
        <table:table-row>
          <table:table-cell table:style-name="Table2.A2" office:value-type="string">
            <text:p text:style-name="P175"><text:span text:style-name="T109">2) </text:span>Opening Paragraph — Why You’re Writing</text:p>
          </table:table-cell>
          <table:table-cell table:style-name="Table2.A2" office:value-type="string">
            <text:p text:style-name="P180"/>
          </table:table-cell>
          <table:table-cell table:style-name="Table2.C2" office:value-type="string">
            <text:p text:style-name="P180"/>
          </table:table-cell>
        </table:table-row>
        <table:table-row>
          <table:table-cell table:style-name="Table2.A2" office:value-type="string">
            <text:p text:style-name="P175">The position you’re applying for</text:p>
          </table:table-cell>
          <table:table-cell table:style-name="Table2.A2" office:value-type="string">
            <text:p text:style-name="P180"/>
          </table:table-cell>
          <table:table-cell table:style-name="Table2.C2" office:value-type="string">
            <text:p text:style-name="P180"/>
          </table:table-cell>
        </table:table-row>
        <table:table-row>
          <table:table-cell table:style-name="Table2.A2" office:value-type="string">
            <text:p text:style-name="P175">Where you found it </text:p>
          </table:table-cell>
          <table:table-cell table:style-name="Table2.A2" office:value-type="string">
            <text:p text:style-name="P180"/>
          </table:table-cell>
          <table:table-cell table:style-name="Table2.C2" office:value-type="string">
            <text:p text:style-name="P180"/>
          </table:table-cell>
        </table:table-row>
        <table:table-row>
          <table:table-cell table:style-name="Table2.A2" office:value-type="string">
            <text:p text:style-name="P175">A brief hook about yourself (your field, passion, or current role)</text:p>
          </table:table-cell>
          <table:table-cell table:style-name="Table2.A2" office:value-type="string">
            <text:p text:style-name="P180"/>
          </table:table-cell>
          <table:table-cell table:style-name="Table2.C2" office:value-type="string">
            <text:p text:style-name="P180"/>
          </table:table-cell>
        </table:table-row>
        <table:table-row>
          <table:table-cell table:style-name="Table2.A2" office:value-type="string">
            <text:p text:style-name="P175">A quick one-sentence reason why you’re a good fit</text:p>
          </table:table-cell>
          <table:table-cell table:style-name="Table2.A2" office:value-type="string">
            <text:p text:style-name="P180"/>
          </table:table-cell>
          <table:table-cell table:style-name="Table2.C2" office:value-type="string">
            <text:p text:style-name="P180"/>
          </table:table-cell>
        </table:table-row>
        <table:table-row>
          <table:table-cell table:style-name="Table2.A2" office:value-type="string">
            <text:p text:style-name="P175"/>
          </table:table-cell>
          <table:table-cell table:style-name="Table2.A2" office:value-type="string">
            <text:p text:style-name="P180"/>
          </table:table-cell>
          <table:table-cell table:style-name="Table2.C2" office:value-type="string">
            <text:p text:style-name="P180"/>
          </table:table-cell>
        </table:table-row>
        <table:table-row>
          <table:table-cell table:style-name="Table2.A2" office:value-type="string">
            <text:p text:style-name="P175"/>
          </table:table-cell>
          <table:table-cell table:style-name="Table2.A2" office:value-type="string">
            <text:p text:style-name="P180"/>
          </table:table-cell>
          <table:table-cell table:style-name="Table2.C2" office:value-type="string">
            <text:p text:style-name="P180"/>
          </table:table-cell>
        </table:table-row>
        <table:table-row>
          <table:table-cell table:style-name="Table2.A2" office:value-type="string">
            <text:p text:style-name="P175"/>
          </table:table-cell>
          <table:table-cell table:style-name="Table2.A2" office:value-type="string">
            <text:p text:style-name="P180"/>
          </table:table-cell>
          <table:table-cell table:style-name="Table2.C2" office:value-type="string">
            <text:p text:style-name="P180"/>
          </table:table-cell>
        </table:table-row>
        <text:soft-page-break/>
        <table:table-row>
          <table:table-cell table:style-name="Table2.A2" office:value-type="string">
            <text:p text:style-name="P175"/>
          </table:table-cell>
          <table:table-cell table:style-name="Table2.A2" office:value-type="string">
            <text:p text:style-name="P180"/>
          </table:table-cell>
          <table:table-cell table:style-name="Table2.C2" office:value-type="string">
            <text:p text:style-name="P180"/>
          </table:table-cell>
        </table:table-row>
        <table:table-row>
          <table:table-cell table:style-name="Table2.A2" office:value-type="string">
            <text:p text:style-name="P175"/>
          </table:table-cell>
          <table:table-cell table:style-name="Table2.A2" office:value-type="string">
            <text:p text:style-name="P180"/>
          </table:table-cell>
          <table:table-cell table:style-name="Table2.C2" office:value-type="string">
            <text:p text:style-name="P180"/>
          </table:table-cell>
        </table:table-row>
      </table:table>
      <text:p text:style-name="P176"/>
      <text:p text:style-name="P176"/>
      <text:p text:style-name="P176"/>
      <text:p text:style-name="P176">4. Middle Paragraph(s) — Why You’re Qualified</text:p>
      <text:p text:style-name="P176"/>
      <text:p text:style-name="P176">Show evidence that you meet the job’s requirements.</text:p>
      <text:p text:style-name="P176">Pick 2–3 of your strongest experiences or skills and link them directly to the job description. For this part, extract the job description and match how my skillset fit the criteria. Check the skillset text I uploaded.</text:p>
      <text:p text:style-name="P176"/>
      <text:p text:style-name="P176">Use specific examples like this:</text:p>
      <text:p text:style-name="P176"/>
      <text:p text:style-name="P176">“I built a Python-based recommendation engine that improved prediction accuracy by 20%.”</text:p>
      <text:p text:style-name="P176"/>
      <text:p text:style-name="P176">“During my internship at [Company], I developed an Excel VBA inventory system that automated daily reporting.”</text:p>
      <text:p text:style-name="P176"/>
      <text:p text:style-name="P176">If possible, quantify results or outcomes.</text:p>
      <text:p text:style-name="P176"/>
      <text:p text:style-name="P176">5. Final Paragraph — Why You Want Them</text:p>
      <text:p text:style-name="P176"/>
      <text:p text:style-name="P176">Show you’ve done some research and are genuinely interested:</text:p>
      <text:p text:style-name="P176"/>
      <text:p text:style-name="P176">Mention the company’s values, culture, or projects you admire.</text:p>
      <text:p text:style-name="P176"/>
      <text:p text:style-name="P176">Explain how your goals align with theirs.</text:p>
      <text:p text:style-name="P176"/>
      <text:p text:style-name="P176">Example:</text:p>
      <text:p text:style-name="P176"/>
      <text:p text:style-name="P176">I’m particularly drawn to Tata Consultancy Services’ emphasis on innovation and large-scale digital transformation, and I’m excited about the chance to apply my analytical and programming skills to real-world client projects.</text:p>
      <text:p text:style-name="P176"/>
      <text:p text:style-name="P176">If the values statement is not provided in the job description, search the company website on google for the information.</text:p>
      <text:p text:style-name="P176"/>
      <text:p text:style-name="P176"><text:s/>6. Closing</text:p>
      <text:p text:style-name="P176"/>
      <text:p text:style-name="P176">End confidently and politely:</text:p>
      <text:p text:style-name="P176"/>
      <text:p text:style-name="P176">Thank you for considering my application. I look forward to the opportunity to discuss how I can contribute to your team.</text:p>
      <text:p text:style-name="P176"/>
      <text:p text:style-name="P176">Yours sincerely,</text:p>
      <text:p text:style-name="P176">[Your Name]</text:p>
      <text:p text:style-name="P176"/>
      <text:p text:style-name="P176">✅ Bonus Tips</text:p>
      <text:p text:style-name="P176"/>
      <text:p text:style-name="P176"><text:soft-page-break/>Keep it to one page.</text:p>
      <text:p text:style-name="P176"/>
      <text:p text:style-name="P176">Use a professional, friendly tone — not too formal or robotic.</text:p>
      <text:p text:style-name="P176"/>
      <text:p text:style-name="P176">Don’t repeat your résumé line by line. Tell a story that ties everything together.</text:p>
      <text:p text:style-name="P176"/>
      <text:p text:style-name="P176">Tailor each cover letter to the specific job description. Use the "My complete skill list and full resume" as the source document to write up the cover letter. For example, if the job post is hiring for a data analyst, scan through the source document for relevant skills that fit the role of a data analyst. If I wrote in the source document "I can write very good SQL query", and the job post mentions SQL, you should definitely include this info from the source document and write it in my cover letter in a persuasive manner. </text:p>
      <text:p text:style-name="P176"/>
      <text:p text:style-name="P176">If the job post requires me to have Australian citizenship or PR. Then, let me know explicitly. I only have 485 temporary graduate visa.</text:p>
      <text:p text:style-name="P176"/>
      <text:p text:style-name="P181"/>
      <text:p text:style-name="P182">You are a professional cover letter writer. Structure the cover letter like this below:</text:p>
      <text:p text:style-name="P181"/>
      <text:p text:style-name="P181"/>
      <text:p text:style-name="P181">1. Header</text:p>
      <text:p text:style-name="P181"/>
      <text:p text:style-name="P181">Include your:</text:p>
      <text:p text:style-name="P181">Have this line at the top of every cover letter.</text:p>
      <text:p text:style-name="P181"/>
      <text:p text:style-name="P181">”Roland Luo <text:s text:c="14"/><text:tab/><text:tab/><text:tab/><text:tab/><text:tab/><text:tab/> <text:s text:c="21"/>15 December 2025</text:p>
      <text:p text:style-name="P181">roland.luo1213@gmail.com | 23 Jauncey Pl, Hillsdale NSW 2036 | 0421619749“</text:p>
      <text:p text:style-name="P181"/>
      <text:p text:style-name="P181">Employer’s name, title, company, and address (Search on google if unknown)</text:p>
      <text:p text:style-name="P181"/>
      <text:p text:style-name="P181"/>
      <text:p text:style-name="P181">2. Greeting</text:p>
      <text:p text:style-name="P181"/>
      <text:p text:style-name="P181">Address it personally if possible:</text:p>
      <text:p text:style-name="P181"/>
      <text:p text:style-name="P181">“Dear [Hiring Manager’s Name],”</text:p>
      <text:p text:style-name="P181">If unknown, use:</text:p>
      <text:p text:style-name="P181">“Dear Hiring Manager,”</text:p>
      <text:p text:style-name="P181"/>
      <text:p text:style-name="P181">Avoid “To Whom It May Concern.”</text:p>
      <text:p text:style-name="P181"/>
      <text:p text:style-name="P181"/>
      <text:p text:style-name="P181">3. Opening Paragraph — Why You’re Writing</text:p>
      <text:p text:style-name="P181"/>
      <text:p text:style-name="P181">State:</text:p>
      <text:p text:style-name="P181"/>
      <text:p text:style-name="P181">The position you’re applying for</text:p>
      <text:p text:style-name="P181"/>
      <text:p text:style-name="P181">Where you found it </text:p>
      <text:p text:style-name="P181"/>
      <text:p text:style-name="P181">A brief hook about yourself (your field, passion, or current role)</text:p>
      <text:p text:style-name="P181"/>
      <text:p text:style-name="P181">A quick one-sentence reason why you’re a good fit</text:p>
      <text:p text:style-name="P181"/>
      <text:p text:style-name="P181">4. Middle Paragraph(s) — Why You’re Qualified</text:p>
      <text:p text:style-name="P181"/>
      <text:p text:style-name="P181">Show evidence that you meet the job’s requirements.</text:p>
      <text:p text:style-name="P181">Pick 2–3 of your strongest experiences or skills and link them directly to the job description. For this part, extract the job description and match how my skillset fit the criteria. Check the skillset text I uploaded.</text:p>
      <text:p text:style-name="P181"/>
      <text:p text:style-name="P181">Use specific examples like this:</text:p>
      <text:p text:style-name="P181"/>
      <text:p text:style-name="P181">“I built a Python-based recommendation engine that improved prediction accuracy by 20%.”</text:p>
      <text:p text:style-name="P181"/>
      <text:p text:style-name="P181">“During my internship at [Company], I developed an Excel VBA inventory system that automated daily reporting.”</text:p>
      <text:p text:style-name="P181"/>
      <text:p text:style-name="P181"><text:soft-page-break/>If possible, quantify results or outcomes.</text:p>
      <text:p text:style-name="P181"/>
      <text:p text:style-name="P181">5. Final Paragraph — Why You Want Them</text:p>
      <text:p text:style-name="P181"/>
      <text:p text:style-name="P181">Show you’ve done some research and are genuinely interested:</text:p>
      <text:p text:style-name="P181"/>
      <text:p text:style-name="P181">Mention the company’s values, culture, or projects you admire.</text:p>
      <text:p text:style-name="P181"/>
      <text:p text:style-name="P181">Explain how your goals align with theirs.</text:p>
      <text:p text:style-name="P181"/>
      <text:p text:style-name="P181">Example:</text:p>
      <text:p text:style-name="P181"/>
      <text:p text:style-name="P181">I’m particularly drawn to Tata Consultancy Services’ emphasis on innovation and large-scale digital transformation, and I’m excited about the chance to apply my analytical and programming skills to real-world client projects.</text:p>
      <text:p text:style-name="P181"/>
      <text:p text:style-name="P181">If the values statement is not provided in the job description, search the company website on google for the information.</text:p>
      <text:p text:style-name="P181"/>
      <text:p text:style-name="P181"><text:s/>6. Closing</text:p>
      <text:p text:style-name="P181"/>
      <text:p text:style-name="P181">End confidently and politely:</text:p>
      <text:p text:style-name="P181"/>
      <text:p text:style-name="P181">Thank you for considering my application. I look forward to the opportunity to discuss how I can contribute to your team.</text:p>
      <text:p text:style-name="P181"/>
      <text:p text:style-name="P181">Yours sincerely,</text:p>
      <text:p text:style-name="P181">[Your Name]</text:p>
      <text:p text:style-name="P181"/>
      <text:p text:style-name="P181">✅ Bonus Tips</text:p>
      <text:p text:style-name="P181"/>
      <text:p text:style-name="P181">Keep it to one page.</text:p>
      <text:p text:style-name="P181"/>
      <text:p text:style-name="P181">Use a professional, friendly tone — not too formal or robotic.</text:p>
      <text:p text:style-name="P181"/>
      <text:p text:style-name="P181">Don’t repeat your résumé line by line. Tell a story that ties everything together.</text:p>
      <text:p text:style-name="P181"/>
      <text:p text:style-name="P181">Tailor each cover letter to the specific job description. Use the "My complete skill list and full resume" as the source document to write up the cover letter. For example, if the job post is hiring for a data analyst, scan through the source document for relevant skills that fit the role of a data analyst. If I wrote in the source document "I can write very good SQL query", and the job post mentions SQL, you should definitely include this info from the source document and write it in my cover letter in a persuasive manner. </text:p>
      <text:p text:style-name="P181"/>
      <text:p text:style-name="P181">If the job post requires me to have Australian citizenship or PR. Then, let me know explicitly. I only have 485 temporary graduate vis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Courier New" svg:font-family="'Courier New'" style:font-family-generic="system" style:font-pitch="variable"/>
    <style:font-face style:name="Exo" svg:font-family="Exo, sans-serif"/>
    <style:font-face style:name="Garamond" svg:font-family="Garamond" style:font-family-generic="roman" style:font-pitch="variable"/>
    <style:font-face style:name="Garamond1" svg:font-family="Garamond, serif"/>
    <style:font-face style:name="Garamond2" svg:font-family="Garamond, serif" style:font-family-generic="roman"/>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C" svg:font-family="'Noto Sans SC'" style:font-family-generic="system" style:font-pitch="variable"/>
    <style:font-face style:name="Noto Sans Symbols" svg:font-family="'Noto Sans Symbols'" style:font-family-generic="system" style:font-pitch="variable"/>
    <style:font-face style:name="Noto Serif SC" svg:font-family="'Noto Serif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SC"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AU" style:letter-kerning="true" style:font-name-asian="Noto Serif SC"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SC" style:font-family-asian="'Noto Sans SC'"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SC" style:font-family-asian="'Noto Serif SC'"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Default" style:family="paragraph">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SC" style:font-family-asian="'Noto Serif SC'"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SC" style:font-family-asian="'Noto Serif SC'"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position="0% 100%" style:font-name="Garamond" fo:font-family="Garamond" style:font-family-generic="roman" style:font-pitch="variable" fo:font-size="10.5pt"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text-position="0% 100%"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text-position="0% 100%"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text-position="0% 100%"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默认段落字体" style:family="text"/>
    <style:style style:name="超链接" style:family="text" style:parent-style-name="默认段落字体">
      <style:text-properties fo:color="#0563c1" loext:opacity="100%" style:text-underline-style="solid" style:text-underline-width="auto" style:text-underline-color="font-color" style:text-underline-mode="continuous" style:text-overline-mode="continuous" style:text-line-through-mode="continuou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3.493cm"/>
        </style:list-level-properties>
        <style:text-properties fo:font-family="'Noto Sans Symbols'"/>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4.763cm"/>
        </style:list-level-properties>
        <style:text-properties fo:font-family="'Courier New'"/>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6.033cm"/>
        </style:list-level-properties>
        <style:text-properties fo:font-family="'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7.303cm"/>
        </style:list-level-properties>
        <style:text-properties fo:font-family="'Noto Sans Symbols'"/>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8.573cm"/>
        </style:list-level-properties>
        <style:text-properties fo:font-family="'Courier New'"/>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9.843cm"/>
        </style:list-level-properties>
        <style:text-properties fo:font-family="'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11.113cm"/>
        </style:list-level-properties>
        <style:text-properties fo:font-family="'Noto Sans Symbols'"/>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635cm" fo:margin-left="12.383cm"/>
        </style:list-level-properties>
        <style:text-properties fo:font-family="'Courier New'"/>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3.65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499cm" fo:margin-bottom="0.499cm" fo:margin-left="0.801cm" fo:margin-right="0.8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3T16:23:00</meta:creation-date>
    <dc:date>2026-03-24T22:26:13.761761800</dc:date>
    <meta:editing-duration>P6DT3H24M9S</meta:editing-duration>
    <meta:editing-cycles>56</meta:editing-cycles>
    <meta:generator>LibreOffice/25.8.4.1$Windows_X86_64 LibreOffice_project/6ab4ab096601e7cd763971a4dad5a6c7322a1a59</meta:generator>
    <meta:initial-creator>User</meta:initial-creator>
    <meta:document-statistic meta:table-count="2" meta:image-count="0" meta:object-count="0" meta:page-count="33" meta:paragraph-count="732" meta:word-count="11050" meta:character-count="56359" meta:non-whitespace-character-count="47841"/>
  </office:meta>
</office:document-meta>
</file>